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vg:font-family="Alegreya" style:font-pitch="variable"/>
    <style:font-face style:name="Alegreya1" svg:font-family="Alegreya" style:font-adornments="Bold" style:font-pitch="variable"/>
    <style:font-face style:name="Alegreya2" svg:font-family="Alegreya" style:font-adornments="Regular" style:font-pitch="variable"/>
    <style:font-face style:name="Fira Code Light" svg:font-family="'Fira Code Light'"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rope" svg:font-family="Manrope" style:font-adornments="Bold" style:font-pitch="variable"/>
    <style:font-face style:name="Manrope ExtraLight" svg:font-family="'Manrope ExtraLight'" style:font-adornments="Bold" style:font-pitch="variable"/>
    <style:font-face style:name="Manrope ExtraLight1" svg:font-family="'Manrope ExtraLight'" style:font-adornments="ExtraLight" style:font-pitch="variable"/>
    <style:font-face style:name="Manrope ExtraLight2" svg:font-family="'Manrope ExtraLight'" style:font-adornments="Regular" style:font-pitch="variable"/>
    <style:font-face style:name="Manrope Light" svg:font-family="'Manrope Light'" style:font-adornments="Light" style:font-pitch="variable"/>
    <style:font-face style:name="Material Icons" svg:font-family="'Material Icons'" style:font-adornments="Regular"/>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cm" table:align="margins"/>
    </style:style>
    <style:style style:name="Table1.A" style:family="table-column">
      <style:table-column-properties style:column-width="0.684cm" style:rel-column-width="388*"/>
    </style:style>
    <style:style style:name="Table1.B" style:family="table-column">
      <style:table-column-properties style:column-width="10.315cm" style:rel-column-width="584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1cm" table:align="margins"/>
    </style:style>
    <style:style style:name="Table2.A" style:family="table-column">
      <style:table-column-properties style:column-width="0.993cm" style:rel-column-width="563*"/>
    </style:style>
    <style:style style:name="Table2.B" style:family="table-column">
      <style:table-column-properties style:column-width="10.007cm" style:rel-column-width="5673*"/>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1cm" table:align="margins"/>
    </style:style>
    <style:style style:name="Table3.A" style:family="table-column">
      <style:table-column-properties style:column-width="4.785cm" style:rel-column-width="2713*"/>
    </style:style>
    <style:style style:name="Table3.B" style:family="table-column">
      <style:table-column-properties style:column-width="6.214cm" style:rel-column-width="3523*"/>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1919f"/>
    </style:style>
    <style:style style:name="P2"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b875d"/>
    </style:style>
    <style:style style:name="P3" style:family="paragraph" style:parent-style-name="Header">
      <style:paragraph-properties fo:text-align="start" style:justify-single-word="false">
        <style:tab-stops>
          <style:tab-stop style:position="11cm" style:type="right"/>
        </style:tab-stops>
      </style:paragraph-properties>
      <style:text-properties officeooo:rsid="000fbbe7" officeooo:paragraph-rsid="0021919f"/>
    </style:style>
    <style:style style:name="P4" style:family="paragraph" style:parent-style-name="Footer">
      <style:text-properties officeooo:paragraph-rsid="000fbbe7"/>
    </style:style>
    <style:style style:name="P5" style:family="paragraph" style:parent-style-name="Footer">
      <style:paragraph-properties fo:text-align="end" style:justify-single-word="false"/>
    </style:style>
    <style:style style:name="P6" style:family="paragraph" style:parent-style-name="Text_20_body">
      <style:text-properties officeooo:rsid="00114eb0" officeooo:paragraph-rsid="00114eb0"/>
    </style:style>
    <style:style style:name="P7" style:family="paragraph" style:parent-style-name="Text_20_body">
      <style:text-properties officeooo:rsid="000dd75c" officeooo:paragraph-rsid="00205306"/>
    </style:style>
    <style:style style:name="P8" style:family="paragraph" style:parent-style-name="Heading_20_3">
      <style:paragraph-properties fo:break-before="page"/>
      <style:text-properties officeooo:rsid="002b875d" officeooo:paragraph-rsid="002b875d"/>
    </style:style>
    <style:style style:name="P9" style:family="paragraph" style:parent-style-name="Heading_20_3">
      <style:text-properties officeooo:paragraph-rsid="002b875d"/>
    </style:style>
    <style:style style:name="P10" style:family="paragraph" style:parent-style-name="Preformatted_20_Text">
      <style:text-properties officeooo:paragraph-rsid="002b875d"/>
    </style:style>
    <style:style style:name="P11" style:family="paragraph" style:parent-style-name="Text_20_body">
      <style:text-properties officeooo:paragraph-rsid="002b875d"/>
    </style:style>
    <style:style style:name="P12" style:family="paragraph" style:parent-style-name="Subtitle">
      <style:text-properties officeooo:rsid="00299573" officeooo:paragraph-rsid="00299573"/>
    </style:style>
    <style:style style:name="P13" style:family="paragraph" style:parent-style-name="Text_20_body">
      <style:text-properties fo:font-weight="bold" officeooo:rsid="002b875d" officeooo:paragraph-rsid="002b875d" style:font-weight-asian="bold" style:font-weight-complex="bold"/>
    </style:style>
    <style:style style:name="P14" style:family="paragraph" style:parent-style-name="Text_20_body">
      <style:text-properties officeooo:paragraph-rsid="00114eb0"/>
    </style:style>
    <style:style style:name="P15" style:family="paragraph" style:parent-style-name="Text_20_body">
      <style:text-properties style:font-name="Alegreya1" officeooo:paragraph-rsid="002b875d"/>
    </style:style>
    <style:style style:name="P16" style:family="paragraph" style:parent-style-name="Danger">
      <style:text-properties officeooo:paragraph-rsid="002e9761"/>
    </style:style>
    <style:style style:name="P17" style:family="paragraph" style:parent-style-name="Text_20_body">
      <style:text-properties officeooo:paragraph-rsid="002e9761"/>
    </style:style>
    <style:style style:name="P18"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2e9761"/>
    </style:style>
    <style:style style:name="P19" style:family="paragraph" style:parent-style-name="Info">
      <style:text-properties officeooo:rsid="00311859" officeooo:paragraph-rsid="00311859"/>
    </style:style>
    <style:style style:name="P20" style:family="paragraph" style:parent-style-name="Text_20_body">
      <style:text-properties officeooo:rsid="00311859" officeooo:paragraph-rsid="00311859"/>
    </style:style>
    <style:style style:name="P21" style:family="paragraph" style:parent-style-name="Heading_20_3">
      <style:text-properties officeooo:rsid="002e9761" officeooo:paragraph-rsid="002e9761"/>
    </style:style>
    <style:style style:name="P22" style:family="paragraph" style:parent-style-name="Text_20_body">
      <style:text-properties officeooo:rsid="002e9761" officeooo:paragraph-rsid="002e9761"/>
    </style:style>
    <style:style style:name="P23"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rsid="002e9761" officeooo:paragraph-rsid="002e9761"/>
    </style:style>
    <style:style style:name="P24" style:family="paragraph" style:parent-style-name="Info">
      <style:text-properties fo:font-style="normal" officeooo:rsid="002dd153" officeooo:paragraph-rsid="00311859" style:font-style-asian="normal" style:font-style-complex="normal"/>
    </style:style>
    <style:style style:name="P25" style:family="paragraph" style:parent-style-name="Footnote">
      <style:text-properties officeooo:rsid="003247b1" officeooo:paragraph-rsid="003247b1"/>
    </style:style>
    <style:style style:name="P26" style:family="paragraph" style:parent-style-name="Heading_20_3">
      <style:text-properties officeooo:rsid="003247b1" officeooo:paragraph-rsid="003247b1"/>
    </style:style>
    <style:style style:name="P27" style:family="paragraph" style:parent-style-name="Preformatted_20_Text">
      <style:text-properties officeooo:rsid="003247b1" officeooo:paragraph-rsid="003247b1"/>
    </style:style>
    <style:style style:name="P28" style:family="paragraph" style:parent-style-name="Text_20_body">
      <style:text-properties officeooo:rsid="003247b1" officeooo:paragraph-rsid="003247b1"/>
    </style:style>
    <style:style style:name="P29"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11859"/>
    </style:style>
    <style:style style:name="P30" style:family="paragraph" style:parent-style-name="Preformatted_20_Text">
      <style:paragraph-properties ch2_options="{'Style': 'friendly', 'Language': 'SQL', 'UseCharStyles': 0, 'LineNumberRatio': 100, 'LineNumberStart': 1, 'MasterCharStyle': '', 'ShowLineNumbers': 0, 'ColourizeBackground': 0, 'LineNumberSeparator': '  ', 'StoreOptionsWithSnippet': 1}"/>
      <style:text-properties officeooo:paragraph-rsid="00311859"/>
    </style:style>
    <style:style style:name="P31" style:family="paragraph" style:parent-style-name="Text_20_body">
      <style:text-properties officeooo:paragraph-rsid="00311859"/>
    </style:style>
    <style:style style:name="P32"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2dd153"/>
    </style:style>
    <style:style style:name="P33" style:family="paragraph" style:parent-style-name="Heading_20_3">
      <style:text-properties officeooo:paragraph-rsid="003247b1"/>
    </style:style>
    <style:style style:name="P34"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3247b1"/>
    </style:style>
    <style:style style:name="P35" style:family="paragraph" style:parent-style-name="Text_20_body">
      <style:text-properties officeooo:paragraph-rsid="003247b1"/>
    </style:style>
    <style:style style:name="P36"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style>
    <style:style style:name="P37" style:family="paragraph" style:parent-style-name="Preformatted_20_Text">
      <style:paragraph-properties ch2_options="{'Style': 'friendly', 'Language': 'SQL', 'UseCharStyles': 0, 'LineNumberRatio': 100, 'LineNumberStart': 1, 'MasterCharStyle': '', 'ShowLineNumbers': 0, 'ColourizeBackground': 0, 'LineNumberSeparator': '  ', 'StoreOptionsWithSnippet': 1}"/>
    </style:style>
    <style:style style:name="P38" style:family="paragraph" style:parent-style-name="Preformatted_20_Text">
      <style:paragraph-properties ch2_options="{'Style': 'friendly', 'Language': 'JavaScript', 'UseCharStyles': 0, 'LineNumberRatio': 100, 'LineNumberStart': 1, 'MasterCharStyle': '', 'ShowLineNumbers': 0, 'ColourizeBackground': 0, 'LineNumberSeparator': '  ', 'StoreOptionsWithSnippet': 1}"/>
    </style:style>
    <style:style style:name="P39"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style>
    <style:style style:name="P40"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style:style>
    <style:style style:name="P41"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officeooo:paragraph-rsid="00316908"/>
    </style:style>
    <style:style style:name="P42"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officeooo:paragraph-rsid="002e9761"/>
    </style:style>
    <style:style style:name="P43"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16908"/>
    </style:style>
    <style:style style:name="P44" style:family="paragraph" style:parent-style-name="Text_20_body">
      <style:text-properties officeooo:paragraph-rsid="00316908"/>
    </style:style>
    <style:style style:name="P45" style:family="paragraph" style:parent-style-name="Text_20_body">
      <style:text-properties fo:font-style="italic" officeooo:paragraph-rsid="003247b1" style:font-style-asian="italic" style:font-style-complex="italic"/>
    </style:style>
    <style:style style:name="P46" style:family="paragraph" style:parent-style-name="Title" style:master-page-name="First_20_Page">
      <style:paragraph-properties style:page-number="auto"/>
    </style:style>
    <style:style style:name="P47" style:family="paragraph" style:parent-style-name="Contents_20_2">
      <style:paragraph-properties>
        <style:tab-stops>
          <style:tab-stop style:position="10.5cm" style:type="right"/>
        </style:tab-stops>
      </style:paragraph-properties>
    </style:style>
    <style:style style:name="P48" style:family="paragraph" style:parent-style-name="Contents_20_3">
      <style:paragraph-properties>
        <style:tab-stops>
          <style:tab-stop style:position="9.999cm" style:type="right"/>
        </style:tab-stops>
      </style:paragraph-properties>
    </style:style>
    <style:style style:name="P49" style:family="paragraph" style:parent-style-name="Contents_20_4">
      <style:paragraph-properties>
        <style:tab-stops>
          <style:tab-stop style:position="9.5cm" style:type="right"/>
        </style:tab-stops>
      </style:paragraph-properties>
    </style:style>
    <style:style style:name="P50" style:family="paragraph" style:parent-style-name="Danger">
      <style:text-properties officeooo:paragraph-rsid="003a5c23"/>
    </style:style>
    <style:style style:name="P51" style:family="paragraph" style:parent-style-name="Danger">
      <style:text-properties officeooo:rsid="003b4494" officeooo:paragraph-rsid="003b4494"/>
    </style:style>
    <style:style style:name="P52" style:family="paragraph" style:parent-style-name="Heading_20_1" style:master-page-name="Standard">
      <style:paragraph-properties style:page-number="1" fo:break-before="page"/>
      <style:text-properties officeooo:rsid="000d06fd" officeooo:paragraph-rsid="000d06fd"/>
    </style:style>
    <style:style style:name="P53" style:family="paragraph" style:parent-style-name="Heading_20_1">
      <style:text-properties officeooo:rsid="000dd75c" officeooo:paragraph-rsid="000dd75c"/>
    </style:style>
    <style:style style:name="P54" style:family="paragraph" style:parent-style-name="Heading_20_1">
      <style:text-properties officeooo:rsid="002b875d" officeooo:paragraph-rsid="002b875d"/>
    </style:style>
    <style:style style:name="P55" style:family="paragraph" style:parent-style-name="Heading_20_1">
      <style:text-properties officeooo:rsid="00311859" officeooo:paragraph-rsid="00311859"/>
    </style:style>
    <style:style style:name="P56" style:family="paragraph" style:parent-style-name="Heading_20_1">
      <style:text-properties officeooo:rsid="003b9563" officeooo:paragraph-rsid="003b9563"/>
    </style:style>
    <style:style style:name="P57" style:family="paragraph" style:parent-style-name="Heading_20_2">
      <style:text-properties officeooo:rsid="002b875d" officeooo:paragraph-rsid="002b875d"/>
    </style:style>
    <style:style style:name="P58" style:family="paragraph" style:parent-style-name="Heading_20_2">
      <style:text-properties officeooo:rsid="002e9761" officeooo:paragraph-rsid="002e9761"/>
    </style:style>
    <style:style style:name="P59" style:family="paragraph" style:parent-style-name="Heading_20_2">
      <style:text-properties officeooo:rsid="003247b1" officeooo:paragraph-rsid="003247b1"/>
    </style:style>
    <style:style style:name="P60" style:family="paragraph" style:parent-style-name="Heading_20_2">
      <style:text-properties officeooo:rsid="0038a011" officeooo:paragraph-rsid="0038a011"/>
    </style:style>
    <style:style style:name="P61" style:family="paragraph" style:parent-style-name="Heading_20_2">
      <style:paragraph-properties fo:break-before="page"/>
      <style:text-properties officeooo:rsid="0038a011" officeooo:paragraph-rsid="0038a011"/>
    </style:style>
    <style:style style:name="P62" style:family="paragraph" style:parent-style-name="Heading_20_2">
      <style:paragraph-properties fo:break-before="page"/>
      <style:text-properties officeooo:paragraph-rsid="0038a011"/>
    </style:style>
    <style:style style:name="P63" style:family="paragraph" style:parent-style-name="Heading_20_2">
      <style:text-properties officeooo:rsid="003a5c23" officeooo:paragraph-rsid="003a5c23"/>
    </style:style>
    <style:style style:name="P64" style:family="paragraph" style:parent-style-name="Heading_20_2">
      <style:paragraph-properties fo:break-before="page"/>
      <style:text-properties officeooo:rsid="003a5c23" officeooo:paragraph-rsid="003a5c23"/>
    </style:style>
    <style:style style:name="P65" style:family="paragraph" style:parent-style-name="Heading_20_2">
      <style:paragraph-properties fo:break-before="page"/>
      <style:text-properties officeooo:rsid="003b4494" officeooo:paragraph-rsid="003b4494"/>
    </style:style>
    <style:style style:name="P66" style:family="paragraph" style:parent-style-name="Heading_20_2">
      <style:text-properties officeooo:rsid="003b9563" officeooo:paragraph-rsid="003b9563"/>
    </style:style>
    <style:style style:name="P67" style:family="paragraph" style:parent-style-name="Heading_20_2">
      <style:paragraph-properties fo:break-before="page"/>
      <style:text-properties officeooo:paragraph-rsid="003b9563"/>
    </style:style>
    <style:style style:name="P68" style:family="paragraph" style:parent-style-name="Heading_20_3">
      <style:paragraph-properties fo:break-before="page"/>
      <style:text-properties officeooo:rsid="002dd153" officeooo:paragraph-rsid="002dd153"/>
    </style:style>
    <style:style style:name="P69" style:family="paragraph" style:parent-style-name="Heading_20_3">
      <style:paragraph-properties fo:break-before="page"/>
    </style:style>
    <style:style style:name="P70" style:family="paragraph" style:parent-style-name="Heading_20_3">
      <style:paragraph-properties fo:break-before="page"/>
      <style:text-properties officeooo:rsid="0036f03b" officeooo:paragraph-rsid="0036f03b"/>
    </style:style>
    <style:style style:name="P71" style:family="paragraph" style:parent-style-name="Heading_20_3">
      <style:text-properties officeooo:rsid="0036f03b" officeooo:paragraph-rsid="0038a011"/>
    </style:style>
    <style:style style:name="P72" style:family="paragraph" style:parent-style-name="Heading_20_3">
      <style:text-properties officeooo:rsid="0038a011" officeooo:paragraph-rsid="0038a011"/>
    </style:style>
    <style:style style:name="P73" style:family="paragraph" style:parent-style-name="Heading_20_3">
      <style:text-properties officeooo:paragraph-rsid="0038a011"/>
    </style:style>
    <style:style style:name="P74" style:family="paragraph" style:parent-style-name="Heading_20_3">
      <style:paragraph-properties fo:break-before="page"/>
      <style:text-properties officeooo:paragraph-rsid="0038a011"/>
    </style:style>
    <style:style style:name="P75" style:family="paragraph" style:parent-style-name="Heading_20_3">
      <style:text-properties officeooo:paragraph-rsid="003a5c23"/>
    </style:style>
    <style:style style:name="P76" style:family="paragraph" style:parent-style-name="Heading_20_3">
      <style:paragraph-properties fo:break-before="page"/>
      <style:text-properties officeooo:paragraph-rsid="003a5c23"/>
    </style:style>
    <style:style style:name="P77" style:family="paragraph" style:parent-style-name="Heading_20_3">
      <style:text-properties officeooo:rsid="003a5c23" officeooo:paragraph-rsid="003a5c23"/>
    </style:style>
    <style:style style:name="P78" style:family="paragraph" style:parent-style-name="Heading_20_3">
      <style:text-properties officeooo:rsid="003b9563" officeooo:paragraph-rsid="003b9563"/>
    </style:style>
    <style:style style:name="P79" style:family="paragraph" style:parent-style-name="Heading_20_4">
      <style:text-properties officeooo:rsid="003247b1" officeooo:paragraph-rsid="003247b1"/>
    </style:style>
    <style:style style:name="P80" style:family="paragraph" style:parent-style-name="Heading_20_4">
      <style:paragraph-properties fo:break-before="page"/>
    </style:style>
    <style:style style:name="P81" style:family="paragraph" style:parent-style-name="Heading_20_4">
      <style:text-properties officeooo:rsid="0036f03b" officeooo:paragraph-rsid="0036f03b"/>
    </style:style>
    <style:style style:name="P82" style:family="paragraph" style:parent-style-name="Index_20_Level_20_1">
      <style:paragraph-properties>
        <style:tab-stops>
          <style:tab-stop style:position="11cm" style:type="right"/>
        </style:tab-stops>
      </style:paragraph-properties>
    </style:style>
    <style:style style:name="P83" style:family="paragraph" style:parent-style-name="Info">
      <style:text-properties officeooo:rsid="003654ea" officeooo:paragraph-rsid="003654ea"/>
    </style:style>
    <style:style style:name="P84"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color="#60a0b0" loext:opacity="100%" fo:language="zxx" fo:country="none" fo:font-style="italic" style:text-underline-style="none" fo:font-weight="normal" officeooo:paragraph-rsid="00316908"/>
    </style:style>
    <style:style style:name="P85" style:family="paragraph" style:parent-style-name="Preformatted_20_Text">
      <style:text-properties fo:font-style="normal" officeooo:rsid="003247b1" officeooo:paragraph-rsid="003247b1" style:font-style-asian="normal" style:font-style-complex="normal"/>
    </style:style>
    <style:style style:name="P86" style:family="paragraph" style:parent-style-name="Preformatted_20_Text">
      <style:text-properties officeooo:paragraph-rsid="0032f24f"/>
    </style:style>
    <style:style style:name="P87"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style>
    <style:style style:name="P88"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style:style>
    <style:style style:name="P89"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language="zxx" fo:country="none"/>
    </style:style>
    <style:style style:name="P90"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language="zxx" fo:country="none" officeooo:paragraph-rsid="003a5c23"/>
    </style:style>
    <style:style style:name="P91"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38a011"/>
    </style:style>
    <style:style style:name="P92"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rsid="0038a011" officeooo:paragraph-rsid="0038a011"/>
    </style:style>
    <style:style style:name="P93"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2e9761"/>
    </style:style>
    <style:style style:name="P94" style:family="paragraph" style:parent-style-name="Preformatted_20_Text">
      <style:paragraph-properties ch2_options="{'Style': 'friendly', 'Language': 'SQL', 'UseCharStyles': 0, 'LineNumberRatio': 100, 'LineNumberStart': 1, 'MasterCharStyle': '', 'ShowLineNumbers': 0, 'ColourizeBackground': 0, 'LineNumberSeparator': '  ', 'StoreOptionsWithSnippet': 1}" fo:break-before="page"/>
      <style:text-properties officeooo:rsid="00311859" officeooo:paragraph-rsid="00311859"/>
    </style:style>
    <style:style style:name="P95"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style:style>
    <style:style style:name="P96"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officeooo:rsid="0038a011" officeooo:paragraph-rsid="0038a011"/>
    </style:style>
    <style:style style:name="P97"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officeooo:rsid="0038a011" officeooo:paragraph-rsid="003a5c23"/>
    </style:style>
    <style:style style:name="P98"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officeooo:paragraph-rsid="003a5c23"/>
    </style:style>
    <style:style style:name="P99"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rsid="002e9761" officeooo:paragraph-rsid="003a5c23"/>
    </style:style>
    <style:style style:name="P100"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rsid="002e9761" officeooo:paragraph-rsid="003b9563"/>
    </style:style>
    <style:style style:name="P101"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a5c23"/>
    </style:style>
    <style:style style:name="P102" style:family="paragraph" style:parent-style-name="Preformatted_20_Text">
      <style:text-properties officeooo:paragraph-rsid="003b4494"/>
    </style:style>
    <style:style style:name="P103"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officeooo:paragraph-rsid="003b9563"/>
    </style:style>
    <style:style style:name="P104"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41dee6"/>
    </style:style>
    <style:style style:name="P105" style:family="paragraph" style:parent-style-name="Preformatted_20_Text">
      <style:paragraph-properties ch2_options="{'Style': 'friendly', 'Language': 'JSON', 'UseCharStyles': 0, 'LineNumberRatio': 100, 'LineNumberStart': 1, 'MasterCharStyle': '', 'ShowLineNumbers': 0, 'ColourizeBackground': 0, 'LineNumberSeparator': '  ', 'StoreOptionsWithSnippet': 1}"/>
      <style:text-properties officeooo:paragraph-rsid="002dd153"/>
    </style:style>
    <style:style style:name="P106" style:family="paragraph" style:parent-style-name="Table_20_Contents">
      <style:paragraph-properties fo:text-align="justify" style:justify-single-word="false"/>
      <style:text-properties officeooo:rsid="003b9563" officeooo:paragraph-rsid="003b9563"/>
    </style:style>
    <style:style style:name="P107" style:family="paragraph" style:parent-style-name="Table_20_Contents">
      <style:paragraph-properties fo:text-align="end" style:justify-single-word="false"/>
      <style:text-properties officeooo:rsid="003b9563" officeooo:paragraph-rsid="003b9563"/>
    </style:style>
    <style:style style:name="P108" style:family="paragraph" style:parent-style-name="Table_20_Contents">
      <style:paragraph-properties fo:text-align="center" style:justify-single-word="false"/>
      <style:text-properties fo:font-weight="bold" officeooo:rsid="003b9563" officeooo:paragraph-rsid="003b9563" style:font-weight-asian="bold" style:font-weight-complex="bold"/>
    </style:style>
    <style:style style:name="P109" style:family="paragraph" style:parent-style-name="Table_20_Contents">
      <style:paragraph-properties fo:text-align="justify" style:justify-single-word="false"/>
      <style:text-properties fo:font-weight="bold" officeooo:rsid="003b9563" officeooo:paragraph-rsid="003b9563" style:font-weight-asian="bold" style:font-weight-complex="bold"/>
    </style:style>
    <style:style style:name="P110" style:family="paragraph" style:parent-style-name="Table_20_Contents">
      <style:paragraph-properties fo:text-align="end" style:justify-single-word="false"/>
      <style:text-properties fo:font-weight="bold" officeooo:rsid="003b9563" officeooo:paragraph-rsid="003b9563" style:font-weight-asian="bold" style:font-weight-complex="bold"/>
    </style:style>
    <style:style style:name="P111" style:family="paragraph" style:parent-style-name="Table_20_Contents">
      <style:paragraph-properties fo:text-align="end" style:justify-single-word="false"/>
    </style:style>
    <style:style style:name="P112" style:family="paragraph" style:parent-style-name="Text_20_body" style:list-style-name="">
      <style:text-properties officeooo:rsid="000d06fd" officeooo:paragraph-rsid="000d06fd"/>
    </style:style>
    <style:style style:name="P113" style:family="paragraph" style:parent-style-name="Text_20_body">
      <style:text-properties officeooo:rsid="003654ea" officeooo:paragraph-rsid="003654ea"/>
    </style:style>
    <style:style style:name="P114" style:family="paragraph" style:parent-style-name="Text_20_body">
      <style:text-properties fo:font-style="italic" style:font-style-asian="italic" style:font-style-complex="italic"/>
    </style:style>
    <style:style style:name="P115" style:family="paragraph" style:parent-style-name="Text_20_body">
      <style:text-properties fo:font-style="italic" officeooo:rsid="0038a011" officeooo:paragraph-rsid="0038a011" style:font-style-asian="italic" style:font-style-complex="italic"/>
    </style:style>
    <style:style style:name="P116" style:family="paragraph" style:parent-style-name="Text_20_body">
      <style:text-properties fo:font-style="italic" officeooo:rsid="003b9563" officeooo:paragraph-rsid="003b9563" style:font-style-asian="italic" style:font-style-complex="italic"/>
    </style:style>
    <style:style style:name="P117" style:family="paragraph" style:parent-style-name="Text_20_body">
      <style:text-properties fo:font-style="normal" officeooo:rsid="0036f03b" officeooo:paragraph-rsid="0036f03b" style:font-style-asian="normal" style:font-style-complex="normal"/>
    </style:style>
    <style:style style:name="P118" style:family="paragraph" style:parent-style-name="Text_20_body">
      <style:text-properties officeooo:rsid="0036f03b" officeooo:paragraph-rsid="0036f03b"/>
    </style:style>
    <style:style style:name="P119" style:family="paragraph" style:parent-style-name="Text_20_body">
      <style:text-properties officeooo:rsid="0036f03b" officeooo:paragraph-rsid="0038a011"/>
    </style:style>
    <style:style style:name="P120" style:family="paragraph" style:parent-style-name="Text_20_body">
      <style:text-properties officeooo:paragraph-rsid="0036f03b"/>
    </style:style>
    <style:style style:name="P121" style:family="paragraph" style:parent-style-name="Text_20_body">
      <style:text-properties officeooo:rsid="0038a011" officeooo:paragraph-rsid="0038a011"/>
    </style:style>
    <style:style style:name="P122" style:family="paragraph" style:parent-style-name="Text_20_body">
      <style:text-properties officeooo:paragraph-rsid="0038a011"/>
    </style:style>
    <style:style style:name="P123" style:family="paragraph" style:parent-style-name="Text_20_body">
      <style:text-properties officeooo:rsid="003247b1" officeooo:paragraph-rsid="0038a011"/>
    </style:style>
    <style:style style:name="P124" style:family="paragraph">
      <style:text-properties fo:language="zxx" fo:country="none"/>
    </style:style>
    <style:style style:name="P125" style:family="paragraph" style:parent-style-name="Text_20_body">
      <style:text-properties fo:language="zxx" fo:country="none" officeooo:paragraph-rsid="003a5c23"/>
    </style:style>
    <style:style style:name="P126" style:family="paragraph" style:parent-style-name="Text_20_body">
      <style:text-properties officeooo:rsid="00311859" officeooo:paragraph-rsid="00311859"/>
    </style:style>
    <style:style style:name="P127" style:family="paragraph" style:parent-style-name="Text_20_body">
      <style:text-properties officeooo:rsid="003a5c23" officeooo:paragraph-rsid="003a5c23"/>
    </style:style>
    <style:style style:name="P128" style:family="paragraph" style:parent-style-name="Text_20_body">
      <style:text-properties officeooo:rsid="003a5c23" officeooo:paragraph-rsid="00431390"/>
    </style:style>
    <style:style style:name="P129" style:family="paragraph" style:parent-style-name="Text_20_body">
      <style:text-properties officeooo:paragraph-rsid="003a5c23"/>
    </style:style>
    <style:style style:name="P130" style:family="paragraph" style:parent-style-name="Text_20_body">
      <style:text-properties officeooo:rsid="003b4494" officeooo:paragraph-rsid="003b4494"/>
    </style:style>
    <style:style style:name="P131" style:family="paragraph" style:parent-style-name="Text_20_body">
      <style:text-properties officeooo:paragraph-rsid="003b4494"/>
    </style:style>
    <style:style style:name="P132" style:family="paragraph" style:parent-style-name="Text_20_body">
      <style:text-properties officeooo:rsid="003b9563" officeooo:paragraph-rsid="003b9563"/>
    </style:style>
    <style:style style:name="P133" style:family="paragraph" style:parent-style-name="Text_20_body">
      <style:text-properties officeooo:paragraph-rsid="000dd75c"/>
    </style:style>
    <style:style style:name="P134" style:family="paragraph" style:parent-style-name="Text_20_body">
      <style:paragraph-properties fo:break-before="page"/>
      <style:text-properties officeooo:paragraph-rsid="000dd75c"/>
    </style:style>
    <style:style style:name="P135" style:family="paragraph" style:parent-style-name="Text_20_body">
      <style:text-properties officeooo:rsid="00114eb0" officeooo:paragraph-rsid="00114eb0"/>
    </style:style>
    <style:style style:name="P136" style:family="paragraph" style:parent-style-name="Text_20_body">
      <style:text-properties officeooo:rsid="00114eb0" officeooo:paragraph-rsid="0041dee6"/>
    </style:style>
    <style:style style:name="P137" style:family="paragraph" style:parent-style-name="Text_20_body">
      <style:paragraph-properties fo:text-align="center" style:justify-single-word="false"/>
      <style:text-properties officeooo:paragraph-rsid="004058fe"/>
    </style:style>
    <style:style style:name="P138" style:family="paragraph" style:parent-style-name="Text_20_body">
      <style:text-properties officeooo:paragraph-rsid="0041dee6"/>
    </style:style>
    <style:style style:name="P139" style:family="paragraph" style:parent-style-name="Text_20_body" style:list-style-name="L3">
      <style:paragraph-properties fo:margin-top="0cm" fo:margin-bottom="0cm" style:contextual-spacing="false"/>
    </style:style>
    <style:style style:name="P140" style:family="paragraph" style:parent-style-name="Text_20_body" style:list-style-name="L3">
      <style:paragraph-properties fo:margin-top="0cm" fo:margin-bottom="0cm" style:contextual-spacing="false"/>
      <style:text-properties officeooo:paragraph-rsid="0041dee6"/>
    </style:style>
    <style:style style:name="P141" style:family="paragraph" style:parent-style-name="Text_20_body" style:list-style-name="L4"/>
    <style:style style:name="P142" style:family="paragraph" style:parent-style-name="Text_20_body" style:list-style-name="L4">
      <style:paragraph-properties fo:margin-top="0cm" fo:margin-bottom="0cm" style:contextual-spacing="false"/>
    </style:style>
    <style:style style:name="P143" style:family="paragraph" style:parent-style-name="Warning" style:list-style-name="Bullet_20__f525_"/>
    <style:style style:name="P144" style:family="paragraph" style:parent-style-name="Warning" style:list-style-name="Bullet_20__f525_">
      <style:text-properties officeooo:paragraph-rsid="003247b1"/>
    </style:style>
    <style:style style:name="P145" style:family="paragraph" style:parent-style-name="Warning">
      <style:text-properties officeooo:rsid="0036f03b" officeooo:paragraph-rsid="0036f03b"/>
    </style:style>
    <style:style style:name="P146" style:family="paragraph" style:parent-style-name="Warning">
      <style:text-properties officeooo:rsid="0036f03b" officeooo:paragraph-rsid="0038a011"/>
    </style:style>
    <style:style style:name="P147" style:family="paragraph" style:parent-style-name="Warning">
      <style:text-properties officeooo:rsid="0038a011" officeooo:paragraph-rsid="0038a011"/>
    </style:style>
    <style:style style:name="P148" style:family="paragraph" style:parent-style-name="Warning">
      <style:text-properties officeooo:rsid="003a5c23" officeooo:paragraph-rsid="003a5c23"/>
    </style:style>
    <style:style style:name="T1" style:family="text">
      <style:text-properties officeooo:rsid="0021919f"/>
    </style:style>
    <style:style style:name="T2" style:family="text">
      <style:text-properties officeooo:rsid="002b875d"/>
    </style:style>
    <style:style style:name="T3" style:family="text">
      <style:text-properties fo:font-style="italic" style:font-style-asian="italic" style:font-style-complex="italic"/>
    </style:style>
    <style:style style:name="T4" style:family="text">
      <style:text-properties fo:font-style="italic" officeooo:rsid="002b875d" style:font-style-asian="italic" style:font-style-complex="italic"/>
    </style:style>
    <style:style style:name="T5" style:family="text">
      <style:text-properties fo:font-style="italic" officeooo:rsid="002e9761" style:font-style-asian="italic" style:font-style-complex="italic"/>
    </style:style>
    <style:style style:name="T6" style:family="text">
      <style:text-properties fo:font-style="italic" officeooo:rsid="0036f03b" style:font-style-asian="italic" style:font-style-complex="italic"/>
    </style:style>
    <style:style style:name="T7" style:family="text">
      <style:text-properties fo:font-style="italic" officeooo:rsid="0038a011" style:font-style-asian="italic" style:font-style-complex="italic"/>
    </style:style>
    <style:style style:name="T8" style:family="text">
      <style:text-properties fo:font-style="italic" officeooo:rsid="003a5c23" style:font-style-asian="italic" style:font-style-complex="italic"/>
    </style:style>
    <style:style style:name="T9" style:family="text">
      <style:text-properties fo:font-style="italic" officeooo:rsid="0041dee6" style:font-style-asian="italic" style:font-style-complex="italic"/>
    </style:style>
    <style:style style:name="T10" style:family="text">
      <style:text-properties fo:font-style="italic" officeooo:rsid="00431390" style:font-style-asian="italic" style:font-style-complex="italic"/>
    </style:style>
    <style:style style:name="T11" style:family="text">
      <style:text-properties fo:font-style="italic" officeooo:rsid="002dd153"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66546" style:font-style-asian="normal" style:font-style-complex="normal"/>
    </style:style>
    <style:style style:name="T14" style:family="text">
      <style:text-properties fo:font-style="normal" officeooo:rsid="002b875d" style:font-style-asian="normal" style:font-style-complex="normal"/>
    </style:style>
    <style:style style:name="T15" style:family="text">
      <style:text-properties fo:font-style="normal" officeooo:rsid="002dd153" style:font-style-asian="normal" style:font-style-complex="normal"/>
    </style:style>
    <style:style style:name="T16" style:family="text">
      <style:text-properties fo:font-style="normal" officeooo:rsid="003247b1" style:font-style-asian="normal" style:font-style-complex="normal"/>
    </style:style>
    <style:style style:name="T17" style:family="text">
      <style:text-properties fo:font-style="normal" officeooo:rsid="003654ea" style:font-style-asian="normal" style:font-style-complex="normal"/>
    </style:style>
    <style:style style:name="T18" style:family="text">
      <style:text-properties fo:font-style="normal" officeooo:rsid="0036f03b" style:font-style-asian="normal" style:font-style-complex="normal"/>
    </style:style>
    <style:style style:name="T19" style:family="text">
      <style:text-properties fo:font-style="normal" officeooo:rsid="0038a011" style:font-style-asian="normal" style:font-style-complex="normal"/>
    </style:style>
    <style:style style:name="T20" style:family="text">
      <style:text-properties fo:font-style="normal" officeooo:rsid="003b4494" style:font-style-asian="normal" style:font-style-complex="normal"/>
    </style:style>
    <style:style style:name="T21" style:family="text">
      <style:text-properties fo:font-style="normal" officeooo:rsid="0041dee6" style:font-style-asian="normal" style:font-style-complex="normal"/>
    </style:style>
    <style:style style:name="T22" style:family="text">
      <style:text-properties fo:font-style="normal" officeooo:rsid="00431390"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3654ea"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3654ea" style:font-style-asian="normal" style:font-weight-asian="normal" style:font-style-complex="normal" style:font-weight-complex="normal"/>
    </style:style>
    <style:style style:name="T27" style:family="text">
      <style:text-properties fo:font-style="normal" fo:font-weight="normal" officeooo:rsid="0036f03b" style:font-style-asian="normal" style:font-weight-asian="normal" style:font-style-complex="normal" style:font-weight-complex="normal"/>
    </style:style>
    <style:style style:name="T28" style:family="text">
      <style:text-properties officeooo:rsid="00266546"/>
    </style:style>
    <style:style style:name="T29" style:family="text">
      <style:text-properties style:font-name="Alegreya1"/>
    </style:style>
    <style:style style:name="T30" style:family="text">
      <style:text-properties style:font-name="Alegreya1" fo:font-style="normal" style:font-style-asian="normal" style:font-style-complex="normal"/>
    </style:style>
    <style:style style:name="T31" style:family="text">
      <style:text-properties style:font-name="Alegreya1" fo:font-style="normal" officeooo:rsid="002b875d" style:font-style-asian="normal" style:font-style-complex="normal"/>
    </style:style>
    <style:style style:name="T32" style:family="text">
      <style:text-properties style:font-name="Alegreya1" fo:font-style="normal" officeooo:rsid="0041dee6" style:font-style-asian="normal" style:font-style-complex="normal"/>
    </style:style>
    <style:style style:name="T33" style:family="text">
      <style:text-properties style:font-name="Alegreya1" fo:font-style="normal" officeooo:rsid="00431390" style:font-style-asian="normal" style:font-style-complex="normal"/>
    </style:style>
    <style:style style:name="T34" style:family="text">
      <style:text-properties style:font-name="Alegreya1" fo:font-style="italic" style:font-style-asian="italic" style:font-style-complex="italic"/>
    </style:style>
    <style:style style:name="T35" style:family="text">
      <style:text-properties style:font-name="Alegreya1" fo:font-style="italic" officeooo:rsid="002b875d" style:font-style-asian="italic" style:font-style-complex="italic"/>
    </style:style>
    <style:style style:name="T36" style:family="text">
      <style:text-properties style:font-name="Alegreya1" officeooo:rsid="002b875d"/>
    </style:style>
    <style:style style:name="T37" style:family="text">
      <style:text-properties style:font-name="Alegreya1" officeooo:rsid="0041dee6"/>
    </style:style>
    <style:style style:name="T38" style:family="text">
      <style:text-properties officeooo:rsid="002dd153"/>
    </style:style>
    <style:style style:name="T39" style:family="text">
      <style:text-properties style:font-name="Alegreya"/>
    </style:style>
    <style:style style:name="T40" style:family="text">
      <style:text-properties style:font-name="Alegreya" fo:font-style="italic" style:font-style-asian="italic" style:font-style-complex="italic"/>
    </style:style>
    <style:style style:name="T41" style:family="text">
      <style:text-properties style:font-name="Alegreya" fo:font-style="italic" officeooo:rsid="003654ea" style:font-style-asian="italic" style:font-style-complex="italic"/>
    </style:style>
    <style:style style:name="T42" style:family="text">
      <style:text-properties style:font-name="Alegreya" fo:font-style="italic" fo:font-weight="normal" style:font-style-asian="italic" style:font-weight-asian="normal" style:font-style-complex="italic" style:font-weight-complex="normal"/>
    </style:style>
    <style:style style:name="T43" style:family="text">
      <style:text-properties style:font-name="Alegreya" fo:font-weight="normal" style:font-weight-asian="normal" style:font-weight-complex="normal"/>
    </style:style>
    <style:style style:name="T44" style:family="text">
      <style:text-properties style:font-name="Alegreya" fo:font-style="normal" fo:font-weight="normal" style:font-style-asian="normal" style:font-weight-asian="normal" style:font-style-complex="normal" style:font-weight-complex="normal"/>
    </style:style>
    <style:style style:name="T45" style:family="text">
      <style:text-properties style:font-name="Alegreya" fo:font-style="normal" officeooo:rsid="003654ea" style:font-style-asian="normal" style:font-style-complex="normal"/>
    </style:style>
    <style:style style:name="T46" style:family="text">
      <style:text-properties style:font-name="Alegreya" officeooo:rsid="003654ea"/>
    </style:style>
    <style:style style:name="T47" style:family="text">
      <style:text-properties style:font-name="Alegreya" officeooo:rsid="00431390"/>
    </style:style>
    <style:style style:name="T48" style:family="text">
      <style:text-properties fo:font-weight="bold" style:font-weight-asian="bold" style:font-weight-complex="bold"/>
    </style:style>
    <style:style style:name="T49" style:family="text">
      <style:text-properties fo:font-weight="bold" officeooo:rsid="002b875d" style:font-weight-asian="bold" style:font-weight-complex="bold"/>
    </style:style>
    <style:style style:name="T50" style:family="text">
      <style:text-properties officeooo:rsid="002e9761"/>
    </style:style>
    <style:style style:name="T51" style:family="text">
      <style:text-properties fo:language="zxx" fo:country="none"/>
    </style:style>
    <style:style style:name="T52" style:family="text">
      <style:text-properties fo:language="zxx" fo:country="none" officeooo:rsid="003a5c23"/>
    </style:style>
    <style:style style:name="T53" style:family="text">
      <style:text-properties fo:language="zxx" fo:country="none" fo:font-style="italic" officeooo:rsid="003a5c23" style:font-style-asian="italic" style:font-style-complex="italic"/>
    </style:style>
    <style:style style:name="T54" style:family="text">
      <style:text-properties fo:language="zxx" fo:country="none" fo:font-style="normal" officeooo:rsid="003a5c23" style:font-style-asian="normal" style:font-style-complex="normal"/>
    </style:style>
    <style:style style:name="T55" style:family="text">
      <style:text-properties officeooo:rsid="00316908"/>
    </style:style>
    <style:style style:name="T56" style:family="text">
      <style:text-properties fo:color="#4070a0" loext:opacity="100%" fo:language="zxx" fo:country="none" fo:font-style="normal" style:text-underline-style="none" fo:font-weight="normal"/>
    </style:style>
    <style:style style:name="T57" style:family="text">
      <style:text-properties fo:color="#4070a0" loext:opacity="100%" fo:language="zxx" fo:country="none" fo:font-style="normal" style:text-underline-style="none" fo:font-weight="normal" style:font-style-asian="normal" style:font-style-complex="normal"/>
    </style:style>
    <style:style style:name="T58" style:family="text">
      <style:text-properties fo:color="#4070a0" loext:opacity="100%" fo:font-style="normal" style:text-underline-style="none" fo:font-weight="normal"/>
    </style:style>
    <style:style style:name="T59" style:family="text">
      <style:text-properties fo:color="#4070a0" loext:opacity="100%" fo:font-style="normal" style:text-underline-style="none" fo:font-weight="normal" officeooo:rsid="003a5c23"/>
    </style:style>
    <style:style style:name="T60" style:family="text">
      <style:text-properties fo:font-weight="normal" style:font-weight-asian="normal" style:font-weight-complex="normal"/>
    </style:style>
    <style:style style:name="T61" style:family="text">
      <style:text-properties fo:font-weight="normal" officeooo:rsid="003654ea" style:font-weight-asian="normal" style:font-weight-complex="normal"/>
    </style:style>
    <style:style style:name="T62" style:family="text">
      <style:text-properties fo:font-weight="normal" officeooo:rsid="0036f03b" style:font-weight-asian="normal" style:font-weight-complex="normal"/>
    </style:style>
    <style:style style:name="T63" style:family="text">
      <style:text-properties fo:color="#bbbbbb" loext:opacity="100%" fo:font-style="normal" style:text-underline-style="none" fo:font-weight="normal"/>
    </style:style>
    <style:style style:name="T64" style:family="text">
      <style:text-properties fo:color="#bbbbbb" loext:opacity="100%" fo:font-style="normal" style:text-underline-style="none" fo:font-weight="normal" officeooo:rsid="00316908"/>
    </style:style>
    <style:style style:name="T65" style:family="text">
      <style:text-properties fo:color="#bbbbbb" loext:opacity="100%" fo:font-style="normal" style:text-underline-style="none" fo:font-weight="normal" officeooo:rsid="0038a011"/>
    </style:style>
    <style:style style:name="T66" style:family="text">
      <style:text-properties fo:color="#bbbbbb" loext:opacity="100%" fo:font-style="normal" style:text-underline-style="none" fo:font-weight="normal" officeooo:rsid="003a5c23" style:font-style-asian="normal" style:font-style-complex="normal"/>
    </style:style>
    <style:style style:name="T67" style:family="text">
      <style:text-properties fo:color="#bbbbbb" loext:opacity="100%" fo:font-style="normal" style:text-underline-style="none" fo:font-weight="normal" officeooo:rsid="003a5c23"/>
    </style:style>
    <style:style style:name="T68" style:family="text">
      <style:text-properties fo:color="#bbbbbb" loext:opacity="100%" fo:language="zxx" fo:country="none" fo:font-style="normal" style:text-underline-style="none" fo:font-weight="normal"/>
    </style:style>
    <style:style style:name="T69" style:family="text">
      <style:text-properties fo:color="#bbbbbb" loext:opacity="100%" fo:language="zxx" fo:country="none" fo:font-style="normal" style:text-underline-style="none" fo:font-weight="normal" style:font-style-asian="normal" style:font-style-complex="normal"/>
    </style:style>
    <style:style style:name="T70" style:family="text">
      <style:text-properties fo:color="#bbbbbb" loext:opacity="100%" fo:language="zxx" fo:country="none" fo:font-style="normal" style:text-underline-style="none" fo:font-weight="normal" officeooo:rsid="002e9761" style:font-style-asian="normal" style:font-style-complex="normal"/>
    </style:style>
    <style:style style:name="T71" style:family="text">
      <style:text-properties fo:color="#bbbbbb" loext:opacity="100%" fo:language="zxx" fo:country="none" fo:font-style="normal" style:text-underline-style="none" fo:font-weight="normal" officeooo:rsid="003a5c23" style:font-style-asian="normal" style:font-style-complex="normal"/>
    </style:style>
    <style:style style:name="T72" style:family="text">
      <style:text-properties fo:color="#002070" loext:opacity="100%" fo:language="zxx" fo:country="none" fo:font-style="normal" style:text-underline-style="none" fo:font-weight="bold"/>
    </style:style>
    <style:style style:name="T73" style:family="text">
      <style:text-properties fo:color="#002070" loext:opacity="100%" fo:language="zxx" fo:country="none" fo:font-style="normal" style:text-underline-style="none" fo:font-weight="bold" style:font-style-asian="normal" style:font-style-complex="normal"/>
    </style:style>
    <style:style style:name="T74" style:family="text">
      <style:text-properties fo:color="#002070" loext:opacity="100%" fo:language="zxx" fo:country="none" fo:font-style="normal" style:text-underline-style="none" fo:font-weight="bold" officeooo:rsid="003a5c23" style:font-style-asian="normal" style:font-style-complex="normal"/>
    </style:style>
    <style:style style:name="T75" style:family="text">
      <style:text-properties fo:color="#002070" loext:opacity="100%" fo:language="zxx" fo:country="none" fo:font-style="normal" style:text-underline-style="none" fo:font-weight="bold" officeooo:rsid="003b9563" style:font-style-asian="normal" style:font-style-complex="normal"/>
    </style:style>
    <style:style style:name="T76" style:family="text">
      <style:text-properties fo:color="#002070" loext:opacity="100%" fo:language="zxx" fo:country="none" fo:font-style="normal" style:text-underline-style="none" fo:font-weight="bold" officeooo:rsid="00431390" style:font-style-asian="normal" style:font-style-complex="normal"/>
    </style:style>
    <style:style style:name="T77" style:family="text">
      <style:text-properties fo:color="#002070" loext:opacity="100%" fo:language="zxx" fo:country="none" fo:font-style="normal" style:text-underline-style="none" fo:font-weight="bold" officeooo:rsid="0038a011"/>
    </style:style>
    <style:style style:name="T78" style:family="text">
      <style:text-properties fo:color="#002070" loext:opacity="100%" fo:language="zxx" fo:country="none" fo:font-style="normal" style:text-underline-style="none" fo:font-weight="bold" officeooo:rsid="003a5c23"/>
    </style:style>
    <style:style style:name="T79" style:family="text">
      <style:text-properties fo:color="#002070" loext:opacity="100%" fo:language="zxx" fo:country="none" fo:font-style="normal" style:text-underline-style="none" fo:font-weight="bold" officeooo:rsid="003b9563"/>
    </style:style>
    <style:style style:name="T80" style:family="text">
      <style:text-properties fo:color="#002070" loext:opacity="100%" fo:language="zxx" fo:country="none" fo:font-style="normal" style:text-underline-style="none" fo:font-weight="bold" officeooo:rsid="00431390"/>
    </style:style>
    <style:style style:name="T81" style:family="text">
      <style:text-properties fo:color="#002070" loext:opacity="100%" fo:font-style="normal" style:text-underline-style="none" fo:font-weight="bold"/>
    </style:style>
    <style:style style:name="T82" style:family="text">
      <style:text-properties fo:color="#000000" loext:opacity="100%" fo:language="zxx" fo:country="none" fo:font-style="normal" style:text-underline-style="none" fo:font-weight="normal"/>
    </style:style>
    <style:style style:name="T83" style:family="text">
      <style:text-properties fo:color="#000000" loext:opacity="100%" fo:language="zxx" fo:country="none" fo:font-style="normal" style:text-underline-style="none" fo:font-weight="normal" style:font-style-asian="normal" style:font-style-complex="normal"/>
    </style:style>
    <style:style style:name="T84" style:family="text">
      <style:text-properties fo:color="#000000" loext:opacity="100%" fo:language="zxx" fo:country="none" fo:font-style="normal" style:text-underline-style="none" fo:font-weight="normal" officeooo:rsid="003a5c23" style:font-style-asian="normal" style:font-style-complex="normal"/>
    </style:style>
    <style:style style:name="T85" style:family="text">
      <style:text-properties fo:color="#000000" loext:opacity="100%" fo:language="zxx" fo:country="none" fo:font-style="normal" style:text-underline-style="none" fo:font-weight="normal" style:font-weight-asian="normal" style:font-weight-complex="normal"/>
    </style:style>
    <style:style style:name="T86" style:family="text">
      <style:text-properties fo:color="#000000" loext:opacity="100%" fo:language="zxx" fo:country="none" fo:font-style="normal" style:text-underline-style="none" fo:font-weight="normal" officeooo:rsid="0038a011"/>
    </style:style>
    <style:style style:name="T87" style:family="text">
      <style:text-properties fo:color="#000000" loext:opacity="100%" fo:language="zxx" fo:country="none" fo:font-style="normal" style:text-underline-style="none" fo:font-weight="normal" officeooo:rsid="003a5c23"/>
    </style:style>
    <style:style style:name="T88" style:family="text">
      <style:text-properties fo:color="#000000" loext:opacity="100%" fo:language="zxx" fo:country="none" fo:font-style="normal" style:text-underline-style="none" fo:font-weight="normal"/>
    </style:style>
    <style:style style:name="T89" style:family="text">
      <style:text-properties fo:color="#000000" loext:opacity="100%" fo:font-style="normal" style:text-underline-style="none" fo:font-weight="normal"/>
    </style:style>
    <style:style style:name="T90" style:family="text">
      <style:text-properties fo:color="#000000" loext:opacity="100%" fo:font-style="normal" style:text-underline-style="none" fo:font-weight="normal" officeooo:rsid="0038a011"/>
    </style:style>
    <style:style style:name="T91" style:family="text">
      <style:text-properties fo:color="#000000" loext:opacity="100%" fo:font-style="normal" style:text-underline-style="none" fo:font-weight="normal" officeooo:rsid="003a5c23" style:font-style-asian="normal" style:font-style-complex="normal"/>
    </style:style>
    <style:style style:name="T92" style:family="text">
      <style:text-properties fo:color="#000000" loext:opacity="100%" fo:font-style="normal" style:text-underline-style="none" fo:font-weight="normal" officeooo:rsid="003a5c23"/>
    </style:style>
    <style:style style:name="T93" style:family="text">
      <style:text-properties fo:color="#000000" loext:opacity="100%" fo:font-style="italic" style:text-underline-style="none" fo:font-weight="normal" officeooo:rsid="003a5c23" style:font-style-asian="italic" style:font-style-complex="italic"/>
    </style:style>
    <style:style style:name="T94" style:family="text">
      <style:text-properties fo:color="#60a0b0" loext:opacity="100%" fo:language="zxx" fo:country="none" fo:font-style="italic" style:text-underline-style="none" fo:font-weight="normal"/>
    </style:style>
    <style:style style:name="T95" style:family="text">
      <style:text-properties fo:color="#60a0b0" loext:opacity="100%" fo:language="zxx" fo:country="none" fo:font-style="italic" style:text-underline-style="none" fo:font-weight="normal" officeooo:rsid="002dd153"/>
    </style:style>
    <style:style style:name="T96" style:family="text">
      <style:text-properties fo:color="#60a0b0" loext:opacity="100%" fo:language="zxx" fo:country="none" fo:font-style="italic" style:text-underline-style="none" fo:font-weight="normal" style:font-style-asian="normal" style:font-style-complex="normal"/>
    </style:style>
    <style:style style:name="T97" style:family="text">
      <style:text-properties fo:color="#60a0b0" loext:opacity="100%" fo:language="zxx" fo:country="none" fo:font-style="italic" style:text-underline-style="none" fo:font-weight="normal" officeooo:rsid="002e9761" style:font-style-asian="normal" style:font-style-complex="normal"/>
    </style:style>
    <style:style style:name="T98" style:family="text">
      <style:text-properties fo:color="#60a0b0" loext:opacity="100%" fo:language="zxx" fo:country="none" fo:font-style="italic" style:text-underline-style="none" fo:font-weight="normal" officeooo:rsid="003a5c23" style:font-style-asian="normal" style:font-style-complex="normal"/>
    </style:style>
    <style:style style:name="T99" style:family="text">
      <style:text-properties fo:color="#60a0b0" loext:opacity="100%" fo:language="zxx" fo:country="none" fo:font-style="italic" style:text-underline-style="none" fo:font-weight="normal" officeooo:rsid="003b9563" style:font-style-asian="normal" style:font-style-complex="normal"/>
    </style:style>
    <style:style style:name="T100" style:family="text">
      <style:text-properties fo:color="#60a0b0" loext:opacity="100%" fo:language="zxx" fo:country="none" fo:font-style="italic" style:text-underline-style="none" fo:font-weight="normal" officeooo:rsid="00311859"/>
    </style:style>
    <style:style style:name="T101" style:family="text">
      <style:text-properties fo:color="#60a0b0" loext:opacity="100%" fo:language="zxx" fo:country="none" fo:font-style="italic" style:text-underline-style="none" fo:font-weight="normal"/>
    </style:style>
    <style:style style:name="T102" style:family="text">
      <style:text-properties fo:color="#60a0b0" loext:opacity="100%" fo:language="zxx" fo:country="none" fo:font-style="italic" style:text-underline-style="none" fo:font-weight="normal" officeooo:rsid="0038a011"/>
    </style:style>
    <style:style style:name="T103" style:family="text">
      <style:text-properties fo:color="#60a0b0" loext:opacity="100%" fo:language="zxx" fo:country="none" fo:font-style="italic" style:text-underline-style="none" fo:font-weight="normal" officeooo:rsid="003a5c23"/>
    </style:style>
    <style:style style:name="T104" style:family="text">
      <style:text-properties fo:color="#60a0b0" loext:opacity="100%" fo:language="zxx" fo:country="none" fo:font-style="italic" style:text-underline-style="none" fo:font-weight="normal" officeooo:rsid="003b9563"/>
    </style:style>
    <style:style style:name="T105" style:family="text">
      <style:text-properties fo:color="#60a0b0" loext:opacity="100%" fo:font-style="italic" style:text-underline-style="none" fo:font-weight="normal"/>
    </style:style>
    <style:style style:name="T106" style:family="text">
      <style:text-properties fo:color="#60a0b0" loext:opacity="100%" fo:font-style="italic" style:text-underline-style="none" fo:font-weight="normal" officeooo:rsid="00316908"/>
    </style:style>
    <style:style style:name="T107" style:family="text">
      <style:text-properties fo:color="#60a0b0" loext:opacity="100%" fo:font-style="italic" style:text-underline-style="none" fo:font-weight="normal" officeooo:rsid="002e9761"/>
    </style:style>
    <style:style style:name="T108" style:family="text">
      <style:text-properties fo:color="#666666" loext:opacity="100%" fo:language="zxx" fo:country="none" fo:font-style="normal" style:text-underline-style="none" fo:font-weight="normal"/>
    </style:style>
    <style:style style:name="T109" style:family="text">
      <style:text-properties fo:color="#666666" loext:opacity="100%" fo:language="zxx" fo:country="none" fo:font-style="normal" style:text-underline-style="none" fo:font-weight="normal" style:font-style-asian="normal" style:font-style-complex="normal"/>
    </style:style>
    <style:style style:name="T110" style:family="text">
      <style:text-properties fo:color="#666666" loext:opacity="100%" fo:font-style="normal" style:text-underline-style="none" fo:font-weight="normal"/>
    </style:style>
    <style:style style:name="T111" style:family="text">
      <style:text-properties fo:color="#666666" loext:opacity="100%" fo:font-style="normal" style:text-underline-style="none" fo:font-weight="normal" officeooo:rsid="003a5c23" style:font-style-asian="normal" style:font-style-complex="normal"/>
    </style:style>
    <style:style style:name="T112" style:family="text">
      <style:text-properties fo:color="#007020" loext:opacity="100%" fo:language="zxx" fo:country="none" fo:font-style="normal" style:text-underline-style="none" fo:font-weight="bold"/>
    </style:style>
    <style:style style:name="T113" style:family="text">
      <style:text-properties fo:color="#007020" loext:opacity="100%" fo:language="zxx" fo:country="none" fo:font-style="normal" style:text-underline-style="none" fo:font-weight="bold" style:font-style-asian="normal" style:font-style-complex="normal"/>
    </style:style>
    <style:style style:name="T114" style:family="text">
      <style:text-properties fo:color="#007020" loext:opacity="100%" fo:language="zxx" fo:country="none" fo:font-style="normal" style:text-underline-style="none" fo:font-weight="normal"/>
    </style:style>
    <style:style style:name="T115" style:family="text">
      <style:text-properties fo:color="#007020" loext:opacity="100%" fo:font-style="normal" style:text-underline-style="none" fo:font-weight="bold"/>
    </style:style>
    <style:style style:name="T116" style:family="text">
      <style:text-properties fo:color="#007020" loext:opacity="100%" fo:font-style="normal" style:text-underline-style="none" fo:font-weight="bold" officeooo:rsid="003a5c23"/>
    </style:style>
    <style:style style:name="T117" style:family="text">
      <style:text-properties fo:color="#40a070" loext:opacity="100%" fo:language="zxx" fo:country="none" fo:font-style="normal" style:text-underline-style="none" fo:font-weight="normal"/>
    </style:style>
    <style:style style:name="T118" style:family="text">
      <style:text-properties fo:color="#40a070" loext:opacity="100%" fo:language="zxx" fo:country="none" fo:font-style="normal" style:text-underline-style="none" fo:font-weight="normal" officeooo:rsid="0036f03b"/>
    </style:style>
    <style:style style:name="T119" style:family="text">
      <style:text-properties fo:color="#517918" loext:opacity="100%" fo:language="zxx" fo:country="none" fo:font-style="normal" style:text-underline-style="none" fo:font-weight="normal"/>
    </style:style>
    <style:style style:name="T120" style:family="text">
      <style:text-properties officeooo:rsid="003247b1"/>
    </style:style>
    <style:style style:name="T121" style:family="text">
      <style:text-properties fo:color="#062873" loext:opacity="100%" fo:language="zxx" fo:country="none" fo:font-style="normal" style:text-underline-style="none" fo:font-weight="bold"/>
    </style:style>
    <style:style style:name="T122" style:family="text">
      <style:text-properties fo:color="#062873" loext:opacity="100%" fo:font-style="normal" style:text-underline-style="none" fo:font-weight="bold"/>
    </style:style>
    <style:style style:name="T123" style:family="text">
      <style:text-properties fo:color="#062873" loext:opacity="100%" fo:font-style="normal" style:text-underline-style="none" fo:font-weight="bold" officeooo:rsid="003a5c23"/>
    </style:style>
    <style:style style:name="T124" style:family="text">
      <style:text-properties officeooo:rsid="003654ea"/>
    </style:style>
    <style:style style:name="T125" style:family="text">
      <style:text-properties officeooo:rsid="0036f03b"/>
    </style:style>
    <style:style style:name="T126" style:family="text">
      <style:text-properties style:font-name="Alegreya"/>
    </style:style>
    <style:style style:name="T127" style:family="text">
      <style:text-properties style:font-name="Alegreya" fo:font-style="italic" style:font-style-asian="italic" style:font-style-complex="italic"/>
    </style:style>
    <style:style style:name="T128" style:family="text">
      <style:text-properties style:font-name="Alegreya" officeooo:rsid="0036f03b"/>
    </style:style>
    <style:style style:name="T129" style:family="text">
      <style:text-properties style:font-name="Alegreya" fo:font-style="normal" style:font-style-asian="normal" style:font-style-complex="normal"/>
    </style:style>
    <style:style style:name="T130" style:family="text">
      <style:text-properties style:font-name="Alegreya" fo:font-style="normal" officeooo:rsid="003b4494" style:font-style-asian="normal" style:font-style-complex="normal"/>
    </style:style>
    <style:style style:name="T131" style:family="text">
      <style:text-properties officeooo:rsid="0038a011"/>
    </style:style>
    <style:style style:name="T132" style:family="text">
      <style:text-properties officeooo:rsid="003a5c23"/>
    </style:style>
    <style:style style:name="T133" style:family="text">
      <style:text-properties officeooo:rsid="003a5c23" style:font-style-asian="normal" style:font-style-complex="normal"/>
    </style:style>
    <style:style style:name="T134" style:family="text">
      <style:text-properties officeooo:rsid="003b4494"/>
    </style:style>
    <style:style style:name="T135" style:family="text">
      <style:text-properties officeooo:rsid="003b9563"/>
    </style:style>
    <style:style style:name="T136" style:family="text">
      <style:text-properties officeooo:rsid="003d4068"/>
    </style:style>
    <style:style style:name="T137" style:family="text">
      <style:text-properties officeooo:rsid="004058fe"/>
    </style:style>
    <style:style style:name="T138" style:family="text">
      <style:text-properties officeooo:rsid="0041dee6"/>
    </style:style>
    <style:style style:name="T139" style:family="text">
      <style:text-properties officeooo:rsid="0043139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Husmusen</text:p>
      <text:p text:style-name="P12">Protokolldefinition</text:p>
      <text:h text:style-name="P112" text:outline-level="1"/>
      <text:p text:style-name="P137"><text:bookmark-start text:name="__RefHeading___Toc254_4165969816"/><text:span text:style-name="T2">Version 1.0.0</text:span><text:bookmark-end text:name="__RefHeading___Toc254_4165969816"/></text:p>
      <text:p text:style-name="P137"><text:span text:style-name="T137">Första upplagan,</text:span> <text:span text:style-name="T137">oktober </text:span>2022</text:p>
      <text:h text:style-name="P52" text:outline-level="1"><text:bookmark-start text:name="__RefHeading___Toc258_4165969816"/>Inledning<text:bookmark-end text:name="__RefHeading___Toc258_4165969816"/></text:h>
      <text:p text:style-name="P7">Det här är en kravspecifikation och protokolldefinition av <text:span text:style-name="Emphasis">Husmusen</text:span>. <text:span text:style-name="Emphasis">Husmusen</text:span> är ett protokoll som specificerar ett databassystem riktat till museum (och liknande inst<text:span text:style-name="T138">i</text:span>t<text:span text:style-name="T138">u</text:span>tioner) som vill göra sitt inventarium offentligt sökbart utan att behöva uppfinna/skapa sitt egna system helt från grunden. <text:span text:style-name="T9">Husmusen</text:span><text:span text:style-name="T21"> är helt enkelt ämnad att ge en grund till ett inventariesystem. </text:span><text:span text:style-name="T12">Om </text:span><text:span text:style-name="T21">ni</text:span> gör ett system som följer den här specifikationen går det bra att kalla ditt system <text:span text:style-name="Emphasis">Husmusenföljsamt</text:span>.</text:p>
      <text:p text:style-name="P136"><text:span text:style-name="T138">Det här protokollet är skapat och skrivet </text:span>på uppdrag <text:span text:style-name="T138">av</text:span> Bergdala glastekniska museum — <text:span text:style-name="T138">ett </text:span><text:span text:style-name="T139">arbetslivs</text:span><text:span text:style-name="T138">museum </text:span><text:span text:style-name="T139">i </text:span><text:span text:style-name="T9">Glasriket</text:span>. <text:span text:style-name="T138">Mer information om dem hittas på deras hemsida: </text:span><text:a xlink:type="simple" xlink:href="https://bergdala-glastekniska-museum.se/" text:style-name="Internet_20_link" text:visited-style-name="Visited_20_Internet_20_Link"><text:span text:style-name="T138">https://bergdala-glastekniska-museum.se/</text:span></text:a></text:p>
      <text:p text:style-name="P136"/>
      <text:p text:style-name="P6"/>
      <text:p text:style-name="P6"/>
      <text:p text:style-name="P6"/>
      <text:p text:style-name="P6"/>
      <text:p text:style-name="P6"/>
      <text:p text:style-name="P6"/>
      <text:p text:style-name="P6"/>
      <text:p text:style-name="P6"/>
      <text:p text:style-name="P6"/>
      <text:p text:style-name="P6"/>
      <text:p text:style-name="P6"/>
      <text:p text:style-name="P13">Licensinformation:</text:p>
      <text:p text:style-name="P6">Detta verk är licensierat enligt Creative Commons Erkännande-IckeKommersiell-DelaLika 4.0 Internationell licens. För att se en kopia av licensen, besök <text:a xlink:type="simple" xlink:href="http://creativecommons.org/licenses/by-nc-sa/4.0/" text:style-name="Internet_20_link" text:visited-style-name="Visited_20_Internet_20_Link">http://creativecommons.org/licenses/by-nc-sa/4.0/</text:a> eller skicka ett brev till Creative Commons, PO Box 1866, Mountain View, CA 94042, USA.</text:p>
      <text:h text:style-name="P53" text:outline-level="1"><text:bookmark-start text:name="__RefHeading___Toc260_4165969816"/>Innehåll<text:bookmark-end text:name="__RefHeading___Toc260_4165969816"/></text:h>
      <text:table-of-content text:style-name="Sect1" text:protected="true" text:name="Table of Contents1">
        <text:table-of-content-source text:outline-level="4">
          <text:index-title-template text:style-name="Contents_20_Heading"/>
          <text:table-of-content-entry-template text:outline-level="1" text:style-name="Index_20_Level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p text:style-name="P82"><text:a xlink:type="simple" xlink:href="#__RefHeading___Toc258_4165969816" text:style-name="Index_20_Link" text:visited-style-name="Index_20_Link">Inledning<text:tab/>1</text:a></text:p>
          <text:p text:style-name="P82"><text:a xlink:type="simple" xlink:href="#__RefHeading___Toc260_4165969816" text:style-name="Index_20_Link" text:visited-style-name="Index_20_Link">Innehåll<text:tab/>2</text:a></text:p>
          <text:p text:style-name="P82"><text:a xlink:type="simple" xlink:href="#__RefHeading___Toc262_4165969816" text:style-name="Index_20_Link" text:visited-style-name="Index_20_Link">Krav<text:tab/>6</text:a></text:p>
          <text:p text:style-name="P82"><text:a xlink:type="simple" xlink:href="#__RefHeading___Toc570_4073699831" text:style-name="Index_20_Link" text:visited-style-name="Index_20_Link">Funktioner<text:tab/>7</text:a></text:p>
          <text:p text:style-name="P82"><text:a xlink:type="simple" xlink:href="#__RefHeading___Toc623_624290718" text:style-name="Index_20_Link" text:visited-style-name="Index_20_Link">Datatyper<text:tab/>8</text:a></text:p>
          <text:p text:style-name="P47"><text:a xlink:type="simple" xlink:href="#__RefHeading___Toc625_624290718" text:style-name="Index_20_Link" text:visited-style-name="Index_20_Link">DBInfo<text:tab/>8</text:a></text:p>
          <text:p text:style-name="P48"><text:a xlink:type="simple" xlink:href="#__RefHeading___Toc627_624290718" text:style-name="Index_20_Link" text:visited-style-name="Index_20_Link">Version<text:tab/>8</text:a></text:p>
          <text:p text:style-name="P48"><text:a xlink:type="simple" xlink:href="#__RefHeading___Toc629_624290718" text:style-name="Index_20_Link" text:visited-style-name="Index_20_Link">Transferformat<text:tab/>9</text:a></text:p>
          <text:p text:style-name="P48"><text:a xlink:type="simple" xlink:href="#__RefHeading___Toc631_624290718" text:style-name="Index_20_Link" text:visited-style-name="Index_20_Link"><text:span text:style-name="T12">MuseumDetails</text:span><text:tab/>9</text:a></text:p>
          <text:p text:style-name="P49"><text:a xlink:type="simple" xlink:href="#__RefHeading___Toc633_624290718" text:style-name="Index_20_Link" text:visited-style-name="Index_20_Link"><text:span text:style-name="T12">Exempelimplementering</text:span>: Javascript<text:tab/>9</text:a></text:p>
          <text:p text:style-name="P47"><text:a xlink:type="simple" xlink:href="#__RefHeading___Toc2524_2631689082" text:style-name="Index_20_Link" text:visited-style-name="Index_20_Link">Item<text:tab/>10</text:a></text:p>
          <text:p text:style-name="P48"><text:a xlink:type="simple" xlink:href="#__RefHeading___Toc750_624290718" text:style-name="Index_20_Link" text:visited-style-name="Index_20_Link">ItemType<text:tab/>11</text:a></text:p>
          <text:p text:style-name="P48"><text:a xlink:type="simple" xlink:href="#__RefHeading___Toc752_624290718" text:style-name="Index_20_Link" text:visited-style-name="Index_20_Link">ItemData<text:tab/>11</text:a></text:p>
          <text:p text:style-name="P49"><text:a xlink:type="simple" xlink:href="#__RefHeading___Toc754_624290718" text:style-name="Index_20_Link" text:visited-style-name="Index_20_Link">ArtPiece<text:tab/>12</text:a></text:p>
          <text:p text:style-name="P49"><text:a xlink:type="simple" xlink:href="#__RefHeading___Toc756_624290718" text:style-name="Index_20_Link" text:visited-style-name="Index_20_Link">Blueprint<text:tab/>12</text:a></text:p>
          <text:p text:style-name="P49"><text:a xlink:type="simple" xlink:href="#__RefHeading___Toc758_624290718" text:style-name="Index_20_Link" text:visited-style-name="Index_20_Link">Book<text:tab/>12</text:a></text:p>
          <text:p text:style-name="P49"><text:a xlink:type="simple" xlink:href="#__RefHeading___Toc760_624290718" text:style-name="Index_20_Link" text:visited-style-name="Index_20_Link">Building<text:tab/>13</text:a></text:p>
          <text:p text:style-name="P49"><text:a xlink:type="simple" xlink:href="#__RefHeading___Toc762_624290718" text:style-name="Index_20_Link" text:visited-style-name="Index_20_Link">Collection<text:tab/>13</text:a></text:p>
          <text:p text:style-name="P49"><text:a xlink:type="simple" xlink:href="#__RefHeading___Toc764_624290718" text:style-name="Index_20_Link" text:visited-style-name="Index_20_Link">Concept<text:tab/>13</text:a></text:p>
          <text:p text:style-name="P49"><text:a xlink:type="simple" xlink:href="#__RefHeading___Toc766_624290718" text:style-name="Index_20_Link" text:visited-style-name="Index_20_Link">CulturalEnvironment<text:tab/>13</text:a></text:p>
          <text:p text:style-name="P49"><text:a xlink:type="simple" xlink:href="#__RefHeading___Toc768_624290718" text:style-name="Index_20_Link" text:visited-style-name="Index_20_Link">CulturalHeritage<text:tab/>13</text:a></text:p>
          <text:p text:style-name="P49"><text:a xlink:type="simple" xlink:href="#__RefHeading___Toc770_624290718" text:style-name="Index_20_Link" text:visited-style-name="Index_20_Link">Document<text:tab/>14</text:a></text:p>
          <text:p text:style-name="P49"><text:a xlink:type="simple" xlink:href="#__RefHeading___Toc772_624290718" text:style-name="Index_20_Link" text:visited-style-name="Index_20_Link">Exhibition<text:tab/>14</text:a></text:p>
          <text:p text:style-name="P49"><text:a xlink:type="simple" xlink:href="#__RefHeading___Toc774_624290718" text:style-name="Index_20_Link" text:visited-style-name="Index_20_Link">Film<text:tab/>14</text:a></text:p>
          <text:p text:style-name="P49"><text:a xlink:type="simple" xlink:href="#__RefHeading___Toc776_624290718" text:style-name="Index_20_Link" text:visited-style-name="Index_20_Link">Group<text:tab/>14</text:a></text:p>
          <text:p text:style-name="P49"><text:a xlink:type="simple" xlink:href="#__RefHeading___Toc778_624290718" text:style-name="Index_20_Link" text:visited-style-name="Index_20_Link">HistoricalEvent<text:tab/>15</text:a></text:p>
          <text:p text:style-name="P49"><text:a xlink:type="simple" xlink:href="#__RefHeading___Toc780_624290718" text:style-name="Index_20_Link" text:visited-style-name="Index_20_Link">InteractiveResource<text:tab/>15</text:a></text:p>
          <text:p text:style-name="P49"><text:a xlink:type="simple" xlink:href="#__RefHeading___Toc782_624290718" text:style-name="Index_20_Link" text:visited-style-name="Index_20_Link">Map<text:tab/>15</text:a></text:p>
          <text:p text:style-name="P49"><text:a xlink:type="simple" xlink:href="#__RefHeading___Toc784_624290718" text:style-name="Index_20_Link" text:visited-style-name="Index_20_Link">Organisation<text:tab/>15</text:a></text:p>
          <text:p text:style-name="P49"><text:a xlink:type="simple" xlink:href="#__RefHeading___Toc2526_2631689082" text:style-name="Index_20_Link" text:visited-style-name="Index_20_Link">Person<text:tab/>15</text:a></text:p>
          <text:p text:style-name="P49"><text:a xlink:type="simple" xlink:href="#__RefHeading___Toc788_624290718" text:style-name="Index_20_Link" text:visited-style-name="Index_20_Link">Photo<text:tab/>16</text:a></text:p>
          <text:p text:style-name="P49"><text:a xlink:type="simple" xlink:href="#__RefHeading___Toc790_624290718" text:style-name="Index_20_Link" text:visited-style-name="Index_20_Link">PhysialItem<text:tab/>16</text:a></text:p>
          <text:p text:style-name="P49"><text:a xlink:type="simple" xlink:href="#__RefHeading___Toc792_624290718" text:style-name="Index_20_Link" text:visited-style-name="Index_20_Link">Sketch<text:tab/>16</text:a></text:p>
          <text:p text:style-name="P49"><text:a xlink:type="simple" xlink:href="#__RefHeading___Toc794_624290718" text:style-name="Index_20_Link" text:visited-style-name="Index_20_Link">Sound<text:tab/>16</text:a></text:p>
          <text:p text:style-name="P48"><text:a xlink:type="simple" xlink:href="#__RefHeading___Toc796_624290718" text:style-name="Index_20_Link" text:visited-style-name="Index_20_Link">ItemID<text:tab/>17</text:a></text:p>
          <text:p text:style-name="P47"><text:a xlink:type="simple" xlink:href="#__RefHeading___Toc798_624290718" text:style-name="Index_20_Link" text:visited-style-name="Index_20_Link">Keyword<text:tab/>17</text:a></text:p>
          <text:p text:style-name="P47"><text:a xlink:type="simple" xlink:href="#__RefHeading___Toc1898_2631689082" text:style-name="Index_20_Link" text:visited-style-name="Index_20_Link">File<text:tab/>18</text:a></text:p>
          <text:p text:style-name="P48"><text:a xlink:type="simple" xlink:href="#__RefHeading___Toc6291_402659549" text:style-name="Index_20_Link" text:visited-style-name="Index_20_Link">FileID<text:tab/>18</text:a></text:p>
          <text:p text:style-name="P47"><text:a xlink:type="simple" xlink:href="#__RefHeading___Toc1900_2631689082" text:style-name="Index_20_Link" text:visited-style-name="Index_20_Link"><text:soft-page-break/>Databasspecifikation (MariaDB)<text:tab/>18</text:a></text:p>
          <text:p text:style-name="P82"><text:a xlink:type="simple" xlink:href="#__RefHeading___Toc1902_2631689082" text:style-name="Index_20_Link" text:visited-style-name="Index_20_Link">API-definition<text:tab/>20</text:a></text:p>
          <text:p text:style-name="P47"><text:a xlink:type="simple" xlink:href="#__RefHeading___Toc6293_402659549" text:style-name="Index_20_Link" text:visited-style-name="Index_20_Link">DBInfo<text:tab/>20</text:a></text:p>
          <text:p text:style-name="P48"><text:a xlink:type="simple" xlink:href="#__RefHeading___Toc6295_402659549" text:style-name="Index_20_Link" text:visited-style-name="Index_20_Link">GET: /api/db_info<text:tab/>20</text:a></text:p>
          <text:p text:style-name="P48"><text:a xlink:type="simple" xlink:href="#__RefHeading___Toc6297_402659549" text:style-name="Index_20_Link" text:visited-style-name="Index_20_Link">GET: /api/db_info/version<text:tab/>21</text:a></text:p>
          <text:p text:style-name="P48"><text:a xlink:type="simple" xlink:href="#__RefHeading___Toc6299_402659549" text:style-name="Index_20_Link" text:visited-style-name="Index_20_Link">GET: /api/db_info/versions<text:tab/>21</text:a></text:p>
          <text:p text:style-name="P48"><text:a xlink:type="simple" xlink:href="#__RefHeading___Toc6301_402659549" text:style-name="Index_20_Link" text:visited-style-name="Index_20_Link">POST: /api/db_info  <text:tab/>21</text:a></text:p>
          <text:p text:style-name="P47"><text:a xlink:type="simple" xlink:href="#__RefHeading___Toc6303_402659549" text:style-name="Index_20_Link" text:visited-style-name="Index_20_Link">Item<text:tab/>22</text:a></text:p>
          <text:p text:style-name="P48"><text:a xlink:type="simple" xlink:href="#__RefHeading___Toc6305_402659549" text:style-name="Index_20_Link" text:visited-style-name="Index_20_Link">GET: /api/1.0.0/item/search<text:tab/>22</text:a></text:p>
          <text:p text:style-name="P49"><text:a xlink:type="simple" xlink:href="#__RefHeading___Toc6307_402659549" text:style-name="Index_20_Link" text:visited-style-name="Index_20_Link">?types<text:tab/>22</text:a></text:p>
          <text:p text:style-name="P49"><text:a xlink:type="simple" xlink:href="#__RefHeading___Toc6309_402659549" text:style-name="Index_20_Link" text:visited-style-name="Index_20_Link">?freetext<text:tab/>22</text:a></text:p>
          <text:p text:style-name="P49"><text:a xlink:type="simple" xlink:href="#__RefHeading___Toc6311_402659549" text:style-name="Index_20_Link" text:visited-style-name="Index_20_Link">?keywords<text:tab/>22</text:a></text:p>
          <text:p text:style-name="P49"><text:a xlink:type="simple" xlink:href="#__RefHeading___Toc6313_402659549" text:style-name="Index_20_Link" text:visited-style-name="Index_20_Link">?keyword-mode<text:tab/>23</text:a></text:p>
          <text:p text:style-name="P49"><text:a xlink:type="simple" xlink:href="#__RefHeading___Toc6315_402659549" text:style-name="Index_20_Link" text:visited-style-name="Index_20_Link">?sort<text:tab/>23</text:a></text:p>
          <text:p text:style-name="P49"><text:a xlink:type="simple" xlink:href="#__RefHeading___Toc6317_402659549" text:style-name="Index_20_Link" text:visited-style-name="Index_20_Link">?reverse<text:tab/>23</text:a></text:p>
          <text:p text:style-name="P49"><text:a xlink:type="simple" xlink:href="#__RefHeading___Toc6319_402659549" text:style-name="Index_20_Link" text:visited-style-name="Index_20_Link">Exempel: böcker om jordbruk<text:tab/>23</text:a></text:p>
          <text:p text:style-name="P48"><text:a xlink:type="simple" xlink:href="#__RefHeading___Toc6321_402659549" text:style-name="Index_20_Link" text:visited-style-name="Index_20_Link">GET: /api/1.0.0/item/info/&lt;id&gt;<text:tab/>24</text:a></text:p>
          <text:p text:style-name="P48"><text:a xlink:type="simple" xlink:href="#__RefHeading___Toc6323_402659549" text:style-name="Index_20_Link" text:visited-style-name="Index_20_Link">POST: /api/1.0.0/item/new <text:tab/>24</text:a></text:p>
          <text:p text:style-name="P48"><text:a xlink:type="simple" xlink:href="#__RefHeading___Toc6325_402659549" text:style-name="Index_20_Link" text:visited-style-name="Index_20_Link">POST: /api/1.0.0/item/edit/&lt;id&gt; <text:tab/>25</text:a></text:p>
          <text:p text:style-name="P48"><text:a xlink:type="simple" xlink:href="#__RefHeading___Toc6327_402659549" text:style-name="Index_20_Link" text:visited-style-name="Index_20_Link">POST: /api/1.0.0/item/mark/&lt;id&gt; <text:tab/>25</text:a></text:p>
          <text:p text:style-name="P48"><text:a xlink:type="simple" xlink:href="#__RefHeading___Toc6329_402659549" text:style-name="Index_20_Link" text:visited-style-name="Index_20_Link">POST: /api/1.0.0/item/delete/&lt;id&gt;  <text:tab/>25</text:a></text:p>
          <text:p text:style-name="P47"><text:a xlink:type="simple" xlink:href="#__RefHeading___Toc6331_402659549" text:style-name="Index_20_Link" text:visited-style-name="Index_20_Link">Files<text:tab/>26</text:a></text:p>
          <text:p text:style-name="P48"><text:a xlink:type="simple" xlink:href="#__RefHeading___Toc6333_402659549" text:style-name="Index_20_Link" text:visited-style-name="Index_20_Link">GET: /api/1.0.0/file/get/&lt;id&gt;<text:tab/>26</text:a></text:p>
          <text:p text:style-name="P48"><text:a xlink:type="simple" xlink:href="#__RefHeading___Toc6335_402659549" text:style-name="Index_20_Link" text:visited-style-name="Index_20_Link">GET: /api/1.0.0/file/file/&lt;id&gt;<text:tab/>26</text:a></text:p>
          <text:p text:style-name="P48"><text:a xlink:type="simple" xlink:href="#__RefHeading___Toc6337_402659549" text:style-name="Index_20_Link" text:visited-style-name="Index_20_Link"><text:span text:style-name="T12">POST: /</text:span><text:span text:style-name="T12">api/1.0.0/</text:span><text:span text:style-name="T12">file</text:span><text:span text:style-name="T12">/new </text:span><text:tab/>27</text:a></text:p>
          <text:p text:style-name="P48"><text:a xlink:type="simple" xlink:href="#__RefHeading___Toc6339_402659549" text:style-name="Index_20_Link" text:visited-style-name="Index_20_Link"><text:span text:style-name="T12">POST: /</text:span><text:span text:style-name="T12">api/1.0.0/</text:span><text:span text:style-name="T12">file</text:span><text:span text:style-name="T12">/</text:span><text:span text:style-name="T12">edit/&lt;id&gt;</text:span><text:span text:style-name="T12"> </text:span><text:tab/>27</text:a></text:p>
          <text:p text:style-name="P48"><text:a xlink:type="simple" xlink:href="#__RefHeading___Toc6341_402659549" text:style-name="Index_20_Link" text:visited-style-name="Index_20_Link"><text:span text:style-name="T12">POST: /</text:span><text:span text:style-name="T12">api/1.0.0/</text:span><text:span text:style-name="T12">file</text:span><text:span text:style-name="T12">/</text:span><text:span text:style-name="T12">delete/&lt;id&gt;</text:span><text:span text:style-name="T12"> </text:span><text:tab/>27</text:a></text:p>
          <text:p text:style-name="P47"><text:a xlink:type="simple" xlink:href="#__RefHeading___Toc6343_402659549" text:style-name="Index_20_Link" text:visited-style-name="Index_20_Link">Keywords<text:tab/>28</text:a></text:p>
          <text:p text:style-name="P48"><text:a xlink:type="simple" xlink:href="#__RefHeading___Toc6345_402659549" text:style-name="Index_20_Link" text:visited-style-name="Index_20_Link">GET: /api/1.0.0/keyword<text:tab/>28</text:a></text:p>
          <text:p text:style-name="P48"><text:a xlink:type="simple" xlink:href="#__RefHeading___Toc6347_402659549" text:style-name="Index_20_Link" text:visited-style-name="Index_20_Link">GET: /api/1.0.0/keyword/&lt;types&gt;<text:tab/>28</text:a></text:p>
          <text:p text:style-name="P48"><text:a xlink:type="simple" xlink:href="#__RefHeading___Toc6349_402659549" text:style-name="Index_20_Link" text:visited-style-name="Index_20_Link">POST: /api/1.0.0/keyword  <text:tab/>29</text:a></text:p>
          <text:p text:style-name="P47"><text:a xlink:type="simple" xlink:href="#__RefHeading___Toc6351_402659549" text:style-name="Index_20_Link" text:visited-style-name="Index_20_Link">Log<text:tab/>30</text:a></text:p>
          <text:p text:style-name="P48"><text:a xlink:type="simple" xlink:href="#__RefHeading___Toc6353_402659549" text:style-name="Index_20_Link" text:visited-style-name="Index_20_Link">GET: /api/1.0.0/log/get  <text:tab/>30</text:a></text:p>
          <text:p text:style-name="P49"><text:a xlink:type="simple" xlink:href="#__RefHeading___Toc6461_402659549" text:style-name="Index_20_Link" text:visited-style-name="Index_20_Link">?reverse<text:tab/>30</text:a></text:p>
          <text:p text:style-name="P47"><text:a xlink:type="simple" xlink:href="#__RefHeading___Toc6355_402659549" text:style-name="Index_20_Link" text:visited-style-name="Index_20_Link">Säkerhetssystem<text:tab/>31</text:a></text:p>
          <text:p text:style-name="P48"><text:a xlink:type="simple" xlink:href="#__RefHeading___Toc6357_402659549" text:style-name="Index_20_Link" text:visited-style-name="Index_20_Link">POST: /api/auth/login<text:tab/>31</text:a></text:p>
          <text:p text:style-name="P48"><text:a xlink:type="simple" xlink:href="#__RefHeading___Toc6359_402659549" text:style-name="Index_20_Link" text:visited-style-name="Index_20_Link">POST: /api/auth/who <text:tab/>32</text:a></text:p>
          <text:p text:style-name="P48"><text:a xlink:type="simple" xlink:href="#__RefHeading___Toc6361_402659549" text:style-name="Index_20_Link" text:visited-style-name="Index_20_Link">POST: /api/auth/new  <text:tab/>32</text:a></text:p>
          <text:p text:style-name="P48"><text:a xlink:type="simple" xlink:href="#__RefHeading___Toc6363_402659549" text:style-name="Index_20_Link" text:visited-style-name="Index_20_Link">POST: /api/auth/change_password <text:tab/>33</text:a></text:p>
          <text:p text:style-name="P48"><text:a xlink:type="simple" xlink:href="#__RefHeading___Toc6365_402659549" text:style-name="Index_20_Link" text:visited-style-name="Index_20_Link">POST: /api/auth/debug_admin_creation<text:tab/>33</text:a></text:p>
          <text:p text:style-name="P47"><text:a xlink:type="simple" xlink:href="#__RefHeading___Toc6463_402659549" text:style-name="Index_20_Link" text:visited-style-name="Index_20_Link">Framåt- och bakåtkompatibilitet<text:tab/>34</text:a></text:p>
          <text:p text:style-name="P47"><text:a xlink:type="simple" xlink:href="#__RefHeading___Toc6465_402659549" text:style-name="Index_20_Link" text:visited-style-name="Index_20_Link"><text:soft-page-break/>Errorhantering<text:tab/>35</text:a></text:p>
          <text:p text:style-name="P48"><text:a xlink:type="simple" xlink:href="#__RefHeading___Toc6467_402659549" text:style-name="Index_20_Link" text:visited-style-name="Index_20_Link">HTTP-statuskoder<text:tab/>35</text:a></text:p>
          <text:p text:style-name="P48"><text:a xlink:type="simple" xlink:href="#__RefHeading___Toc6469_402659549" text:style-name="Index_20_Link" text:visited-style-name="Index_20_Link">Husmusen-errorkoder<text:tab/>35</text:a></text:p>
          <text:p text:style-name="P82"><text:a xlink:type="simple" xlink:href="#__RefHeading___Toc6471_402659549" text:style-name="Index_20_Link" text:visited-style-name="Index_20_Link">Avslutande ord<text:tab/>37</text:a></text:p>
          <text:p text:style-name="P47"><text:a xlink:type="simple" xlink:href="#__RefHeading___Toc6473_402659549" text:style-name="Index_20_Link" text:visited-style-name="Index_20_Link">Exempelimplementering<text:tab/>37</text:a></text:p>
          <text:p text:style-name="P47"><text:a xlink:type="simple" xlink:href="#__RefHeading___Toc6475_402659549" text:style-name="Index_20_Link" text:visited-style-name="Index_20_Link">Uppdrag åt framtiden<text:tab/>37</text:a></text:p>
          <text:p text:style-name="P48"><text:a xlink:type="simple" xlink:href="#__RefHeading___Toc6477_402659549" text:style-name="Index_20_Link" text:visited-style-name="Index_20_Link">Kompatibilitet med K-Samsök<text:tab/>37</text:a></text:p>
          <text:p text:style-name="P48"><text:a xlink:type="simple" xlink:href="#__RefHeading___Toc6479_402659549" text:style-name="Index_20_Link" text:visited-style-name="Index_20_Link">Fler exempelimplementeringar<text:tab/>37</text:a></text:p>
          <text:p text:style-name="P48"><text:a xlink:type="simple" xlink:href="#__RefHeading___Toc6481_402659549" text:style-name="Index_20_Link" text:visited-style-name="Index_20_Link">Bättre/fler exempel och errorkoder<text:tab/>37</text:a></text:p>
        </text:index-body>
      </text:table-of-content>
      <text:p text:style-name="P133"/>
      <text:p text:style-name="P134"/>
      <text:h text:style-name="P54" text:outline-level="1"><text:bookmark-start text:name="__RefHeading___Toc262_4165969816"/>Krav<text:bookmark-end text:name="__RefHeading___Toc262_4165969816"/></text:h>
      <text:p text:style-name="P14">Det här är de krav som krävs för att implementera <text:span text:style-name="Emphasis">Husmusen</text:span>:</text:p>
      <text:list xml:id="list1035141249" text:style-name="L3">
        <text:list-item>
          <text:p text:style-name="P139">Ett programmeringsspråk som kan: </text:p>
          <text:list>
            <text:list-item>
              <text:p text:style-name="P140">Kommunicera med databasmjukvara. </text:p>
            </text:list-item>
            <text:list-item>
              <text:p text:style-name="P140">En kan skapa en webbserver med. </text:p>
            </text:list-item>
          </text:list>
        </text:list-item>
        <text:list-item>
          <text:p text:style-name="P140">En databasmjukvara. (T.ex. MariaDB, PostgreSQL, MongoDB, etc.)</text:p>
        </text:list-item>
        <text:list-item>
          <text:p text:style-name="P140">En person eller ett team som kan implementera systemet. </text:p>
        </text:list-item>
      </text:list>
      <text:list xml:id="list4072120185" text:style-name="Bullet_20__f528_">
        <text:list-item>
          <text:p text:style-name="Danger"><text:bookmark-start text:name="__RefHeading___Toc822_3448500588"/><text:span text:style-name="T2">Observera!</text:span><text:bookmark-end text:name="__RefHeading___Toc822_3448500588"/></text:p>
        </text:list-item>
      </text:list>
      <text:p text:style-name="Text_20_body"><text:span text:style-name="Emphasis">Husmusen</text:span> kan implementeras med vilken databasmjukvara som helst bakom kulisserna. Dock kan det vara så att ditt museum kräver användningen av en specifik databasmjukvara. T.ex. kanske museet använder ett webbhotell som bara kan leverera en typ av databasmjukvara.</text:p>
      <text:h text:style-name="P54" text:outline-level="1"><text:bookmark-start text:name="__RefHeading___Toc570_4073699831"/>Funktioner<text:bookmark-end text:name="__RefHeading___Toc570_4073699831"/></text:h>
      <text:p text:style-name="P11"><text:span text:style-name="T13">Det här är all</text:span><text:span text:style-name="T14">a </text:span><text:span text:style-name="T13">funktioner som behöv</text:span><text:span text:style-name="T14">er finnas</text:span><text:span text:style-name="T13"> för att ditt system ska vara </text:span><text:span text:style-name="Emphasis"><text:span text:style-name="T28">Husmusenföljsamt</text:span></text:span><text:span text:style-name="T13">:</text:span></text:p>
      <text:list xml:id="list706543239" text:style-name="L4">
        <text:list-item>
          <text:p text:style-name="P142">För offentligheten: </text:p>
          <text:list>
            <text:list-item>
              <text:p text:style-name="P142">Söka efter föremål. </text:p>
            </text:list-item>
            <text:list-item>
              <text:p text:style-name="P142">Hämta enskilda föremål (via permalänkar). </text:p>
            </text:list-item>
            <text:list-item>
              <text:p text:style-name="P142">Se alla nyckelord. </text:p>
            </text:list-item>
          </text:list>
        </text:list-item>
        <text:list-item>
          <text:p text:style-name="P142">För administratörer och <text:span text:style-name="T138">arbetare på museet</text:span>: </text:p>
          <text:list>
            <text:list-item>
              <text:p text:style-name="P142">Ladda upp nya föremål. </text:p>
            </text:list-item>
            <text:list-item>
              <text:p text:style-name="P142">Redigera gamla föremål. </text:p>
            </text:list-item>
            <text:list-item>
              <text:p text:style-name="P142">Markera föremål som utgångna (försvunna/trasiga/o.d.).<text:note text:id="ftn1" text:note-class="footnote"><text:note-citation>1</text:note-citation><text:note-body><text:p text:style-name="Footnote"><text:span text:style-name="Emphasis"><text:span text:style-name="T12">Föremål borde i första hand inte tas bort helt </text:span></text:span><text:span text:style-name="Emphasis"><text:span text:style-name="T21">från databasen </text:span></text:span><text:span text:style-name="Emphasis"><text:span text:style-name="T12">eftersom metadatan fortfarande kan vara </text:span></text:span><text:span text:style-name="Emphasis"><text:span text:style-name="T21">nyttig</text:span></text:span><text:span text:style-name="Emphasis"><text:span text:style-name="T12">! Dock, om ett objekt går sönder eller försvinner kan det vara </text:span></text:span><text:span text:style-name="Emphasis"><text:span text:style-name="T21">bra </text:span></text:span><text:span text:style-name="Emphasis"><text:span text:style-name="T12">att kunna markera det som “utgånget” </text:span></text:span><text:span text:style-name="Emphasis"><text:span text:style-name="T21">för att berätta att det inte finns kvar fysiskt.</text:span></text:span></text:p></text:note-body></text:note></text:p>
            </text:list-item>
            <text:list-item>
              <text:p text:style-name="P142">Ta bort föremål ur databasen. </text:p>
            </text:list-item>
            <text:list-item>
              <text:p text:style-name="P142">Ladda upp filer. </text:p>
            </text:list-item>
            <text:list-item>
              <text:p text:style-name="P142">Redigera och ta bort filer. </text:p>
            </text:list-item>
            <text:list-item>
              <text:p text:style-name="P142">Skapa nya användare. </text:p>
            </text:list-item>
            <text:list-item>
              <text:p text:style-name="P142">Ändra sitt lösenord. </text:p>
            </text:list-item>
            <text:list-item>
              <text:p text:style-name="P142">Se server-loggen. </text:p>
            </text:list-item>
          </text:list>
        </text:list-item>
        <text:list-item>
          <text:p text:style-name="P141"><text:span text:style-name="Strong_20_Emphasis">Att det följer nedanstående protokollspecifikation.</text:span> </text:p>
        </text:list-item>
      </text:list>
      <text:list xml:id="list3074739840" text:style-name="Bullet_20__f631_">
        <text:list-item>
          <text:p text:style-name="Success">Kom ihåg!</text:p>
        </text:list-item>
      </text:list>
      <text:p text:style-name="Text_20_body">För att ett system ska räknas som <text:span text:style-name="Emphasis">Husmusenföljsamt</text:span> krävs inte bara att dessa funktioner finns, utan också att de implementeras enligt specifikationen i det här dokumentet.</text:p>
      <text:h text:style-name="P54" text:outline-level="1"><text:bookmark-start text:name="__RefHeading___Toc623_624290718"/>Datatyper<text:bookmark-end text:name="__RefHeading___Toc623_624290718"/></text:h>
      <text:p text:style-name="P11"><text:span text:style-name="T29">Det finns </text:span><text:span text:style-name="T37">en del</text:span><text:span text:style-name="T29"> </text:span><text:span text:style-name="Emphasis"><text:span text:style-name="T31">omfattande datatyper</text:span></text:span><text:span text:style-name="T29"> i </text:span><text:span text:style-name="Emphasis"><text:span text:style-name="T29">Husmusen</text:span></text:span><text:span text:style-name="T29">: </text:span><text:span text:style-name="Source_20_Text"><text:span text:style-name="T34">DBInfo</text:span></text:span><text:span text:style-name="T29">, </text:span><text:span text:style-name="Source_20_Text"><text:span text:style-name="T34">Item</text:span></text:span><text:span text:style-name="T29">, </text:span><text:span text:style-name="T32">Keyword, </text:span><text:span text:style-name="T30">och</text:span><text:span text:style-name="T29"> </text:span><text:span text:style-name="Source_20_Text"><text:span text:style-name="T34">File</text:span></text:span><text:span text:style-name="T29">. Det finns också vissa undertyper, så som </text:span><text:span text:style-name="Source_20_Text"><text:span text:style-name="T34">MuseumDetails</text:span></text:span><text:span text:style-name="T29">, </text:span><text:span text:style-name="Source_20_Text"><text:span text:style-name="T34">ItemType</text:span></text:span><text:span text:style-name="T29"> och </text:span><text:span text:style-name="Source_20_Text"><text:span text:style-name="T34">ItemData</text:span></text:span><text:span text:style-name="T29">. Nedan finns en beskrivning av samtliga datatyper.</text:span></text:p>
      <text:h text:style-name="P57" text:outline-level="2"><text:bookmark-start text:name="__RefHeading___Toc625_624290718"/>DBInfo<text:bookmark-end text:name="__RefHeading___Toc625_624290718"/></text:h>
      <text:p text:style-name="P15"><text:span text:style-name="T3">DBInfo</text:span> håller information om databassystemet och museet.</text:p>
      <text:p text:style-name="P40"><text:span text:style-name="ch2_5f_friendly.Name.Label"><text:span text:style-name="T81">protocolVersion</text:span></text:span><text:span text:style-name="ch2_5f_friendly.Punctuation"><text:span text:style-name="T89">:</text:span></text:span><text:span text:style-name="ch2_5f_friendly.Text.Whitespace"><text:span text:style-name="T63"> <text:s text:c="7"/></text:span></text:span><text:span text:style-name="ch2_5f_friendly.Name"><text:span text:style-name="T89">Version</text:span></text:span></text:p>
      <text:p text:style-name="P41"><text:span text:style-name="ch2_5f_friendly.Name.Label"><text:span text:style-name="T81">protocolVersions</text:span></text:span><text:span text:style-name="ch2_5f_friendly.Punctuation"><text:span text:style-name="T89">:</text:span></text:span><text:span text:style-name="ch2_5f_friendly.Text.Whitespace"><text:span text:style-name="T63"> <text:s text:c="6"/></text:span></text:span><text:span text:style-name="ch2_5f_friendly.Name"><text:span text:style-name="T89">String</text:span></text:span><text:span text:style-name="ch2_5f_friendly.Text.Whitespace"><text:span text:style-name="T63"> </text:span></text:span><text:span text:style-name="ch2_5f_friendly.Comment.Single"><text:span text:style-name="T105">// Komma-separerad </text:span></text:span><text:span text:style-name="ch2_5f_friendly.Comment.Single"><text:span text:style-name="T106">bestående av</text:span></text:span></text:p>
      <text:p text:style-name="P41"><text:span text:style-name="ch2_5f_friendly.Text.Whitespace"><text:span text:style-name="T64"><text:s text:c="31"/></text:span></text:span><text:span text:style-name="ch2_5f_friendly.Comment.Single"><text:span text:style-name="T106">// alla </text:span></text:span><text:span text:style-name="ch2_5f_friendly.Comment.Single"><text:span text:style-name="T105">`Version` </text:span></text:span><text:span text:style-name="ch2_5f_friendly.Comment.Single"><text:span text:style-name="T106">som är</text:span></text:span></text:p>
      <text:p text:style-name="P41"><text:span text:style-name="ch2_5f_friendly.Text.Whitespace"><text:span text:style-name="T64"><text:s text:c="31"/></text:span></text:span><text:span text:style-name="ch2_5f_friendly.Comment.Single"><text:span text:style-name="T106">// implementerade</text:span></text:span></text:p>
      <text:p text:style-name="P40"><text:span text:style-name="ch2_5f_friendly.Name.Label"><text:span text:style-name="T81">supportedInputFormats</text:span></text:span><text:span text:style-name="ch2_5f_friendly.Punctuation"><text:span text:style-name="T89">:</text:span></text:span><text:span text:style-name="ch2_5f_friendly.Text.Whitespace"><text:span text:style-name="T63"> <text:s/></text:span></text:span><text:span text:style-name="ch2_5f_friendly.Name"><text:span text:style-name="T89">Array</text:span></text:span><text:span text:style-name="ch2_5f_friendly.Operator"><text:span text:style-name="T110">&lt;</text:span></text:span><text:span text:style-name="ch2_5f_friendly.Name"><text:span text:style-name="T89">TransferFormat</text:span></text:span><text:span text:style-name="ch2_5f_friendly.Operator"><text:span text:style-name="T110">&gt;</text:span></text:span></text:p>
      <text:p text:style-name="P40"><text:span text:style-name="ch2_5f_friendly.Name.Label"><text:span text:style-name="T81">supportedOutputFromats</text:span></text:span><text:span text:style-name="ch2_5f_friendly.Punctuation"><text:span text:style-name="T89">:</text:span></text:span><text:span text:style-name="ch2_5f_friendly.Text.Whitespace"><text:span text:style-name="T63"> </text:span></text:span><text:span text:style-name="ch2_5f_friendly.Name"><text:span text:style-name="T89">Array</text:span></text:span><text:span text:style-name="ch2_5f_friendly.Operator"><text:span text:style-name="T110">&lt;</text:span></text:span><text:span text:style-name="ch2_5f_friendly.Name"><text:span text:style-name="T89">TransferFormat</text:span></text:span><text:span text:style-name="ch2_5f_friendly.Operator"><text:span text:style-name="T110">&gt;</text:span></text:span></text:p>
      <text:p text:style-name="P40"><text:span text:style-name="ch2_5f_friendly.Name.Label"><text:span text:style-name="T81">instanceName</text:span></text:span><text:span text:style-name="ch2_5f_friendly.Punctuation"><text:span text:style-name="T89">:</text:span></text:span><text:span text:style-name="ch2_5f_friendly.Text.Whitespace"><text:span text:style-name="T63"> <text:s text:c="10"/></text:span></text:span><text:span text:style-name="ch2_5f_friendly.Name"><text:span text:style-name="T89">String</text:span></text:span></text:p>
      <text:p text:style-name="P40"><text:span text:style-name="ch2_5f_friendly.Name.Label"><text:span text:style-name="T81">museumDetails</text:span></text:span><text:span text:style-name="ch2_5f_friendly.Punctuation"><text:span text:style-name="T89">:</text:span></text:span><text:span text:style-name="ch2_5f_friendly.Text.Whitespace"><text:span text:style-name="T63"> <text:s text:c="9"/></text:span></text:span><text:span text:style-name="ch2_5f_friendly.Name"><text:span text:style-name="T89">MuseumDetails</text:span></text:span></text:p>
      <text:h text:style-name="Heading_20_3" text:outline-level="3"><text:bookmark-start text:name="__RefHeading___Toc627_624290718"/>Version<text:bookmark-end text:name="__RefHeading___Toc627_624290718"/></text:h>
      <text:p text:style-name="Text_20_body">En Version formuleras som “siffror punkt siffror punkt siffror”, eller <text:span text:style-name="T2">i enlighet </text:span>med detta <text:span text:style-name="T2">R</text:span>eg<text:span text:style-name="T2">E</text:span>x:</text:p>
      <text:p text:style-name="Preformatted_20_Text">/\d+\.\d+\.\d+/</text:p>
      <text:p text:style-name="P11"><text:span text:style-name="T2">Nedan följer några x</text:span>xempel:</text:p>
      <text:p text:style-name="P10">0.8.2</text:p>
      <text:p text:style-name="P10">1.2.2</text:p>
      <text:p text:style-name="P10">0.18.4</text:p>
      <text:list xml:id="list162640679043992" text:continue-list="list4072120185" text:style-name="Bullet_20__f528_">
        <text:list-item>
          <text:p text:style-name="Danger"><text:span text:style-name="T49">Viktigt!</text:span></text:p>
        </text:list-item>
      </text:list>
      <text:p text:style-name="P138"><text:span text:style-name="T29">Versionen </text:span><text:span text:style-name="Strong_20_Emphasis"><text:span text:style-name="T29">måste</text:span></text:span><text:span text:style-name="T29"> matcha den version av </text:span><text:span text:style-name="Emphasis"><text:span text:style-name="T29">Husmusen</text:span></text:span><text:span text:style-name="T29"> som är implementerad! Om version </text:span><text:span text:style-name="Source_20_Text"><text:span text:style-name="T29">1.0.0</text:span></text:span><text:span text:style-name="T29"> är implementerad så måste det vara den som står i </text:span><text:span text:style-name="Source_20_Text"><text:span text:style-name="T34">protocolVersion</text:span></text:span><text:span text:style-name="T29">-fältet. I </text:span><text:span text:style-name="Source_20_Text"><text:span text:style-name="T34">protocolVersions</text:span></text:span><text:span text:style-name="T29"> ska alla implementerade versioner av protokollet listas. Ett system </text:span><text:span text:style-name="T37">kommer kunna </text:span><text:span text:style-name="T29">ha stöd för både version </text:span><text:span text:style-name="Source_20_Text"><text:span text:style-name="T29">1.0.0</text:span></text:span><text:span text:style-name="T29"> och </text:span><text:span text:style-name="Source_20_Text"><text:span text:style-name="T29">1.3.0</text:span></text:span><text:span text:style-name="T29"> via olika URL:er/</text:span><text:span text:style-name="Emphasis"><text:span text:style-name="T29">routes</text:span></text:span><text:span text:style-name="T29">:</text:span></text:p>
      <text:p text:style-name="Preformatted_20_Text"><text:span text:style-name="Source_20_Text">/api/&lt;VERSION&gt;/…</text:span></text:p>
      <text:p text:style-name="P138"><text:span text:style-name="T29">Om fler</text:span><text:span text:style-name="T36">a</text:span><text:span text:style-name="T29"> versioner är implementerade ska den </text:span><text:span text:style-name="Strong_20_Emphasis"><text:span text:style-name="T29">senaste</text:span></text:span><text:span text:style-name="T29"> stå i </text:span><text:span text:style-name="Source_20_Text"><text:span text:style-name="T34">protocolVersion</text:span></text:span><text:span text:style-name="T29">.</text:span></text:p>
      <text:h text:style-name="P8" text:outline-level="3"><text:bookmark-start text:name="__RefHeading___Toc629_624290718"/>Transferformat<text:bookmark-end text:name="__RefHeading___Toc629_624290718"/></text:h>
      <text:p text:style-name="P11"><text:span text:style-name="T4">TransferFormat</text:span><text:span text:style-name="T2"> är ett format som Husmusen kan ta emot eller skicka information. Följande värden är används i </text:span><text:span text:style-name="T4">Husmusen</text:span><text:span text:style-name="T14">:</text:span></text:p>
      <text:p text:style-name="P104"><text:span text:style-name="Source_20_Text"><text:span text:style-name="T56">"JSON"</text:span></text:span></text:p>
      <text:p text:style-name="P104"><text:span text:style-name="Source_20_Text"><text:span text:style-name="T56">"YAML"</text:span></text:span></text:p>
      <text:p text:style-name="Text_20_body">D.v.s. en <text:span text:style-name="T3">strängrepresentation</text:span> av orden <text:span text:style-name="T3">JSON</text:span> och <text:span text:style-name="T3">YAML</text:span>, som står för <text:span text:style-name="T3">Javascript object notation</text:span> respektive <text:span text:style-name="T3">Yet another mark</text:span><text:span text:style-name="T9">up</text:span><text:span text:style-name="T3"> language</text:span>.</text:p>
      <text:list xml:id="list1948202829" text:style-name="Bullet_20__f525_">
        <text:list-item>
          <text:p text:style-name="P143"><text:span text:style-name="T2">Kom ihåg!</text:span></text:p>
        </text:list-item>
      </text:list>
      <text:p text:style-name="Text_20_body">Det finns flera olika sätt att skicka data mellan datorer/servrar. De som krävs för att vara <text:span text:style-name="Emphasis">Husmusenföljsamt</text:span> är <text:span text:style-name="T3">YAML</text:span> och <text:span text:style-name="T3">JSON</text:span>. Det skulle gå att impleme<text:span text:style-name="T139">n</text:span>tera fler, t.ex. <text:span text:style-name="T3">XML</text:span>, men det är inte nödvändigt för att vara <text:span text:style-name="Emphasis">Husmusenföljsamt</text:span><text:span text:style-name="Emphasis"><text:span text:style-name="T14">.</text:span></text:span></text:p>
      <text:list xml:id="list162640760387649" text:continue-list="list162640679043992" text:style-name="Bullet_20__f528_">
        <text:list-item>
          <text:p text:style-name="Danger"><text:span text:style-name="Emphasis"><text:span text:style-name="T14">Varning!</text:span></text:span></text:p>
        </text:list-item>
      </text:list>
      <text:p text:style-name="Text_20_body"><text:span text:style-name="Emphasis"><text:span text:style-name="T31">Det finns ingen standard som beskriver hur andra </text:span></text:span><text:span text:style-name="Emphasis"><text:span text:style-name="Source_20_Text"><text:span text:style-name="T35">TransferFormat</text:span></text:span></text:span><text:span text:style-name="Emphasis"><text:span text:style-name="T31"> skulle implementeras! Det betyder att om </text:span></text:span><text:span text:style-name="Emphasis"><text:span text:style-name="T33">ert</text:span></text:span><text:span text:style-name="Emphasis"><text:span text:style-name="T31"> museum vill ha ett till format, så måste </text:span></text:span><text:span text:style-name="Emphasis"><text:span text:style-name="T33">ni</text:span></text:span><text:span text:style-name="Emphasis"><text:span text:style-name="T31"> själv</text:span></text:span><text:span text:style-name="Emphasis"><text:span text:style-name="T33">a</text:span></text:span><text:span text:style-name="Emphasis"><text:span text:style-name="T31"> skriva en standard för det formatet.</text:span></text:span></text:p>
      <text:h text:style-name="P9" text:outline-level="3"><text:bookmark-start text:name="__RefHeading___Toc631_624290718"/><text:span text:style-name="Emphasis"><text:span text:style-name="T14">MuseumDetails</text:span></text:span><text:bookmark-end text:name="__RefHeading___Toc631_624290718"/></text:h>
      <text:p text:style-name="P11"><text:span text:style-name="Emphasis"><text:span text:style-name="T4">MuseumDetails</text:span></text:span><text:span text:style-name="Emphasis"><text:span text:style-name="T14"> beskriver detaljer om museet, såsom namn och adress.</text:span></text:span></text:p>
      <text:p text:style-name="P36"><text:span text:style-name="ch2_5f_friendly.Name.Label"><text:span text:style-name="T72">name</text:span></text:span><text:span text:style-name="ch2_5f_friendly.Punctuation"><text:span text:style-name="T82">:</text:span></text:span><text:span text:style-name="ch2_5f_friendly.Text.Whitespace"><text:span text:style-name="T68"> <text:s text:c="7"/></text:span></text:span><text:span text:style-name="ch2_5f_friendly.Name"><text:span text:style-name="T82">String</text:span></text:span><text:span text:style-name="ch2_5f_friendly.Text.Whitespace"><text:span text:style-name="T68"> </text:span></text:span><text:span text:style-name="ch2_5f_friendly.Comment.Single"><text:span text:style-name="T94">// Museets namn</text:span></text:span></text:p>
      <text:p text:style-name="P43"><text:span text:style-name="ch2_5f_friendly.Name.Label"><text:span text:style-name="T72">description</text:span></text:span><text:span text:style-name="ch2_5f_friendly.Punctuation"><text:span text:style-name="T82">:</text:span></text:span><text:span text:style-name="ch2_5f_friendly.Text.Whitespace"><text:span text:style-name="T68"> </text:span></text:span><text:span text:style-name="ch2_5f_friendly.Name"><text:span text:style-name="T82">String</text:span></text:span><text:span text:style-name="ch2_5f_friendly.Text.Whitespace"><text:span text:style-name="T68"> </text:span></text:span><text:span text:style-name="ch2_5f_friendly.Comment.Single"><text:span text:style-name="T94">// En beskrivning av museet, t.ex.</text:span></text:span></text:p>
      <text:p text:style-name="P43"><text:span text:style-name="ch2_5f_friendly.Text.Whitespace"><text:span text:style-name="T68"><text:s text:c="20"/></text:span></text:span><text:span text:style-name="ch2_5f_friendly.Comment.Single"><text:span text:style-name="T94">// område, ålder.</text:span></text:span></text:p>
      <text:p text:style-name="P36"><text:span text:style-name="ch2_5f_friendly.Name.Label"><text:span text:style-name="T72">address</text:span></text:span><text:span text:style-name="ch2_5f_friendly.Punctuation"><text:span text:style-name="T82">:</text:span></text:span><text:span text:style-name="ch2_5f_friendly.Text.Whitespace"><text:span text:style-name="T68"> <text:s text:c="4"/></text:span></text:span><text:span text:style-name="ch2_5f_friendly.Name"><text:span text:style-name="T82">String</text:span></text:span><text:span text:style-name="ch2_5f_friendly.Text.Whitespace"><text:span text:style-name="T68"> </text:span></text:span><text:span text:style-name="ch2_5f_friendly.Comment.Single"><text:span text:style-name="T94">// En address till museet.</text:span></text:span></text:p>
      <text:p text:style-name="P36"><text:span text:style-name="ch2_5f_friendly.Name.Label"><text:span text:style-name="T72">location</text:span></text:span><text:span text:style-name="ch2_5f_friendly.Punctuation"><text:span text:style-name="T82">:</text:span></text:span><text:span text:style-name="ch2_5f_friendly.Text.Whitespace"><text:span text:style-name="T68"> <text:s text:c="3"/></text:span></text:span><text:span text:style-name="ch2_5f_friendly.Name"><text:span text:style-name="T82">String</text:span></text:span><text:span text:style-name="ch2_5f_friendly.Text.Whitespace"><text:span text:style-name="T68"> </text:span></text:span><text:span text:style-name="ch2_5f_friendly.Comment.Single"><text:span text:style-name="T94">// En mer generell plats, t.ex. ort.</text:span></text:span></text:p>
      <text:p text:style-name="P36"><text:span text:style-name="ch2_5f_friendly.Name.Label"><text:span text:style-name="T72">coordinates</text:span></text:span><text:span text:style-name="ch2_5f_friendly.Punctuation"><text:span text:style-name="T82">:</text:span></text:span><text:span text:style-name="ch2_5f_friendly.Text.Whitespace"><text:span text:style-name="T68"> </text:span></text:span><text:span text:style-name="ch2_5f_friendly.Name"><text:span text:style-name="T82">String</text:span></text:span><text:span text:style-name="ch2_5f_friendly.Text.Whitespace"><text:span text:style-name="T68"> </text:span></text:span><text:span text:style-name="ch2_5f_friendly.Comment.Single"><text:span text:style-name="T94">// Koordinater till museet.</text:span></text:span></text:p>
      <text:p text:style-name="P43"><text:span text:style-name="ch2_5f_friendly.Name.Label"><text:span text:style-name="T72">website</text:span></text:span><text:span text:style-name="ch2_5f_friendly.Punctuation"><text:span text:style-name="T82">:</text:span></text:span><text:span text:style-name="ch2_5f_friendly.Text.Whitespace"><text:span text:style-name="T68"> <text:s text:c="4"/></text:span></text:span><text:span text:style-name="ch2_5f_friendly.Name"><text:span text:style-name="T82">String</text:span></text:span><text:span text:style-name="ch2_5f_friendly.Text.Whitespace"><text:span text:style-name="T68"> </text:span></text:span><text:span text:style-name="ch2_5f_friendly.Comment.Single"><text:span text:style-name="T51">// En URL till museets hemsida.</text:span></text:span></text:p>
      <text:h text:style-name="Heading_20_4" text:outline-level="4"><text:bookmark-start text:name="__RefHeading___Toc633_624290718"/><text:span text:style-name="T12">Exempelimplementering</text:span><text:span text:style-name="Emphasis">: </text:span>Javascript<text:bookmark-end text:name="__RefHeading___Toc633_624290718"/></text:h>
      <text:p text:style-name="P38"><text:span text:style-name="Source_20_Text"><text:span text:style-name="T113">const</text:span></text:span><text:span text:style-name="Source_20_Text"><text:span text:style-name="T69"> </text:span></text:span><text:span text:style-name="Source_20_Text"><text:span text:style-name="T83">MuseumDetails</text:span></text:span><text:span text:style-name="Source_20_Text"><text:span text:style-name="T69"> </text:span></text:span><text:span text:style-name="Source_20_Text"><text:span text:style-name="T109">=</text:span></text:span><text:span text:style-name="Source_20_Text"><text:span text:style-name="T69"> </text:span></text:span><text:span text:style-name="Source_20_Text"><text:span text:style-name="T83">{</text:span></text:span></text:p>
      <text:p text:style-name="P38"><text:span text:style-name="Source_20_Text"><text:span text:style-name="T69"><text:s text:c="2"/></text:span></text:span><text:span text:style-name="Source_20_Text"><text:span text:style-name="T83">name</text:span></text:span><text:span text:style-name="Source_20_Text"><text:span text:style-name="T109">:</text:span></text:span><text:span text:style-name="Source_20_Text"><text:span text:style-name="T69"> <text:s text:c="7"/></text:span></text:span><text:span text:style-name="Source_20_Text"><text:span text:style-name="T57">"Museum"</text:span></text:span><text:span text:style-name="Source_20_Text"><text:span text:style-name="T83">,</text:span></text:span></text:p>
      <text:p text:style-name="P38"><text:span text:style-name="Source_20_Text"><text:span text:style-name="T69"><text:s text:c="2"/></text:span></text:span><text:span text:style-name="Source_20_Text"><text:span text:style-name="T83">description</text:span></text:span><text:span text:style-name="Source_20_Text"><text:span text:style-name="T109">:</text:span></text:span><text:span text:style-name="Source_20_Text"><text:span text:style-name="T69"> </text:span></text:span><text:span text:style-name="Source_20_Text"><text:span text:style-name="T57">"Ett museum om museum."</text:span></text:span><text:span text:style-name="Source_20_Text"><text:span text:style-name="T83">,</text:span></text:span></text:p>
      <text:p text:style-name="P38"><text:span text:style-name="Source_20_Text"><text:span text:style-name="T69"><text:s text:c="2"/></text:span></text:span><text:span text:style-name="Source_20_Text"><text:span text:style-name="T83">address</text:span></text:span><text:span text:style-name="Source_20_Text"><text:span text:style-name="T109">:</text:span></text:span><text:span text:style-name="Source_20_Text"><text:span text:style-name="T69"> <text:s text:c="4"/></text:span></text:span><text:span text:style-name="Source_20_Text"><text:span text:style-name="T57">"Gatanvägen 4"</text:span></text:span><text:span text:style-name="Source_20_Text"><text:span text:style-name="T83">,</text:span></text:span></text:p>
      <text:p text:style-name="P38"><text:span text:style-name="Source_20_Text"><text:span text:style-name="T69"><text:s text:c="2"/></text:span></text:span><text:span text:style-name="Source_20_Text"><text:span text:style-name="T83">location</text:span></text:span><text:span text:style-name="Source_20_Text"><text:span text:style-name="T109">:</text:span></text:span><text:span text:style-name="Source_20_Text"><text:span text:style-name="T69"> <text:s text:c="3"/></text:span></text:span><text:span text:style-name="Source_20_Text"><text:span text:style-name="T57">"Kungshamn"</text:span></text:span><text:span text:style-name="Source_20_Text"><text:span text:style-name="T83">,</text:span></text:span></text:p>
      <text:p text:style-name="P38"><text:span text:style-name="Source_20_Text"><text:span text:style-name="T69"><text:s text:c="2"/></text:span></text:span><text:span text:style-name="Source_20_Text"><text:span text:style-name="T83">coordinates</text:span></text:span><text:span text:style-name="Source_20_Text"><text:span text:style-name="T109">:</text:span></text:span><text:span text:style-name="Source_20_Text"><text:span text:style-name="T69"> </text:span></text:span><text:span text:style-name="Source_20_Text"><text:span text:style-name="T57">"0°0′0″ N, 25°0′0″ W"</text:span></text:span><text:span text:style-name="Source_20_Text"><text:span text:style-name="T83">,</text:span></text:span></text:p>
      <text:p text:style-name="P38"><text:span text:style-name="Source_20_Text"><text:span text:style-name="T69"><text:s text:c="2"/></text:span></text:span><text:span text:style-name="Source_20_Text"><text:span text:style-name="T83">website</text:span></text:span><text:span text:style-name="Source_20_Text"><text:span text:style-name="T109">:</text:span></text:span><text:span text:style-name="Source_20_Text"><text:span text:style-name="T69"> <text:s text:c="4"/></text:span></text:span><text:span text:style-name="Source_20_Text"><text:span text:style-name="T57">"https://example.com"</text:span></text:span></text:p>
      <text:p text:style-name="P38"><text:span text:style-name="Source_20_Text"><text:span text:style-name="T83">}</text:span></text:span></text:p>
      <text:list xml:id="list162640279292872" text:continue-list="list1948202829" text:style-name="Bullet_20__f525_">
        <text:list-item>
          <text:p text:style-name="P143"><text:soft-page-break/><text:span text:style-name="T14">Kom ihåg!</text:span></text:p>
        </text:list-item>
      </text:list>
      <text:p text:style-name="P44"><text:span text:style-name="Emphasis"><text:span text:style-name="T14">Det här är minimikravet för att vara </text:span></text:span><text:span text:style-name="Emphasis"><text:span text:style-name="T2">Husmusenföljsamt</text:span></text:span><text:span text:style-name="Emphasis"><text:span text:style-name="T14">. Det skulle gå att lägga till fler fält i </text:span></text:span><text:span text:style-name="Emphasis"><text:span text:style-name="T4">MuseumDetails</text:span></text:span><text:span text:style-name="Emphasis"><text:span text:style-name="T14">, men inget av de </text:span></text:span><text:span text:style-name="Emphasis"><text:span text:style-name="T22">ovan</text:span></text:span><text:span text:style-name="Emphasis"><text:span text:style-name="T14">stående fälten får tas bort eller få sin definition ändrad.</text:span></text:span></text:p>
      <text:h text:style-name="Heading_20_2" text:outline-level="2"><text:bookmark-start text:name="__RefHeading___Toc2524_2631689082"/>Item<text:bookmark-end text:name="__RefHeading___Toc2524_2631689082"/></text:h>
      <text:p text:style-name="Text_20_body"><text:span text:style-name="Emphasis"><text:span text:style-name="Source_20_Text"><text:span text:style-name="T34">Item</text:span></text:span></text:span><text:span text:style-name="Emphasis"><text:span text:style-name="T30"> är ett föremål, eller koncept/person, som finns i museets databas.</text:span></text:span></text:p>
      <text:p text:style-name="P32"><text:span text:style-name="ch2_5f_friendly.Name.Label"><text:span text:style-name="T72">name</text:span></text:span><text:span text:style-name="ch2_5f_friendly.Punctuation"><text:span text:style-name="T82">:</text:span></text:span><text:span text:style-name="ch2_5f_friendly.Text.Whitespace"><text:span text:style-name="T68"> <text:s text:c="8"/></text:span></text:span><text:span text:style-name="ch2_5f_friendly.Name"><text:span text:style-name="T82">String</text:span></text:span><text:span text:style-name="ch2_5f_friendly.Text.Whitespace"><text:span text:style-name="T68"> <text:s text:c="5"/></text:span></text:span><text:span text:style-name="ch2_5f_friendly.Comment.Single"><text:span text:style-name="T94">// Namnet på ett föremål, t.ex. en</text:span></text:span></text:p>
      <text:p text:style-name="P32"><text:span text:style-name="ch2_5f_friendly.Text.Whitespace"><text:span text:style-name="T68"><text:s text:c="26"/></text:span></text:span><text:span text:style-name="ch2_5f_friendly.Comment.Single"><text:span text:style-name="T94">// boks titel.</text:span></text:span></text:p>
      <text:p text:style-name="P43"><text:span text:style-name="ch2_5f_friendly.Name.Label"><text:span text:style-name="T72">description</text:span></text:span><text:span text:style-name="ch2_5f_friendly.Punctuation"><text:span text:style-name="T82">:</text:span></text:span><text:span text:style-name="ch2_5f_friendly.Text.Whitespace"><text:span text:style-name="T68"> <text:s/></text:span></text:span><text:span text:style-name="ch2_5f_friendly.Name"><text:span text:style-name="T82">String</text:span></text:span><text:span text:style-name="ch2_5f_friendly.Text.Whitespace"><text:span text:style-name="T68"> <text:s text:c="5"/></text:span></text:span><text:span text:style-name="ch2_5f_friendly.Comment.Single"><text:span text:style-name="T94">// En längre beskrivning av</text:span></text:span></text:p>
      <text:p text:style-name="P43"><text:span text:style-name="ch2_5f_friendly.Comment.Single"><text:span text:style-name="T68"><text:s text:c="26"/></text:span></text:span><text:span text:style-name="ch2_5f_friendly.Comment.Single"><text:span text:style-name="T94">// föremålet.</text:span></text:span></text:p>
      <text:p text:style-name="P32"><text:span text:style-name="ch2_5f_friendly.Name.Label"><text:span text:style-name="T72">keywords</text:span></text:span><text:span text:style-name="ch2_5f_friendly.Punctuation"><text:span text:style-name="T82">:</text:span></text:span><text:span text:style-name="ch2_5f_friendly.Text.Whitespace"><text:span text:style-name="T68"> <text:s text:c="4"/></text:span></text:span><text:span text:style-name="ch2_5f_friendly.Name"><text:span text:style-name="T82">String</text:span></text:span><text:span text:style-name="ch2_5f_friendly.Text.Whitespace"><text:span text:style-name="T68"> <text:s text:c="5"/></text:span></text:span><text:span text:style-name="ch2_5f_friendly.Comment.Single"><text:span text:style-name="T94">// Komma-separerad lista med</text:span></text:span></text:p>
      <text:p text:style-name="P32"><text:span text:style-name="ch2_5f_friendly.Text.Whitespace"><text:span text:style-name="T68"><text:s text:c="26"/></text:span></text:span><text:span text:style-name="ch2_5f_friendly.Comment.Single"><text:span text:style-name="T94">// nyckelord.</text:span></text:span></text:p>
      <text:p text:style-name="P36"><text:span text:style-name="ch2_5f_friendly.Name.Label"><text:span text:style-name="T72">type</text:span></text:span><text:span text:style-name="ch2_5f_friendly.Punctuation"><text:span text:style-name="T82">:</text:span></text:span><text:span text:style-name="ch2_5f_friendly.Text.Whitespace"><text:span text:style-name="T68"> <text:s text:c="8"/></text:span></text:span><text:span text:style-name="ch2_5f_friendly.Name"><text:span text:style-name="T82">ItemType</text:span></text:span><text:span text:style-name="ch2_5f_friendly.Text.Whitespace"><text:span text:style-name="T68"> <text:s text:c="3"/></text:span></text:span><text:span text:style-name="ch2_5f_friendly.Comment.Single"><text:span text:style-name="T94">// Typen av föremål. (Se nedan.)</text:span></text:span></text:p>
      <text:p text:style-name="P36"><text:span text:style-name="ch2_5f_friendly.Name.Label"><text:span text:style-name="T72">itemID</text:span></text:span><text:span text:style-name="ch2_5f_friendly.Punctuation"><text:span text:style-name="T82">:</text:span></text:span><text:span text:style-name="ch2_5f_friendly.Text.Whitespace"><text:span text:style-name="T68"> <text:s text:c="6"/></text:span></text:span><text:span text:style-name="ch2_5f_friendly.Name"><text:span text:style-name="T82">ItemID</text:span></text:span><text:span text:style-name="ch2_5f_friendly.Text.Whitespace"><text:span text:style-name="T68"> <text:s text:c="5"/></text:span></text:span><text:span text:style-name="ch2_5f_friendly.Comment.Single"><text:span text:style-name="T94">// Föremålets unika ID i databasen.</text:span></text:span></text:p>
      <text:p text:style-name="P32"><text:span text:style-name="ch2_5f_friendly.Name.Label"><text:span text:style-name="T72">addedAt</text:span></text:span><text:span text:style-name="ch2_5f_friendly.Punctuation"><text:span text:style-name="T82">:</text:span></text:span><text:span text:style-name="ch2_5f_friendly.Text.Whitespace"><text:span text:style-name="T68"> <text:s text:c="5"/></text:span></text:span><text:span text:style-name="ch2_5f_friendly.Name"><text:span text:style-name="T82">Date</text:span></text:span><text:span text:style-name="ch2_5f_friendly.Text.Whitespace"><text:span text:style-name="T68"> <text:s text:c="7"/></text:span></text:span><text:span text:style-name="ch2_5f_friendly.Comment.Single"><text:span text:style-name="T94">// När objektet blev tillagt i</text:span></text:span></text:p>
      <text:p text:style-name="P32"><text:span text:style-name="ch2_5f_friendly.Text.Whitespace"><text:span text:style-name="T68"><text:s text:c="26"/></text:span></text:span><text:span text:style-name="ch2_5f_friendly.Comment.Single"><text:span text:style-name="T94">// databasen.</text:span></text:span></text:p>
      <text:p text:style-name="P32"><text:span text:style-name="ch2_5f_friendly.Name.Label"><text:span text:style-name="T72">updatedAt</text:span></text:span><text:span text:style-name="ch2_5f_friendly.Punctuation"><text:span text:style-name="T82">:</text:span></text:span><text:span text:style-name="ch2_5f_friendly.Text.Whitespace"><text:span text:style-name="T68"> <text:s text:c="3"/></text:span></text:span><text:span text:style-name="ch2_5f_friendly.Name"><text:span text:style-name="T82">Date</text:span></text:span><text:span text:style-name="ch2_5f_friendly.Text.Whitespace"><text:span text:style-name="T68"> <text:s text:c="7"/></text:span></text:span><text:span text:style-name="ch2_5f_friendly.Comment.Single"><text:span text:style-name="T94">// När objektet senast blev</text:span></text:span></text:p>
      <text:p text:style-name="P32"><text:span text:style-name="ch2_5f_friendly.Text.Whitespace"><text:span text:style-name="T68"><text:s text:c="26"/></text:span></text:span><text:span text:style-name="ch2_5f_friendly.Comment.Single"><text:span text:style-name="T94">// uppdaterat.</text:span></text:span></text:p>
      <text:p text:style-name="P36"><text:span text:style-name="ch2_5f_friendly.Name.Label"><text:span text:style-name="T72">itemData</text:span></text:span><text:span text:style-name="ch2_5f_friendly.Punctuation"><text:span text:style-name="T82">:</text:span></text:span><text:span text:style-name="ch2_5f_friendly.Text.Whitespace"><text:span text:style-name="T68"> <text:s text:c="4"/></text:span></text:span><text:span text:style-name="ch2_5f_friendly.Name"><text:span text:style-name="T82">ItemData</text:span></text:span><text:span text:style-name="ch2_5f_friendly.Text.Whitespace"><text:span text:style-name="T68"> <text:s text:c="3"/></text:span></text:span><text:span text:style-name="ch2_5f_friendly.Comment.Single"><text:span text:style-name="T94">// Ett objekts data.</text:span></text:span></text:p>
      <text:p text:style-name="P32"><text:span text:style-name="ch2_5f_friendly.Name.Label"><text:span text:style-name="T72">customData</text:span></text:span><text:span text:style-name="ch2_5f_friendly.Punctuation"><text:span text:style-name="T82">:</text:span></text:span><text:span text:style-name="ch2_5f_friendly.Text.Whitespace"><text:span text:style-name="T68"> <text:s text:c="2"/></text:span></text:span><text:span text:style-name="ch2_5f_friendly.Operator"><text:span text:style-name="T108">*</text:span></text:span><text:span text:style-name="ch2_5f_friendly.Text.Whitespace"><text:span text:style-name="T68"> <text:s text:c="10"/></text:span></text:span><text:span text:style-name="ch2_5f_friendly.Comment.Single"><text:span text:style-name="T94">// Här går det att lägga övrig data</text:span></text:span></text:p>
      <text:p text:style-name="P32"><text:span text:style-name="ch2_5f_friendly.Text.Whitespace"><text:span text:style-name="T68"><text:s text:c="26"/></text:span></text:span><text:span text:style-name="ch2_5f_friendly.Comment.Single"><text:span text:style-name="T94">// som inte är med i standarden.</text:span></text:span></text:p>
      <text:p text:style-name="P32"><text:span text:style-name="ch2_5f_friendly.Name.Label"><text:span text:style-name="T72">isExpired</text:span></text:span><text:span text:style-name="ch2_5f_friendly.Punctuation"><text:span text:style-name="T82">:</text:span></text:span><text:span text:style-name="ch2_5f_friendly.Text.Whitespace"><text:span text:style-name="T68"> <text:s text:c="3"/></text:span></text:span><text:span text:style-name="ch2_5f_friendly.Name"><text:span text:style-name="T82">Boolean</text:span></text:span><text:span text:style-name="ch2_5f_friendly.Text.Whitespace"><text:span text:style-name="T68"> <text:s text:c="4"/></text:span></text:span><text:span text:style-name="ch2_5f_friendly.Comment.Single"><text:span text:style-name="T94">// Beskriver huruvida ett objekt är</text:span></text:span></text:p>
      <text:p text:style-name="P32"><text:span text:style-name="ch2_5f_friendly.Text.Whitespace"><text:span text:style-name="T68"><text:s text:c="26"/></text:span></text:span><text:span text:style-name="ch2_5f_friendly.Comment.Single"><text:span text:style-name="T94">// markerat som borttaget.</text:span></text:span></text:p>
      <text:p text:style-name="P32"><text:span text:style-name="ch2_5f_friendly.Name.Label"><text:span text:style-name="T72">expireReason</text:span></text:span><text:span text:style-name="ch2_5f_friendly.Punctuation"><text:span text:style-name="T82">:</text:span></text:span><text:span text:style-name="ch2_5f_friendly.Text.Whitespace"><text:span text:style-name="T68"> </text:span></text:span><text:span text:style-name="ch2_5f_friendly.Name"><text:span text:style-name="T82">String</text:span></text:span><text:span text:style-name="ch2_5f_friendly.Text.Whitespace"><text:span text:style-name="T68"> <text:s text:c="5"/></text:span></text:span><text:span text:style-name="ch2_5f_friendly.Comment.Single"><text:span text:style-name="T94">// Beskriver anledning till </text:span></text:span><text:span text:style-name="ch2_5f_friendly.Comment.Single"><text:span text:style-name="T95">varför </text:span></text:span></text:p>
      <text:p text:style-name="P32"><text:span text:style-name="ch2_5f_friendly.Text.Whitespace"><text:span text:style-name="T68"><text:s text:c="26"/></text:span></text:span><text:span text:style-name="ch2_5f_friendly.Comment.Single"><text:span text:style-name="T94">// objektet blev markerat som</text:span></text:span></text:p>
      <text:p text:style-name="P32"><text:span text:style-name="ch2_5f_friendly.Text.Whitespace"><text:span text:style-name="T68"><text:s text:c="26"/></text:span></text:span><text:span text:style-name="ch2_5f_friendly.Comment.Single"><text:span text:style-name="T94">// borttaget.</text:span></text:span></text:p>
      <text:p text:style-name="P43"><text:span text:style-name="ch2_5f_friendly.Name.Label"><text:span text:style-name="T72">files</text:span></text:span><text:span text:style-name="ch2_5f_friendly.Punctuation"><text:span text:style-name="T82">:</text:span></text:span><text:span text:style-name="ch2_5f_friendly.Text.Whitespace"><text:span text:style-name="T68"> <text:s text:c="7"/></text:span></text:span><text:span text:style-name="ch2_5f_friendly.Name"><text:span text:style-name="T82">Array</text:span></text:span><text:span text:style-name="ch2_5f_friendly.Operator"><text:span text:style-name="T108">&lt;</text:span></text:span><text:span text:style-name="ch2_5f_friendly.Name"><text:span text:style-name="T82">File</text:span></text:span><text:span text:style-name="ch2_5f_friendly.Operator"><text:span text:style-name="T108">&gt;</text:span></text:span><text:span text:style-name="ch2_5f_friendly.Text.Whitespace"><text:span text:style-name="T68"> </text:span></text:span><text:span text:style-name="ch2_5f_friendly.Comment.Single"><text:span text:style-name="T94">// En array med filer relaterade</text:span></text:span></text:p>
      <text:p text:style-name="P43"><text:span text:style-name="ch2_5f_friendly.Comment.Single"><text:span text:style-name="T68"><text:s text:c="26"/></text:span></text:span><text:span text:style-name="ch2_5f_friendly.Comment.Single"><text:span text:style-name="T51">// till objektet.</text:span></text:span></text:p>
      <text:list xml:id="list1629859407" text:style-name="Bullet_20__f7fb_">
        <text:list-item>
          <text:p text:style-name="Info"><text:span text:style-name="T38">Tips!</text:span></text:p>
        </text:list-item>
      </text:list>
      <text:p text:style-name="Text_20_body"><text:span text:style-name="T39">I en relationsdatabas kan </text:span><text:span text:style-name="Source_20_Text"><text:span text:style-name="T40">ItemData</text:span></text:span><text:span text:style-name="T39"> och </text:span><text:span text:style-name="Source_20_Text"><text:span text:style-name="T40">CustomData</text:span></text:span><text:span text:style-name="T39"> lagras som en </text:span><text:span text:style-name="T40">JSON-sträng</text:span><text:span text:style-name="T39"> i ett fält/en kolumn, medan det i en </text:span><text:span text:style-name="Emphasis"><text:span text:style-name="T39">no-SQL</text:span></text:span><text:span text:style-name="T39">-databas skulle kunna lagras direkt i samma </text:span><text:span text:style-name="Emphasis"><text:span text:style-name="T39">objekt</text:span></text:span><text:span text:style-name="T39">/</text:span><text:span text:style-name="Emphasis"><text:span text:style-name="T39">dokument</text:span></text:span><text:span text:style-name="T39"> som ett </text:span><text:span text:style-name="Emphasis"><text:span text:style-name="T39">objekt</text:span></text:span><text:span text:style-name="T39">/</text:span><text:span text:style-name="Emphasis"><text:span text:style-name="T39">dokument</text:span></text:span><text:span text:style-name="T39">.</text:span></text:p>
      <text:h text:style-name="P68" text:outline-level="3"><text:bookmark-start text:name="__RefHeading___Toc750_624290718"/>ItemType<text:bookmark-end text:name="__RefHeading___Toc750_624290718"/></text:h>
      <text:p text:style-name="P113">Här följer alla giltiga <text:span text:style-name="T3">ItemTypes</text:span><text:span text:style-name="T12">.</text:span></text:p>
      <text:p text:style-name="P39"><text:span text:style-name="Source_20_Text"><text:span text:style-name="T56">"ArtPiece"</text:span></text:span></text:p>
      <text:p text:style-name="P105"><text:span text:style-name="Source_20_Text"><text:span text:style-name="T56">"Blueprint"</text:span></text:span></text:p>
      <text:p text:style-name="P39"><text:span text:style-name="Source_20_Text"><text:span text:style-name="T56">"Book"</text:span></text:span></text:p>
      <text:p text:style-name="P39"><text:span text:style-name="Source_20_Text"><text:span text:style-name="T56">"Building"</text:span></text:span></text:p>
      <text:p text:style-name="P39"><text:span text:style-name="Source_20_Text"><text:span text:style-name="T56">"Collection"</text:span></text:span></text:p>
      <text:p text:style-name="P36"><text:span text:style-name="Source_20_Text"><text:span text:style-name="T56">"Concept"</text:span></text:span></text:p>
      <text:p text:style-name="P36"><text:span text:style-name="Source_20_Text"><text:span text:style-name="T56">"CulturalEnvironment"</text:span></text:span></text:p>
      <text:p text:style-name="P36"><text:span text:style-name="Source_20_Text"><text:span text:style-name="T56">"CulturalHeritage"</text:span></text:span></text:p>
      <text:p text:style-name="P36"><text:span text:style-name="Source_20_Text"><text:span text:style-name="T56">"Document"</text:span></text:span></text:p>
      <text:p text:style-name="P36"><text:span text:style-name="Source_20_Text"><text:span text:style-name="T56">"Exhibition"</text:span></text:span></text:p>
      <text:p text:style-name="P36"><text:span text:style-name="Source_20_Text"><text:span text:style-name="T56">"Film"</text:span></text:span></text:p>
      <text:p text:style-name="P36"><text:span text:style-name="Source_20_Text"><text:span text:style-name="T56">"Group"</text:span></text:span></text:p>
      <text:p text:style-name="P36"><text:span text:style-name="Source_20_Text"><text:span text:style-name="T56">"HistoricalEvent"</text:span></text:span></text:p>
      <text:p text:style-name="P36"><text:span text:style-name="Source_20_Text"><text:span text:style-name="T56">"InteractiveResource"</text:span></text:span></text:p>
      <text:p text:style-name="P36"><text:span text:style-name="Source_20_Text"><text:span text:style-name="T56">"Map"</text:span></text:span></text:p>
      <text:p text:style-name="P36"><text:span text:style-name="Source_20_Text"><text:span text:style-name="T56">"Organisation"</text:span></text:span></text:p>
      <text:p text:style-name="P36"><text:span text:style-name="Source_20_Text"><text:span text:style-name="T56">"Person"</text:span></text:span></text:p>
      <text:p text:style-name="P36"><text:span text:style-name="Source_20_Text"><text:span text:style-name="T56">"Photo"</text:span></text:span></text:p>
      <text:p text:style-name="P36"><text:span text:style-name="Source_20_Text"><text:span text:style-name="T56">"PhysicalItem"</text:span></text:span></text:p>
      <text:p text:style-name="P36"><text:span text:style-name="Source_20_Text"><text:span text:style-name="T56">"Sketch"</text:span></text:span></text:p>
      <text:p text:style-name="P36"><text:span text:style-name="Source_20_Text"><text:span text:style-name="T56">"Sound"</text:span></text:span></text:p>
      <text:p text:style-name="P22"><text:span text:style-name="T12">De</text:span><text:span text:style-name="T17">ssa</text:span><text:span text:style-name="T12"> speglar de typer som finns med i </text:span><text:span text:style-name="T3">K-Samsök</text:span><text:span text:style-name="T12">. Typerna återfinns i Riksantikvarieämbetets dokumentation:</text:span></text:p>
      <text:p text:style-name="P22"><text:a xlink:type="simple" xlink:href="https://www.raa.se/hitta-information/k-samsok/att-anvanda-k-samsok/objektstyper/" text:style-name="Internet_20_link" text:visited-style-name="Visited_20_Internet_20_Link"><text:span text:style-name="T12">https://www.raa.se/hitta-information/k-samsok/att-anvanda-k-samsok/objektstyper/</text:span></text:a></text:p>
      <text:list xml:id="list162639182703490" text:continue-list="list162640760387649" text:style-name="Bullet_20__f528_">
        <text:list-item>
          <text:p text:style-name="Danger">Viktigt!</text:p>
        </text:list-item>
      </text:list>
      <text:p text:style-name="Text_20_body"><text:span text:style-name="T39">I teorin skulle det gå att lägga till fler </text:span><text:span text:style-name="Source_20_Text"><text:span text:style-name="T40">ItemTypes</text:span></text:span><text:span text:style-name="T39"> i databasen, men det skulle bryta </text:span><text:span text:style-name="Emphasis"><text:span text:style-name="T39">Husmusenföljsamheten</text:span></text:span><text:span text:style-name="T39">! Det är bäst att i första hand använda de </text:span><text:span text:style-name="Source_20_Text"><text:span text:style-name="T40">ItemTypes</text:span></text:span><text:span text:style-name="T39"> som är definierade av protokollet, och använda nyckelord för att vidare beskriva föremålet. </text:span><text:span text:style-name="T47">T.ex. kan e</text:span><text:span text:style-name="T39">n vas beskrivas som ett </text:span><text:span text:style-name="Source_20_Text"><text:span text:style-name="T40">PhysicalItem</text:span></text:span><text:span text:style-name="T39"> </text:span><text:span text:style-name="T47">och sedan vidare beskrivas </text:span><text:span text:style-name="T39">med nyckelordet </text:span><text:span text:style-name="Source_20_Text"><text:span text:style-name="T40">Vas</text:span></text:span><text:span text:style-name="T39">.</text:span></text:p>
      <text:h text:style-name="P21" text:outline-level="3"><text:bookmark-start text:name="__RefHeading___Toc752_624290718"/>ItemData<text:bookmark-end text:name="__RefHeading___Toc752_624290718"/></text:h>
      <text:p text:style-name="P22"><text:span text:style-name="Source_20_Text"><text:span text:style-name="T40">ItemData</text:span></text:span><text:span text:style-name="T39"> skiljer lite för de olika typerna av objekt. </text:span><text:span text:style-name="T46">På kommande sidor kommer </text:span><text:span text:style-name="T41">ItemData</text:span><text:span text:style-name="T45"> beskrivas för varje </text:span><text:span text:style-name="T41">ItemType</text:span><text:span text:style-name="T45">.</text:span></text:p>
      <text:list xml:id="list162639373481985" text:continue-numbering="true" text:style-name="Bullet_20__f528_">
        <text:list-item>
          <text:p text:style-name="P16">Viktigt!</text:p>
        </text:list-item>
      </text:list>
      <text:p text:style-name="Text_20_body"><text:span text:style-name="T39">Om det behövs fler fält än de specificerade i </text:span><text:span text:style-name="Source_20_Text"><text:span text:style-name="T40">ItemData</text:span></text:span><text:span text:style-name="T39"> ska de fälten läggas i </text:span><text:span text:style-name="Source_20_Text"><text:span text:style-name="T40">CustomData</text:span></text:span><text:span text:style-name="T39"> och </text:span><text:span text:style-name="Strong_20_Emphasis"><text:span text:style-name="T39">inte</text:span></text:span><text:span text:style-name="T39"> läggas till i </text:span><text:span text:style-name="Source_20_Text"><text:span text:style-name="T40">ItemData</text:span></text:span><text:span text:style-name="T39"> för att vara </text:span><text:span text:style-name="Emphasis"><text:span text:style-name="T39">Husmusenföljsamt</text:span></text:span><text:span text:style-name="T39">!</text:span></text:p>
      <text:h text:style-name="Heading_20_4" text:outline-level="4"><text:bookmark-start text:name="__RefHeading___Toc754_624290718"/><text:bookmark text:name="ArtPiece"/><text:soft-page-break/>ArtPiece<text:bookmark-end text:name="__RefHeading___Toc754_624290718"/></text:h>
      <text:p text:style-name="Text_20_body"><text:span text:style-name="T3">ArtPiece</text:span> är ett konstverk, t.ex. en tavla/målning.</text:p>
      <text:p text:style-name="P40"><text:span text:style-name="T81">artist</text:span><text:span text:style-name="T89">:</text:span><text:span text:style-name="T63"> <text:s text:c="2"/></text:span><text:span text:style-name="T89">String</text:span><text:span text:style-name="T63"> <text:s text:c="2"/></text:span><text:span text:style-name="T105">// Konstnärens namn</text:span></text:p>
      <text:p text:style-name="P40"><text:span text:style-name="T81">material</text:span><text:span text:style-name="T89">:</text:span><text:span text:style-name="T63"> </text:span><text:span text:style-name="T89">String</text:span><text:span text:style-name="T63"> <text:s text:c="2"/></text:span><text:span text:style-name="T105">// Material i konstverket.</text:span></text:p>
      <text:p text:style-name="P40"><text:span text:style-name="T81">style</text:span><text:span text:style-name="T89">:</text:span><text:span text:style-name="T63"> <text:s text:c="3"/></text:span><text:span text:style-name="T89">String</text:span><text:span text:style-name="T63"> <text:s text:c="2"/></text:span><text:span text:style-name="T105">// Information om konststilen.</text:span></text:p>
      <text:p text:style-name="P40"><text:span text:style-name="T81">weight</text:span><text:span text:style-name="T89">:</text:span><text:span text:style-name="T63"> <text:s text:c="2"/></text:span><text:span text:style-name="T89">Integer</text:span><text:span text:style-name="T63"> <text:s/></text:span><text:span text:style-name="T105">// Konstverkets vikt i hela gram.</text:span></text:p>
      <text:p text:style-name="P40"><text:span text:style-name="T81">year</text:span><text:span text:style-name="T89">:</text:span><text:span text:style-name="T63"> <text:s text:c="4"/></text:span><text:span text:style-name="T89">Integer</text:span><text:span text:style-name="T63"> <text:s/></text:span><text:span text:style-name="T105">// Året som konstverket skapades.</text:span></text:p>
      <text:h text:style-name="Heading_20_4" text:outline-level="4"><text:bookmark-start text:name="__RefHeading___Toc756_624290718"/><text:bookmark text:name="Blueprint"/>Blueprint<text:bookmark-end text:name="__RefHeading___Toc756_624290718"/></text:h>
      <text:p text:style-name="Text_20_body"><text:span text:style-name="T3">Blueprint</text:span> är en ritning.</text:p>
      <text:p text:style-name="P40"><text:span text:style-name="T81">date</text:span><text:span text:style-name="T89">:</text:span><text:span text:style-name="T63"> <text:s text:c="4"/></text:span><text:span text:style-name="T89">Date</text:span><text:span text:style-name="T63"> <text:s text:c="3"/></text:span><text:span text:style-name="T105">// Datumet då ritningen blev klar.</text:span></text:p>
      <text:p text:style-name="P41"><text:span text:style-name="T81">designer</text:span><text:span text:style-name="T89">:</text:span><text:span text:style-name="T63"> </text:span><text:span text:style-name="T89">String</text:span><text:span text:style-name="T63"> <text:s/></text:span><text:span text:style-name="T105">// Personen/-erna som designade/skapade</text:span></text:p>
      <text:p text:style-name="P84"><text:s text:c="18"/>// ritningen.</text:p>
      <text:p text:style-name="P40"><text:span text:style-name="T81">height</text:span><text:span text:style-name="T89">:</text:span><text:span text:style-name="T63"> <text:s text:c="2"/></text:span><text:span text:style-name="T89">Integer</text:span><text:span text:style-name="T63"> </text:span><text:span text:style-name="T105">// Höjden på ritningen i hela millimeter.</text:span></text:p>
      <text:p text:style-name="P40"><text:span text:style-name="T81">scale</text:span><text:span text:style-name="T89">:</text:span><text:span text:style-name="T63"> <text:s text:c="3"/></text:span><text:span text:style-name="T89">String</text:span><text:span text:style-name="T63"> <text:s/></text:span><text:span text:style-name="T105">// Skalan på ritningen.</text:span></text:p>
      <text:p text:style-name="P40"><text:span text:style-name="T81">width</text:span><text:span text:style-name="T89">:</text:span><text:span text:style-name="T63"> <text:s text:c="3"/></text:span><text:span text:style-name="T89">Integer</text:span><text:span text:style-name="T63"> </text:span><text:span text:style-name="T105">// Bredden på ritningen i hela millimeter.</text:span></text:p>
      <text:h text:style-name="Heading_20_4" text:outline-level="4"><text:bookmark-start text:name="__RefHeading___Toc758_624290718"/><text:bookmark text:name="Book"/>Book<text:bookmark-end text:name="__RefHeading___Toc758_624290718"/></text:h>
      <text:p text:style-name="Text_20_body"><text:span text:style-name="T3">Book</text:span> är en bok.</text:p>
      <text:p text:style-name="P40"><text:span text:style-name="T81">authour</text:span><text:span text:style-name="T89">:</text:span><text:span text:style-name="T63"> <text:s text:c="9"/></text:span><text:span text:style-name="T89">String</text:span><text:span text:style-name="T63"> <text:s/></text:span><text:span text:style-name="T105">// Namn på bokens författare</text:span></text:p>
      <text:p text:style-name="P40"><text:span text:style-name="T81">ISBN</text:span><text:span text:style-name="T89">:</text:span><text:span text:style-name="T63"> <text:s text:c="12"/></text:span><text:span text:style-name="T89">String</text:span><text:span text:style-name="T63"> <text:s/></text:span><text:span text:style-name="T105">// Bokens ISBN.</text:span></text:p>
      <text:p text:style-name="P40"><text:span text:style-name="T81">language</text:span><text:span text:style-name="T89">:</text:span><text:span text:style-name="T63"> <text:s text:c="8"/></text:span><text:span text:style-name="T89">String</text:span><text:span text:style-name="T63"> <text:s/></text:span><text:span text:style-name="T105">// Det språk som boken är skriven på.</text:span></text:p>
      <text:p text:style-name="P41"><text:span text:style-name="T81">originalLanguage</text:span><text:span text:style-name="T89">:</text:span><text:span text:style-name="T63"> </text:span><text:span text:style-name="T89">String</text:span><text:span text:style-name="T63"> <text:s/></text:span><text:span text:style-name="T105">// Om boken är översatt, ange</text:span></text:p>
      <text:p text:style-name="P84"><text:s text:c="26"/>// originalspråk.</text:p>
      <text:p text:style-name="P41"><text:span text:style-name="T81">originalTitle</text:span><text:span text:style-name="T89">:</text:span><text:span text:style-name="T63"> <text:s text:c="3"/></text:span><text:span text:style-name="T89">String</text:span><text:span text:style-name="T63"> <text:s/></text:span><text:span text:style-name="T105">// Om boken är översatt, </text:span><text:span text:style-name="T106">ange</text:span></text:p>
      <text:p text:style-name="P41"><text:span text:style-name="T106"><text:s text:c="26"/>// </text:span><text:span text:style-name="T105">originaltitel.</text:span></text:p>
      <text:p text:style-name="P40"><text:span text:style-name="T81">pageCount</text:span><text:span text:style-name="T89">:</text:span><text:span text:style-name="T63"> <text:s text:c="7"/></text:span><text:span text:style-name="T89">Integer</text:span><text:span text:style-name="T63"> </text:span><text:span text:style-name="T105">// Antalet sidor i boken.</text:span></text:p>
      <text:p text:style-name="P40"><text:span text:style-name="T81">publisher</text:span><text:span text:style-name="T89">:</text:span><text:span text:style-name="T63"> <text:s text:c="7"/></text:span><text:span text:style-name="T89">String</text:span><text:span text:style-name="T63"> <text:s/></text:span><text:span text:style-name="T105">// Förlaget som publicerade boken.</text:span></text:p>
      <text:p text:style-name="P40"><text:span text:style-name="T81">title</text:span><text:span text:style-name="T89">:</text:span><text:span text:style-name="T63"> <text:s text:c="11"/></text:span><text:span text:style-name="T89">String</text:span><text:span text:style-name="T63"> <text:s/></text:span><text:span text:style-name="T105">// Bokens titel.</text:span></text:p>
      <text:p text:style-name="P41"><text:span text:style-name="T81">translator</text:span><text:span text:style-name="T89">:</text:span><text:span text:style-name="T63"> <text:s text:c="6"/></text:span><text:span text:style-name="T89">String</text:span><text:span text:style-name="T63"> <text:s/></text:span><text:span text:style-name="T105">// Om boken är översatt, ange</text:span></text:p>
      <text:p text:style-name="P84"><text:s text:c="26"/>// översättare.</text:p>
      <text:p text:style-name="P40"><text:span text:style-name="T81">year</text:span><text:span text:style-name="T89">:</text:span><text:span text:style-name="T63"> <text:s text:c="12"/></text:span><text:span text:style-name="T89">Integer</text:span><text:span text:style-name="T63"> </text:span><text:span text:style-name="T105">// Bokens publikationsår.</text:span></text:p>
      <text:h text:style-name="P80" text:outline-level="4"><text:bookmark-start text:name="__RefHeading___Toc760_624290718"/><text:bookmark text:name="Building"/>Building<text:bookmark-end text:name="__RefHeading___Toc760_624290718"/></text:h>
      <text:p text:style-name="Text_20_body"><text:span text:style-name="T3">Building</text:span> är en byggnad.</text:p>
      <text:p text:style-name="P40"><text:span text:style-name="T81">architect</text:span><text:span text:style-name="T89">:</text:span><text:span text:style-name="T63"> <text:s text:c="2"/></text:span><text:span text:style-name="T89">String</text:span><text:span text:style-name="T63"> <text:s/></text:span><text:span text:style-name="T105">// Byggnadens arkitekt(er).</text:span></text:p>
      <text:p text:style-name="P40"><text:span text:style-name="T81">coordinates</text:span><text:span text:style-name="T89">:</text:span><text:span text:style-name="T63"> </text:span><text:span text:style-name="T89">String</text:span><text:span text:style-name="T63"> <text:s/></text:span><text:span text:style-name="T105">// Koordinater till byggnaden.</text:span></text:p>
      <text:p text:style-name="P40"><text:span text:style-name="T81">location</text:span><text:span text:style-name="T89">:</text:span><text:span text:style-name="T63"> <text:s text:c="3"/></text:span><text:span text:style-name="T89">String</text:span><text:span text:style-name="T63"> <text:s/></text:span><text:span text:style-name="T105">// Generell plats, t.ex. ort.</text:span></text:p>
      <text:p text:style-name="P41"><text:span text:style-name="T81">material</text:span><text:span text:style-name="T89">:</text:span><text:span text:style-name="T63"> <text:s text:c="3"/></text:span><text:span text:style-name="T89">String</text:span><text:span text:style-name="T63"> <text:s/></text:span><text:span text:style-name="T105">// Materialet på byggnaden, tegel, trä,</text:span></text:p>
      <text:p text:style-name="P84"><text:s text:c="21"/>// cement, etc.</text:p>
      <text:p text:style-name="P40"><text:span text:style-name="T81">name</text:span><text:span text:style-name="T89">:</text:span><text:span text:style-name="T63"> <text:s text:c="7"/></text:span><text:span text:style-name="T89">String</text:span><text:span text:style-name="T63"> <text:s/></text:span><text:span text:style-name="T105">// Byggnadens namn.</text:span></text:p>
      <text:p text:style-name="P40"><text:span text:style-name="T81">purpose</text:span><text:span text:style-name="T89">:</text:span><text:span text:style-name="T63"> <text:s text:c="4"/></text:span><text:span text:style-name="T89">String</text:span><text:span text:style-name="T63"> <text:s/></text:span><text:span text:style-name="T105">// Syftet/typen av byggnad, t.ex. sågverk.</text:span></text:p>
      <text:p text:style-name="P40"><text:span text:style-name="T81">year</text:span><text:span text:style-name="T89">:</text:span><text:span text:style-name="T63"> <text:s text:c="7"/></text:span><text:span text:style-name="T89">Integer</text:span><text:span text:style-name="T63"> </text:span><text:span text:style-name="T105">// Året som byggnaden blev klar.</text:span></text:p>
      <text:h text:style-name="Heading_20_4" text:outline-level="4"><text:bookmark-start text:name="__RefHeading___Toc762_624290718"/><text:bookmark text:name="Collection"/>Collection<text:bookmark-end text:name="__RefHeading___Toc762_624290718"/></text:h>
      <text:p text:style-name="Text_20_body"><text:span text:style-name="T3">Collection</text:span> är en samling av saker.</text:p>
      <text:p text:style-name="P40"><text:span text:style-name="T81">collectible</text:span><text:span text:style-name="T89">:</text:span><text:span text:style-name="T63"> </text:span><text:span text:style-name="T89">String</text:span><text:span text:style-name="T63"> <text:s/></text:span><text:span text:style-name="T105">// Saken som samlas.</text:span></text:p>
      <text:p text:style-name="P40"><text:span text:style-name="T81">collector</text:span><text:span text:style-name="T89">:</text:span><text:span text:style-name="T63"> <text:s text:c="2"/></text:span><text:span text:style-name="T89">String</text:span><text:span text:style-name="T63"> <text:s/></text:span><text:span text:style-name="T105">// Personen/-arna som samlar.</text:span></text:p>
      <text:p text:style-name="P40"><text:span text:style-name="T81">size</text:span><text:span text:style-name="T89">:</text:span><text:span text:style-name="T63"> <text:s text:c="7"/></text:span><text:span text:style-name="T89">Integer</text:span><text:span text:style-name="T63"> </text:span><text:span text:style-name="T105">// Antalet saker i samlingen.</text:span></text:p>
      <text:h text:style-name="Heading_20_4" text:outline-level="4"><text:bookmark-start text:name="__RefHeading___Toc764_624290718"/><text:bookmark text:name="Concept"/>Concept<text:bookmark-end text:name="__RefHeading___Toc764_624290718"/></text:h>
      <text:p text:style-name="Text_20_body">Inte definierat. Använd <text:span text:style-name="T3">customData</text:span> för att beskriva föremålet.</text:p>
      <text:h text:style-name="Heading_20_4" text:outline-level="4"><text:bookmark-start text:name="__RefHeading___Toc766_624290718"/><text:bookmark text:name="CulturalEnvironment"/>CulturalEnvironment<text:bookmark-end text:name="__RefHeading___Toc766_624290718"/></text:h>
      <text:p text:style-name="Text_20_body"><text:span text:style-name="T3">CulturalEnvironment</text:span> är en kulturell miljö.</text:p>
      <text:p text:style-name="P40"><text:span text:style-name="T81">coordinates</text:span><text:span text:style-name="T89">:</text:span><text:span text:style-name="T63"> </text:span><text:span text:style-name="T89">String</text:span><text:span text:style-name="T63"> </text:span><text:span text:style-name="T105">// Koordinater till miljön.</text:span></text:p>
      <text:p text:style-name="P40"><text:span text:style-name="T81">location</text:span><text:span text:style-name="T89">:</text:span><text:span text:style-name="T63"> <text:s text:c="3"/></text:span><text:span text:style-name="T89">String</text:span><text:span text:style-name="T63"> </text:span><text:span text:style-name="T105">// Generell plats, t.ex. ort.</text:span></text:p>
      <text:p text:style-name="P40"><text:span text:style-name="T81">name</text:span><text:span text:style-name="T89">:</text:span><text:span text:style-name="T63"> <text:s text:c="7"/></text:span><text:span text:style-name="T89">String</text:span><text:span text:style-name="T63"> </text:span><text:span text:style-name="T105">// Namnet på miljön.</text:span></text:p>
      <text:h text:style-name="Heading_20_4" text:outline-level="4"><text:bookmark-start text:name="__RefHeading___Toc768_624290718"/><text:bookmark text:name="CulturalHeritage"/>CulturalHeritage<text:bookmark-end text:name="__RefHeading___Toc768_624290718"/></text:h>
      <text:p text:style-name="Text_20_body"><text:span text:style-name="T3">CulturalHeritage</text:span> är en kulturlämning, som t.ex. skeppssättning, runsten, <text:span text:style-name="T50">eller en </text:span>kyrka.</text:p>
      <text:p text:style-name="P40"><text:span text:style-name="T81">coordinates</text:span><text:span text:style-name="T89">:</text:span><text:span text:style-name="T63"> </text:span><text:span text:style-name="T89">String</text:span><text:span text:style-name="T63"> </text:span><text:span text:style-name="T105">// Koordinater till lämningen.</text:span></text:p>
      <text:p text:style-name="P40"><text:span text:style-name="T81">location</text:span><text:span text:style-name="T89">:</text:span><text:span text:style-name="T63"> <text:s text:c="3"/></text:span><text:span text:style-name="T89">String</text:span><text:span text:style-name="T63"> </text:span><text:span text:style-name="T105">// Generell plats, t.ex. ort.</text:span></text:p>
      <text:p text:style-name="P40"><text:span text:style-name="T81">name</text:span><text:span text:style-name="T89">:</text:span><text:span text:style-name="T63"> <text:s text:c="7"/></text:span><text:span text:style-name="T89">String</text:span><text:span text:style-name="T63"> </text:span><text:span text:style-name="T105">// Namnet på lämningen.</text:span></text:p>
      <text:p text:style-name="P40"><text:span text:style-name="T81">type</text:span><text:span text:style-name="T89">:</text:span><text:span text:style-name="T63"> <text:s text:c="7"/></text:span><text:span text:style-name="T89">String</text:span><text:span text:style-name="T63"> </text:span><text:span text:style-name="T105">// Typ av lämning, t.ex. runsten.</text:span></text:p>
      <text:h text:style-name="P80" text:outline-level="4"><text:bookmark-start text:name="__RefHeading___Toc770_624290718"/><text:bookmark text:name="Document"/>Document<text:bookmark-end text:name="__RefHeading___Toc770_624290718"/></text:h>
      <text:p text:style-name="Text_20_body"><text:span text:style-name="T3">Document</text:span> är ett dokument, t.ex. rapport, pamflett, manifest.</text:p>
      <text:p text:style-name="P40"><text:span text:style-name="T81">authour</text:span><text:span text:style-name="T89">:</text:span><text:span text:style-name="T63"> <text:s text:c="9"/></text:span><text:span text:style-name="T89">String</text:span><text:span text:style-name="T63"> <text:s/></text:span><text:span text:style-name="T105">// Dokumentets författare.</text:span></text:p>
      <text:p text:style-name="P41"><text:span text:style-name="T81">documentType</text:span><text:span text:style-name="T89">:</text:span><text:span text:style-name="T63"> <text:s text:c="4"/></text:span><text:span text:style-name="T89">String</text:span><text:span text:style-name="T63"> <text:s/></text:span><text:span text:style-name="T105">// Typ av dokument, t.ex. </text:span><text:span text:style-name="T106">m</text:span><text:span text:style-name="T105">anifest,</text:span></text:p>
      <text:p text:style-name="P41"><text:span text:style-name="T105"><text:s text:c="26"/>// </text:span><text:span text:style-name="T106">protokoll, </text:span><text:span text:style-name="T105">brev.</text:span></text:p>
      <text:p text:style-name="P40"><text:span text:style-name="T81">language</text:span><text:span text:style-name="T89">:</text:span><text:span text:style-name="T63"> <text:s text:c="8"/></text:span><text:span text:style-name="T89">String</text:span><text:span text:style-name="T63"> <text:s/></text:span><text:span text:style-name="T105">// Dokumentets språk.</text:span></text:p>
      <text:p text:style-name="P41"><text:span text:style-name="T81">originalLanguage</text:span><text:span text:style-name="T89">:</text:span><text:span text:style-name="T63"> </text:span><text:span text:style-name="T89">String</text:span><text:span text:style-name="T63"> <text:s/></text:span><text:span text:style-name="T105">// Om dokumentet ör översatt,</text:span></text:p>
      <text:p text:style-name="P84"><text:s text:c="26"/>// originalspråket.</text:p>
      <text:p text:style-name="P41"><text:span text:style-name="T81">originalTitle</text:span><text:span text:style-name="T89">:</text:span><text:span text:style-name="T63"> <text:s text:c="3"/></text:span><text:span text:style-name="T89">String</text:span><text:span text:style-name="T63"> <text:s/></text:span><text:span text:style-name="T105">// Om dokumentet ör översatt,</text:span></text:p>
      <text:p text:style-name="P84"><text:s text:c="26"/>// originalspråket.</text:p>
      <text:p text:style-name="P41"><text:span text:style-name="T81">publisher</text:span><text:span text:style-name="T89">:</text:span><text:span text:style-name="T63"> <text:s text:c="7"/></text:span><text:span text:style-name="T89">String</text:span><text:span text:style-name="T63"> <text:s/></text:span><text:span text:style-name="T105">// Person/organisation som</text:span></text:p>
      <text:p text:style-name="P84"><text:s text:c="26"/>// publicerade dokumentet.</text:p>
      <text:p text:style-name="P40"><text:span text:style-name="T81">title</text:span><text:span text:style-name="T89">:</text:span><text:span text:style-name="T63"> <text:s text:c="11"/></text:span><text:span text:style-name="T89">String</text:span><text:span text:style-name="T63"> <text:s/></text:span><text:span text:style-name="T105">// Dokumentets titel.</text:span></text:p>
      <text:p text:style-name="P41"><text:span text:style-name="T81">translator</text:span><text:span text:style-name="T89">:</text:span><text:span text:style-name="T63"> <text:s text:c="6"/></text:span><text:span text:style-name="T89">String</text:span><text:span text:style-name="T63"> <text:s/></text:span><text:span text:style-name="T105">// Om dokumentet ör översatt,</text:span></text:p>
      <text:p text:style-name="P84"><text:s text:c="26"/>// översättaren.</text:p>
      <text:p text:style-name="P40"><text:span text:style-name="T81">year</text:span><text:span text:style-name="T89">:</text:span><text:span text:style-name="T63"> <text:s text:c="12"/></text:span><text:span text:style-name="T89">Integer</text:span><text:span text:style-name="T63"> </text:span><text:span text:style-name="T105">// Publikationsåret.</text:span></text:p>
      <text:h text:style-name="Heading_20_4" text:outline-level="4"><text:bookmark-start text:name="__RefHeading___Toc772_624290718"/><text:bookmark text:name="Exhibition"/>Exhibition<text:bookmark-end text:name="__RefHeading___Toc772_624290718"/></text:h>
      <text:p text:style-name="Text_20_body"><text:span text:style-name="T3">Exhibition</text:span> är en utsällning.</text:p>
      <text:p text:style-name="P40"><text:span text:style-name="T81">coordinates</text:span><text:span text:style-name="T89">:</text:span><text:span text:style-name="T63"> </text:span><text:span text:style-name="T89">String</text:span><text:span text:style-name="T63"> </text:span><text:span text:style-name="T105">// Koordinaterna till utställningen.</text:span></text:p>
      <text:p text:style-name="P40"><text:span text:style-name="T81">exhibit</text:span><text:span text:style-name="T89">:</text:span><text:span text:style-name="T63"> <text:s text:c="4"/></text:span><text:span text:style-name="T89">String</text:span><text:span text:style-name="T63"> </text:span><text:span text:style-name="T105">// Det som ställs ut.</text:span></text:p>
      <text:p text:style-name="P40"><text:span text:style-name="T81">location</text:span><text:span text:style-name="T89">:</text:span><text:span text:style-name="T63"> <text:s text:c="3"/></text:span><text:span text:style-name="T89">String</text:span><text:span text:style-name="T63"> </text:span><text:span text:style-name="T105">// Generell plats, t.ex. museum/park/ort.</text:span></text:p>
      <text:p text:style-name="P40"><text:span text:style-name="T81">name</text:span><text:span text:style-name="T89">:</text:span><text:span text:style-name="T63"> <text:s text:c="7"/></text:span><text:span text:style-name="T89">String</text:span><text:span text:style-name="T63"> </text:span><text:span text:style-name="T105">// Namn på utställningen.</text:span></text:p>
      <text:p text:style-name="P40"><text:span text:style-name="T81">organiser</text:span><text:span text:style-name="T89">:</text:span><text:span text:style-name="T63"> <text:s text:c="2"/></text:span><text:span text:style-name="T89">String</text:span><text:span text:style-name="T63"> </text:span><text:span text:style-name="T105">// Den person/organisation som organiserar</text:span></text:p>
      <text:p text:style-name="P40"><text:span text:style-name="T63"><text:s text:c="20"/></text:span><text:span text:style-name="T105">// utställningen.</text:span></text:p>
      <text:h text:style-name="Heading_20_4" text:outline-level="4"><text:bookmark-start text:name="__RefHeading___Toc774_624290718"/><text:bookmark text:name="Film"/>Film<text:bookmark-end text:name="__RefHeading___Toc774_624290718"/></text:h>
      <text:p text:style-name="Text_20_body"><text:span text:style-name="T3">Film</text:span> är en film eller video.</text:p>
      <text:p text:style-name="P40"><text:span text:style-name="T81">director</text:span><text:span text:style-name="T89">:</text:span><text:span text:style-name="T63"> </text:span><text:span text:style-name="T89">String</text:span><text:span text:style-name="T63"> <text:s/></text:span><text:span text:style-name="T105">// Regisören.</text:span></text:p>
      <text:p text:style-name="P40"><text:span text:style-name="T81">language</text:span><text:span text:style-name="T89">:</text:span><text:span text:style-name="T63"> </text:span><text:span text:style-name="T89">String</text:span><text:span text:style-name="T63"> <text:s/></text:span><text:span text:style-name="T105">// Språket/språken i filmen.</text:span></text:p>
      <text:p text:style-name="P40"><text:span text:style-name="T81">subject</text:span><text:span text:style-name="T89">:</text:span><text:span text:style-name="T63"> <text:s/></text:span><text:span text:style-name="T89">String</text:span><text:span text:style-name="T63"> <text:s/></text:span><text:span text:style-name="T105">// Ämnet som filmen hanterar.</text:span></text:p>
      <text:p text:style-name="P40"><text:span text:style-name="T81">title</text:span><text:span text:style-name="T89">:</text:span><text:span text:style-name="T63"> <text:s text:c="3"/></text:span><text:span text:style-name="T89">String</text:span><text:span text:style-name="T63"> <text:s/></text:span><text:span text:style-name="T105">// Filmens titel.</text:span></text:p>
      <text:p text:style-name="P40"><text:span text:style-name="T81">type</text:span><text:span text:style-name="T89">:</text:span><text:span text:style-name="T63"> <text:s text:c="4"/></text:span><text:span text:style-name="T89">String</text:span><text:span text:style-name="T63"> <text:s/></text:span><text:span text:style-name="T105">// Typ av film, ex. spelfilm, dokumentär.</text:span></text:p>
      <text:p text:style-name="P40"><text:span text:style-name="T81">writer</text:span><text:span text:style-name="T89">:</text:span><text:span text:style-name="T63"> <text:s text:c="2"/></text:span><text:span text:style-name="T89">String</text:span><text:span text:style-name="T63"> <text:s/></text:span><text:span text:style-name="T105">// Manusförfattaren.</text:span></text:p>
      <text:p text:style-name="P40"><text:span text:style-name="T81">year</text:span><text:span text:style-name="T89">:</text:span><text:span text:style-name="T63"> <text:s text:c="4"/></text:span><text:span text:style-name="T89">Integer</text:span><text:span text:style-name="T63"> </text:span><text:span text:style-name="T105">// Året som filmen släpptes.</text:span></text:p>
      <text:h text:style-name="Heading_20_4" text:outline-level="4"><text:bookmark-start text:name="__RefHeading___Toc776_624290718"/><text:bookmark text:name="Group"/>Group<text:bookmark-end text:name="__RefHeading___Toc776_624290718"/></text:h>
      <text:p text:style-name="Text_20_body"><text:span text:style-name="T3">Group</text:span> är en grupp människor.</text:p>
      <text:p text:style-name="P41"><text:span text:style-name="T81">goal</text:span><text:span text:style-name="T89">:</text:span><text:span text:style-name="T63"> <text:s text:c="7"/></text:span><text:span text:style-name="T89">String</text:span><text:span text:style-name="T63"> <text:s/></text:span><text:span text:style-name="T105">// Målet/syftet med gruppen, t.ex. Parti,</text:span></text:p>
      <text:p text:style-name="P41"><text:span text:style-name="T105"><text:s text:c="21"/>// </text:span><text:span text:style-name="T106">musik</text:span><text:span text:style-name="T105">band.</text:span></text:p>
      <text:p text:style-name="P40"><text:span text:style-name="T81">memberCount</text:span><text:span text:style-name="T89">:</text:span><text:span text:style-name="T63"> </text:span><text:span text:style-name="T89">Integer</text:span><text:span text:style-name="T63"> </text:span><text:span text:style-name="T105">// Antalet medlemmar.</text:span></text:p>
      <text:p text:style-name="P40"><text:span text:style-name="T81">members</text:span><text:span text:style-name="T89">:</text:span><text:span text:style-name="T63"> <text:s text:c="4"/></text:span><text:span text:style-name="T89">String</text:span><text:span text:style-name="T63"> <text:s/></text:span><text:span text:style-name="T105">// Framstående medlemmar.</text:span></text:p>
      <text:p text:style-name="P40"><text:span text:style-name="T81">name</text:span><text:span text:style-name="T89">:</text:span><text:span text:style-name="T63"> <text:s text:c="7"/></text:span><text:span text:style-name="T89">String</text:span><text:span text:style-name="T63"> <text:s/></text:span><text:span text:style-name="T105">// Gruppens namn.</text:span></text:p>
      <text:h text:style-name="Heading_20_4" text:outline-level="4"><text:bookmark-start text:name="__RefHeading___Toc778_624290718"/><text:bookmark text:name="HistoricalEvent"/><text:soft-page-break/>HistoricalEvent<text:bookmark-end text:name="__RefHeading___Toc778_624290718"/></text:h>
      <text:p text:style-name="Text_20_body"><text:span text:style-name="T3">HistoricalEvent</text:span> syftar till en historisk händelse.</text:p>
      <text:p text:style-name="P40"><text:span text:style-name="T81">date</text:span><text:span text:style-name="T89">:</text:span><text:span text:style-name="T63"> </text:span><text:span text:style-name="T89">Date</text:span><text:span text:style-name="T63"> <text:s text:c="2"/></text:span><text:span text:style-name="T105">// Datumet då händelsen skedde.</text:span></text:p>
      <text:p text:style-name="P40"><text:span text:style-name="T81">name</text:span><text:span text:style-name="T89">:</text:span><text:span text:style-name="T63"> </text:span><text:span text:style-name="T89">String</text:span><text:span text:style-name="T63"> </text:span><text:span text:style-name="T105">// Namnet på händelsen.</text:span></text:p>
      <text:p text:style-name="P40"><text:span text:style-name="T81">type</text:span><text:span text:style-name="T89">:</text:span><text:span text:style-name="T63"> </text:span><text:span text:style-name="T89">String</text:span><text:span text:style-name="T63"> </text:span><text:span text:style-name="T105">// Typ av händelse, t.ex. krig, revolution.</text:span></text:p>
      <text:h text:style-name="Heading_20_4" text:outline-level="4"><text:bookmark-start text:name="__RefHeading___Toc780_624290718"/><text:bookmark text:name="InteractiveResource"/>InteractiveResource<text:bookmark-end text:name="__RefHeading___Toc780_624290718"/></text:h>
      <text:p text:style-name="Text_20_body">En <text:span text:style-name="T3">InteractiveResource</text:span> är någon man kan interagera med, t.ex. simulation på en hemsida.</text:p>
      <text:p text:style-name="P42"><text:span text:style-name="T81">uri</text:span><text:span text:style-name="T89">:</text:span><text:span text:style-name="T63"> <text:s text:c="8"/></text:span><text:span text:style-name="T89">String</text:span><text:span text:style-name="T63"> </text:span><text:span text:style-name="T105">// Länk till resursen. </text:span><text:span text:style-name="T107">(Om digital.)</text:span></text:p>
      <text:p text:style-name="P40"><text:span text:style-name="T81">location</text:span><text:span text:style-name="T89">:</text:span><text:span text:style-name="T63"> <text:s text:c="3"/></text:span><text:span text:style-name="T89">String</text:span><text:span text:style-name="T63"> </text:span><text:span text:style-name="T105">// Resursens plats.</text:span></text:p>
      <text:p text:style-name="P40"><text:span text:style-name="T81">coordinates</text:span><text:span text:style-name="T89">:</text:span><text:span text:style-name="T63"> </text:span><text:span text:style-name="T89">String</text:span><text:span text:style-name="T63"> </text:span><text:span text:style-name="T105">// Koordinater till platsen.</text:span></text:p>
      <text:h text:style-name="Heading_20_4" text:outline-level="4"><text:bookmark-start text:name="__RefHeading___Toc782_624290718"/><text:bookmark text:name="Map"/>Map<text:bookmark-end text:name="__RefHeading___Toc782_624290718"/></text:h>
      <text:p text:style-name="Text_20_body"><text:span text:style-name="T3">Map</text:span> är en karta.</text:p>
      <text:p text:style-name="P40"><text:span text:style-name="T81">area</text:span><text:span text:style-name="T89">:</text:span><text:span text:style-name="T63"> <text:s text:c="9"/></text:span><text:span text:style-name="T89">String</text:span><text:span text:style-name="T63"> <text:s/></text:span><text:span text:style-name="T105">// Den yta som visas av kartan.</text:span></text:p>
      <text:p text:style-name="P40"><text:span text:style-name="T81">chartographer</text:span><text:span text:style-name="T89">:</text:span><text:span text:style-name="T63"> </text:span><text:span text:style-name="T89">String</text:span><text:span text:style-name="T63"> <text:s/></text:span><text:span text:style-name="T105">// Den som skapade/ritade kartan.</text:span></text:p>
      <text:p text:style-name="P40"><text:span text:style-name="T81">year</text:span><text:span text:style-name="T89">:</text:span><text:span text:style-name="T63"> <text:s text:c="9"/></text:span><text:span text:style-name="T89">Integer</text:span><text:span text:style-name="T63"> </text:span><text:span text:style-name="T105">// Året som kartan ritades.</text:span></text:p>
      <text:p text:style-name="P40"><text:span text:style-name="T81">scale</text:span><text:span text:style-name="T89">:</text:span><text:span text:style-name="T63"> <text:s text:c="8"/></text:span><text:span text:style-name="T89">String</text:span><text:span text:style-name="T63"> <text:s/></text:span><text:span text:style-name="T105">// Kartans skala.</text:span></text:p>
      <text:p text:style-name="P40"><text:span text:style-name="T81">width</text:span><text:span text:style-name="T89">:</text:span><text:span text:style-name="T63"> <text:s text:c="8"/></text:span><text:span text:style-name="T89">Integer</text:span><text:span text:style-name="T63"> </text:span><text:span text:style-name="T105">// Kartans bredd i millimeter. </text:span></text:p>
      <text:p text:style-name="P40"><text:span text:style-name="T81">height</text:span><text:span text:style-name="T89">:</text:span><text:span text:style-name="T63"> <text:s text:c="7"/></text:span><text:span text:style-name="T89">Integer</text:span><text:span text:style-name="T63"> </text:span><text:span text:style-name="T105">// Kartans höjd i millimeter.</text:span></text:p>
      <text:h text:style-name="Heading_20_4" text:outline-level="4"><text:bookmark-start text:name="__RefHeading___Toc784_624290718"/><text:bookmark text:name="Organisation"/>Organisation<text:bookmark-end text:name="__RefHeading___Toc784_624290718"/></text:h>
      <text:p text:style-name="Text_20_body">En <text:span text:style-name="T3">Organisation</text:span> är en organisation.</text:p>
      <text:p text:style-name="P41"><text:span text:style-name="T81">goal</text:span><text:span text:style-name="T89">:</text:span><text:span text:style-name="T63"> <text:s text:c="7"/></text:span><text:span text:style-name="T89">String</text:span><text:span text:style-name="T63"> <text:s/></text:span><text:span text:style-name="T105">// Målet/syftet med organisation, t.ex.</text:span></text:p>
      <text:p text:style-name="P84"><text:s text:c="21"/>// välgörenhet.</text:p>
      <text:p text:style-name="P40"><text:span text:style-name="T81">memberCount</text:span><text:span text:style-name="T89">:</text:span><text:span text:style-name="T63"> </text:span><text:span text:style-name="T89">Integer</text:span><text:span text:style-name="T63"> </text:span><text:span text:style-name="T105">// Antalet medlemmar.</text:span></text:p>
      <text:p text:style-name="P40"><text:span text:style-name="T81">members</text:span><text:span text:style-name="T89">:</text:span><text:span text:style-name="T63"> <text:s text:c="4"/></text:span><text:span text:style-name="T89">String</text:span><text:span text:style-name="T63"> <text:s/></text:span><text:span text:style-name="T105">// Framstående medlemmar.</text:span></text:p>
      <text:p text:style-name="P41"><text:span text:style-name="T81">name</text:span><text:span text:style-name="T89">:</text:span><text:span text:style-name="T63"> <text:s text:c="7"/></text:span><text:span text:style-name="T89">String</text:span><text:span text:style-name="T63"> <text:s/></text:span><text:span text:style-name="T105">// Organisationens namn.</text:span></text:p>
      <text:h text:style-name="Heading_20_4" text:outline-level="4"><text:bookmark-start text:name="__RefHeading___Toc2526_2631689082"/><text:bookmark text:name="Person"/>Person<text:bookmark-end text:name="__RefHeading___Toc2526_2631689082"/></text:h>
      <text:p text:style-name="Text_20_body">En <text:span text:style-name="T3">Person</text:span> är en person.</text:p>
      <text:p text:style-name="P40"><text:span text:style-name="T81">firstName</text:span><text:span text:style-name="T89">:</text:span><text:span text:style-name="T63"> <text:s text:c="2"/></text:span><text:span text:style-name="T89">String</text:span><text:span text:style-name="T63"> </text:span><text:span text:style-name="T105">// Personens förnamn.</text:span></text:p>
      <text:p text:style-name="P40"><text:span text:style-name="T81">middleNames</text:span><text:span text:style-name="T89">:</text:span><text:span text:style-name="T63"> </text:span><text:span text:style-name="T89">String</text:span><text:span text:style-name="T63"> </text:span><text:span text:style-name="T105">// Personens mellannamn.</text:span></text:p>
      <text:p text:style-name="P40"><text:span text:style-name="T81">lastName</text:span><text:span text:style-name="T89">:</text:span><text:span text:style-name="T63"> <text:s text:c="3"/></text:span><text:span text:style-name="T89">String</text:span><text:span text:style-name="T63"> </text:span><text:span text:style-name="T105">// Personens efternamn.</text:span></text:p>
      <text:p text:style-name="P40"><text:span text:style-name="T81">alias</text:span><text:span text:style-name="T89">:</text:span><text:span text:style-name="T63"> <text:s text:c="6"/></text:span><text:span text:style-name="T89">String</text:span><text:span text:style-name="T63"> </text:span><text:span text:style-name="T105">// Personens alias/smeknamn/nome de plume.</text:span></text:p>
      <text:p text:style-name="P40"><text:span text:style-name="T81">occupation</text:span><text:span text:style-name="T89">:</text:span><text:span text:style-name="T63"> <text:s/></text:span><text:span text:style-name="T89">String</text:span><text:span text:style-name="T63"> </text:span><text:span text:style-name="T105">// Personens yrke/uppdrag.</text:span></text:p>
      <text:h text:style-name="P80" text:outline-level="4"><text:bookmark-start text:name="__RefHeading___Toc788_624290718"/><text:bookmark text:name="Photo"/>Photo<text:bookmark-end text:name="__RefHeading___Toc788_624290718"/></text:h>
      <text:p text:style-name="Text_20_body"><text:span text:style-name="T3">Photo</text:span> är ett fotografi.</text:p>
      <text:p text:style-name="P40"><text:span text:style-name="T81">photographer</text:span><text:span text:style-name="T89">:</text:span><text:span text:style-name="T63"> </text:span><text:span text:style-name="T89">String</text:span><text:span text:style-name="T63"> </text:span><text:span text:style-name="T105">// Namn på fotografen som tog bilden.</text:span></text:p>
      <text:p text:style-name="P40"><text:span text:style-name="T81">subject</text:span><text:span text:style-name="T89">:</text:span><text:span text:style-name="T63"> <text:s text:c="5"/></text:span><text:span text:style-name="T89">String</text:span><text:span text:style-name="T63"> </text:span><text:span text:style-name="T105">// Motivet på bilden.</text:span></text:p>
      <text:p text:style-name="P40"><text:span text:style-name="T81">type</text:span><text:span text:style-name="T89">:</text:span><text:span text:style-name="T63"> <text:s text:c="8"/></text:span><text:span text:style-name="T89">String</text:span><text:span text:style-name="T63"> </text:span><text:span text:style-name="T105">// Typ av foto, t.ex. porträtt, naturbild.</text:span></text:p>
      <text:p text:style-name="P40"><text:span text:style-name="T81">date</text:span><text:span text:style-name="T89">:</text:span><text:span text:style-name="T63"> <text:s text:c="8"/></text:span><text:span text:style-name="T89">Date</text:span><text:span text:style-name="T63"> <text:s text:c="2"/></text:span><text:span text:style-name="T105">// Datumet som fotot togs.</text:span></text:p>
      <text:h text:style-name="Heading_20_4" text:outline-level="4"><text:bookmark-start text:name="__RefHeading___Toc790_624290718"/>PhysialItem<text:bookmark-end text:name="__RefHeading___Toc790_624290718"/></text:h>
      <text:p text:style-name="P17"><text:span text:style-name="T5">PhysicalItem</text:span> är en fysisk sak, t.ex. en vas.</text:p>
      <text:p text:style-name="P42"><text:span text:style-name="T81">creator</text:span><text:span text:style-name="T89">:</text:span><text:span text:style-name="T63"> <text:s/></text:span><text:span text:style-name="T89">String</text:span><text:span text:style-name="T63"> <text:s text:c="2"/></text:span><text:span text:style-name="T105">// Skaparen av föremålet.</text:span></text:p>
      <text:p text:style-name="P42"><text:span text:style-name="T81">type</text:span><text:span text:style-name="T89">:</text:span><text:span text:style-name="T63"> <text:s text:c="4"/></text:span><text:span text:style-name="T89">String</text:span><text:span text:style-name="T63"> <text:s text:c="2"/></text:span><text:span text:style-name="T105">// Typ av föremål, t.ex. vas.</text:span></text:p>
      <text:p text:style-name="P42"><text:span text:style-name="T81">material</text:span><text:span text:style-name="T89">:</text:span><text:span text:style-name="T63"> </text:span><text:span text:style-name="T89">String</text:span><text:span text:style-name="T63"> <text:s text:c="2"/></text:span><text:span text:style-name="T105">// Material i föremålet.</text:span></text:p>
      <text:p text:style-name="P42"><text:span text:style-name="T81">style</text:span><text:span text:style-name="T89">:</text:span><text:span text:style-name="T63"> <text:s text:c="3"/></text:span><text:span text:style-name="T89">String</text:span><text:span text:style-name="T63"> <text:s text:c="2"/></text:span><text:span text:style-name="T105">// Information om konststilen.</text:span></text:p>
      <text:p text:style-name="P42"><text:span text:style-name="T81">weight</text:span><text:span text:style-name="T89">:</text:span><text:span text:style-name="T63"> <text:s text:c="2"/></text:span><text:span text:style-name="T89">Integer</text:span><text:span text:style-name="T63"> <text:s/></text:span><text:span text:style-name="T105">// Konstverkets vikt i hela gram.</text:span></text:p>
      <text:p text:style-name="P42"><text:span text:style-name="T81">year</text:span><text:span text:style-name="T89">:</text:span><text:span text:style-name="T63"> <text:s text:c="4"/></text:span><text:span text:style-name="T89">Integer</text:span><text:span text:style-name="T63"> <text:s/></text:span><text:span text:style-name="T105">// Året som föremålet skapades.</text:span></text:p>
      <text:h text:style-name="Heading_20_4" text:outline-level="4"><text:bookmark-start text:name="__RefHeading___Toc792_624290718"/><text:bookmark text:name="Sketch"/>Sketch<text:bookmark-end text:name="__RefHeading___Toc792_624290718"/></text:h>
      <text:p text:style-name="Text_20_body"><text:span text:style-name="T3">Sketch</text:span> är en skiss/teckning.</text:p>
      <text:p text:style-name="P40"><text:span text:style-name="T81">artist</text:span><text:span text:style-name="T89">:</text:span><text:span text:style-name="T63"> <text:s text:c="2"/></text:span><text:span text:style-name="T89">String</text:span><text:span text:style-name="T63"> <text:s text:c="2"/></text:span><text:span text:style-name="T105">// Konstnärens namn.</text:span></text:p>
      <text:p text:style-name="P40"><text:span text:style-name="T81">style</text:span><text:span text:style-name="T89">:</text:span><text:span text:style-name="T63"> <text:s text:c="3"/></text:span><text:span text:style-name="T89">String</text:span><text:span text:style-name="T63"> <text:s text:c="2"/></text:span><text:span text:style-name="T105">// Information om konststilen.</text:span></text:p>
      <text:p text:style-name="P40"><text:span text:style-name="T81">subject</text:span><text:span text:style-name="T89">:</text:span><text:span text:style-name="T63"> <text:s/></text:span><text:span text:style-name="T89">String</text:span><text:span text:style-name="T63"> <text:s text:c="2"/></text:span><text:span text:style-name="T105">// Vad skissen/teckningen föreställer.</text:span></text:p>
      <text:p text:style-name="P40"><text:span text:style-name="T81">year</text:span><text:span text:style-name="T89">:</text:span><text:span text:style-name="T63"> <text:s text:c="4"/></text:span><text:span text:style-name="T89">Integer</text:span><text:span text:style-name="T63"> <text:s/></text:span><text:span text:style-name="T105">// Året som konstverket skapades.</text:span></text:p>
      <text:h text:style-name="Heading_20_4" text:outline-level="4"><text:bookmark-start text:name="__RefHeading___Toc794_624290718"/><text:bookmark text:name="Sound"/>Sound<text:bookmark-end text:name="__RefHeading___Toc794_624290718"/></text:h>
      <text:p text:style-name="Text_20_body"><text:span text:style-name="T3">Sound</text:span> är ett ljud, en inspelning (t.ex. radioprogram), eller musik.</text:p>
      <text:p text:style-name="P40"><text:span text:style-name="T81">type</text:span><text:span text:style-name="T89">:</text:span><text:span text:style-name="T63"> <text:s text:c="7"/></text:span><text:span text:style-name="T89">String</text:span><text:span text:style-name="T63"> <text:s/></text:span><text:span text:style-name="T105">// Om det är musik, radioprogram, etc.</text:span></text:p>
      <text:p text:style-name="P40"><text:span text:style-name="T81">voices</text:span><text:span text:style-name="T89">:</text:span><text:span text:style-name="T63"> <text:s text:c="5"/></text:span><text:span text:style-name="T89">String</text:span><text:span text:style-name="T63"> <text:s/></text:span><text:span text:style-name="T105">// Vilka röster som finns med.</text:span></text:p>
      <text:p text:style-name="P40"><text:span text:style-name="T81">instruments</text:span><text:span text:style-name="T89">:</text:span><text:span text:style-name="T63"> </text:span><text:span text:style-name="T89">String</text:span><text:span text:style-name="T63"> <text:s/></text:span><text:span text:style-name="T105">// Vilka instrument som finns med.</text:span></text:p>
      <text:p text:style-name="P40"><text:span text:style-name="T81">duration</text:span><text:span text:style-name="T89">:</text:span><text:span text:style-name="T63"> <text:s text:c="3"/></text:span><text:span text:style-name="T89">Integer</text:span><text:span text:style-name="T63"> </text:span><text:span text:style-name="T105">// Ljudets längd i sekunder.</text:span></text:p>
      <text:p text:style-name="P40"><text:span text:style-name="T105"/></text:p>
      <text:h text:style-name="P69" text:outline-level="3"><text:bookmark-start text:name="__RefHeading___Toc796_624290718"/>ItemID<text:bookmark-end text:name="__RefHeading___Toc796_624290718"/></text:h>
      <text:p text:style-name="P22"><text:span text:style-name="Source_20_Text"><text:span text:style-name="T40">ItemID</text:span></text:span><text:span text:style-name="T39"> ska vara ett unikt ID som varje föremål har. </text:span><text:span text:style-name="Strong_20_Emphasis"><text:span text:style-name="T39">Det ska aldrig ändras någon gång!</text:span></text:span><text:span text:style-name="Strong_20_Emphasis"><text:span text:style-name="T43"> Detta ID ska användas för att skapa </text:span></text:span><text:span text:style-name="Strong_20_Emphasis"><text:span text:style-name="T42">permalänkar</text:span></text:span><text:span text:style-name="Strong_20_Emphasis"><text:span text:style-name="T44"> till föremålet.</text:span></text:span></text:p>
      <text:list xml:id="list162641158425482" text:continue-list="list3074739840" text:style-name="Bullet_20__f631_">
        <text:list-item>
          <text:p text:style-name="Success">Kom ihåg!</text:p>
        </text:list-item>
      </text:list>
      <text:p text:style-name="Text_20_body"><text:span text:style-name="T39">Syftet med </text:span><text:span text:style-name="Source_20_Text"><text:span text:style-name="T40">ItemID</text:span></text:span><text:span text:style-name="T39"> är att ge varje objekt en unik permalänk. Det finns olika sätt att skapa unika ID:n, t.ex. unika nummer (heltal), </text:span><text:span text:style-name="T40">UUIDs</text:span><text:span text:style-name="T39">, eller </text:span><text:span text:style-name="T40">GUIDs</text:span><text:span text:style-name="T39">.</text:span></text:p>
      <text:list xml:id="list162640006463816" text:continue-list="list1629859407" text:style-name="Bullet_20__f7fb_">
        <text:list-item>
          <text:p text:style-name="Info"><text:span text:style-name="T50">Tips!</text:span></text:p>
        </text:list-item>
      </text:list>
      <text:p text:style-name="Text_20_body"><text:span text:style-name="T39">Ett sätt att implementera unika ID:n skulle vara att det första objektet får ID:t </text:span><text:span text:style-name="Source_20_Text"><text:span text:style-name="T39">1</text:span></text:span><text:span text:style-name="T39">, det andra </text:span><text:span text:style-name="Source_20_Text"><text:span text:style-name="T39">2</text:span></text:span><text:span text:style-name="T39">, det tredje </text:span><text:span text:style-name="Source_20_Text"><text:span text:style-name="T39">3</text:span></text:span><text:span text:style-name="T39">, osv.</text:span></text:p>
      <text:h text:style-name="P58" text:outline-level="2"><text:bookmark-start text:name="__RefHeading___Toc798_624290718"/>Keyword<text:bookmark-end text:name="__RefHeading___Toc798_624290718"/></text:h>
      <text:p text:style-name="P22">Ett <text:span text:style-name="T3">Keyword</text:span><text:span text:style-name="T12"> beskriver ett nyckelord.</text:span></text:p>
      <text:p text:style-name="P23"><text:span text:style-name="Source_20_Text"><text:span text:style-name="T73">type</text:span></text:span><text:span text:style-name="Source_20_Text"><text:span text:style-name="T83">:</text:span></text:span><text:span text:style-name="Source_20_Text"><text:span text:style-name="T69"> <text:s text:c="7"/></text:span></text:span><text:span text:style-name="Source_20_Text"><text:span text:style-name="T83">ItemType</text:span></text:span><text:span text:style-name="Source_20_Text"><text:span text:style-name="T69"> </text:span></text:span><text:span text:style-name="Source_20_Text"><text:span text:style-name="T96">// Typen av föremål nyckelordet är för,</text:span></text:span></text:p>
      <text:p text:style-name="P23"><text:span text:style-name="Source_20_Text"><text:span text:style-name="T69"><text:s text:c="22"/></text:span></text:span><text:span text:style-name="Source_20_Text"><text:span text:style-name="T96">// t.ex. `Document`</text:span></text:span></text:p>
      <text:p text:style-name="P36"><text:span text:style-name="Source_20_Text"><text:span text:style-name="T72">word</text:span></text:span><text:span text:style-name="Source_20_Text"><text:span text:style-name="T82">:</text:span></text:span><text:span text:style-name="Source_20_Text"><text:span text:style-name="T68"> <text:s text:c="7"/></text:span></text:span><text:span text:style-name="Source_20_Text"><text:span text:style-name="T82">String</text:span></text:span><text:span text:style-name="Source_20_Text"><text:span text:style-name="T68"> <text:s text:c="2"/></text:span></text:span><text:span text:style-name="Source_20_Text"><text:span text:style-name="T94">// Nyckelordet självt, t.ex. "Vas"</text:span></text:span></text:p>
      <text:p text:style-name="P18"><text:span text:style-name="Source_20_Text"><text:span text:style-name="T72">description</text:span></text:span><text:span text:style-name="Source_20_Text"><text:span text:style-name="T82">:</text:span></text:span><text:span text:style-name="Source_20_Text"><text:span text:style-name="T68"> </text:span></text:span><text:span text:style-name="Source_20_Text"><text:span text:style-name="T82">String</text:span></text:span><text:span text:style-name="Source_20_Text"><text:span text:style-name="T68"> <text:s text:c="2"/></text:span></text:span><text:span text:style-name="Source_20_Text"><text:span text:style-name="T94">// En beskrvning av när nyckelordet ska</text:span></text:span></text:p>
      <text:p text:style-name="P18"><text:span text:style-name="Source_20_Text"><text:span text:style-name="T70"><text:s text:c="22"/></text:span></text:span><text:span text:style-name="Source_20_Text"><text:span text:style-name="T97">// </text:span></text:span><text:span text:style-name="Source_20_Text"><text:span text:style-name="T94">användas.</text:span></text:span></text:p>
      <text:h text:style-name="P62" text:outline-level="2"><text:bookmark-start text:name="__RefHeading___Toc1898_2631689082"/>File<text:bookmark-end text:name="__RefHeading___Toc1898_2631689082"/></text:h>
      <text:p text:style-name="P20">En <text:span text:style-name="T3">File</text:span><text:span text:style-name="T12"> beskriver en fils metadata.</text:span></text:p>
      <text:p text:style-name="P36"><text:span text:style-name="Source_20_Text"><text:span text:style-name="T72">name</text:span></text:span><text:span text:style-name="Source_20_Text"><text:span text:style-name="T82">:</text:span></text:span><text:span text:style-name="Source_20_Text"><text:span text:style-name="T68"> <text:s text:c="7"/></text:span></text:span><text:span text:style-name="Source_20_Text"><text:span text:style-name="T82">String</text:span></text:span><text:span text:style-name="Source_20_Text"><text:span text:style-name="T68"> <text:s text:c="2"/></text:span></text:span><text:span text:style-name="Source_20_Text"><text:span text:style-name="T94">// Namnet på ett </text:span></text:span><text:span text:style-name="Source_20_Text"><text:span text:style-name="T100">filen, t.ex. titel</text:span></text:span></text:p>
      <text:p text:style-name="P36"><text:span text:style-name="Source_20_Text"><text:span text:style-name="T72">description</text:span></text:span><text:span text:style-name="Source_20_Text"><text:span text:style-name="T82">:</text:span></text:span><text:span text:style-name="Source_20_Text"><text:span text:style-name="T68"> </text:span></text:span><text:span text:style-name="Source_20_Text"><text:span text:style-name="T82">String</text:span></text:span><text:span text:style-name="Source_20_Text"><text:span text:style-name="T68"> <text:s text:c="2"/></text:span></text:span><text:span text:style-name="Source_20_Text"><text:span text:style-name="T94">// En beskrivning i filen.</text:span></text:span></text:p>
      <text:p text:style-name="P36"><text:span text:style-name="Source_20_Text"><text:span text:style-name="T72">type</text:span></text:span><text:span text:style-name="Source_20_Text"><text:span text:style-name="T82">:</text:span></text:span><text:span text:style-name="Source_20_Text"><text:span text:style-name="T68"> <text:s text:c="7"/></text:span></text:span><text:span text:style-name="Source_20_Text"><text:span text:style-name="T82">FileType</text:span></text:span><text:span text:style-name="Source_20_Text"><text:span text:style-name="T68"> </text:span></text:span><text:span text:style-name="Source_20_Text"><text:span text:style-name="T94">// Typen av fil. (Se nedan.)</text:span></text:span></text:p>
      <text:p text:style-name="P36"><text:span text:style-name="Source_20_Text"><text:span text:style-name="T72">license</text:span></text:span><text:span text:style-name="Source_20_Text"><text:span text:style-name="T82">:</text:span></text:span><text:span text:style-name="Source_20_Text"><text:span text:style-name="T68"> <text:s text:c="4"/></text:span></text:span><text:span text:style-name="Source_20_Text"><text:span text:style-name="T82">String</text:span></text:span><text:span text:style-name="Source_20_Text"><text:span text:style-name="T68"> <text:s text:c="2"/></text:span></text:span><text:span text:style-name="Source_20_Text"><text:span text:style-name="T94">// Den licens som filen har.</text:span></text:span></text:p>
      <text:p text:style-name="P36"><text:span text:style-name="Source_20_Text"><text:span text:style-name="T77">file</text:span></text:span><text:span text:style-name="Source_20_Text"><text:span text:style-name="T72">ID</text:span></text:span><text:span text:style-name="Source_20_Text"><text:span text:style-name="T82">:</text:span></text:span><text:span text:style-name="Source_20_Text"><text:span text:style-name="T68"> <text:s text:c="5"/></text:span></text:span><text:span text:style-name="Source_20_Text"><text:span text:style-name="T86">File</text:span></text:span><text:span text:style-name="Source_20_Text"><text:span text:style-name="T82">ID</text:span></text:span><text:span text:style-name="Source_20_Text"><text:span text:style-name="T68"> <text:s text:c="2"/></text:span></text:span><text:span text:style-name="Source_20_Text"><text:span text:style-name="T94">// </text:span></text:span><text:span text:style-name="Source_20_Text"><text:span text:style-name="T102">Filens</text:span></text:span><text:span text:style-name="Source_20_Text"><text:span text:style-name="T94"> unika ID i databasen.</text:span></text:span></text:p>
      <text:p text:style-name="P36"><text:span text:style-name="Source_20_Text"><text:span text:style-name="T72">addedAt</text:span></text:span><text:span text:style-name="Source_20_Text"><text:span text:style-name="T82">:</text:span></text:span><text:span text:style-name="Source_20_Text"><text:span text:style-name="T68"> <text:s text:c="4"/></text:span></text:span><text:span text:style-name="Source_20_Text"><text:span text:style-name="T82">Date</text:span></text:span><text:span text:style-name="Source_20_Text"><text:span text:style-name="T68"> <text:s text:c="4"/></text:span></text:span><text:span text:style-name="Source_20_Text"><text:span text:style-name="T94">// När filen blev tillagd i databasen.</text:span></text:span></text:p>
      <text:p text:style-name="P29"><text:span text:style-name="Source_20_Text"><text:span text:style-name="T72">updatedAt</text:span></text:span><text:span text:style-name="Source_20_Text"><text:span text:style-name="T82">:</text:span></text:span><text:span text:style-name="Source_20_Text"><text:span text:style-name="T68"> <text:s text:c="2"/></text:span></text:span><text:span text:style-name="Source_20_Text"><text:span text:style-name="T82">Date</text:span></text:span><text:span text:style-name="Source_20_Text"><text:span text:style-name="T68"> <text:s text:c="4"/></text:span></text:span><text:span text:style-name="Source_20_Text"><text:span text:style-name="T94">// När filen senast blev redigerad i</text:span></text:span></text:p>
      <text:p text:style-name="P29"><text:span text:style-name="Source_20_Text"><text:span text:style-name="T68"><text:s text:c="22"/></text:span></text:span><text:span text:style-name="Source_20_Text"><text:span text:style-name="T94">// databasen.</text:span></text:span></text:p>
      <text:p text:style-name="P43"><text:span text:style-name="Source_20_Text"><text:span text:style-name="T72">relatedItem</text:span></text:span><text:span text:style-name="Source_20_Text"><text:span text:style-name="T82">:</text:span></text:span><text:span text:style-name="Source_20_Text"><text:span text:style-name="T68"> </text:span></text:span><text:span text:style-name="Source_20_Text"><text:span text:style-name="T82">ItemID</text:span></text:span><text:span text:style-name="Source_20_Text"><text:span text:style-name="T68"> <text:s text:c="2"/></text:span></text:span><text:span text:style-name="Source_20_Text"><text:span text:style-name="T94">// `ItemID` av det objekt som filen är</text:span></text:span></text:p>
      <text:p text:style-name="P86"><text:span text:style-name="Source_20_Text"><text:span text:style-name="T94"><text:s text:c="22"/>// tillhör.</text:span></text:span></text:p>
      <text:list xml:id="list162640546759339" text:continue-list="list162639373481985" text:style-name="Bullet_20__f528_">
        <text:list-item>
          <text:p text:style-name="Danger">Viktigt!</text:p>
        </text:list-item>
      </text:list>
      <text:p text:style-name="Text_20_body">Det är <text:span text:style-name="Strong_20_Emphasis">inte bra</text:span> att lagra själva fildatan i en databasmjukvara. Själva datan bör istället lagras i molnet eller serverns filsystem.</text:p>
      <text:h text:style-name="P72" text:outline-level="3"><text:bookmark-start text:name="__RefHeading___Toc6291_402659549"/>FileID<text:bookmark-end text:name="__RefHeading___Toc6291_402659549"/></text:h>
      <text:p text:style-name="P115">FileID<text:span text:style-name="T12"> ska vara ett unikt ID som delas ut till varje fil i databasen, likt </text:span>ItemID<text:span text:style-name="T12"> så kan det vara utformat på flera sätt, t.ex. unika heltal, </text:span>UUIDs<text:span text:style-name="T12">, eller </text:span>GUIDs<text:span text:style-name="T12">.</text:span></text:p>
      <text:h text:style-name="Heading_20_2" text:outline-level="2"><text:bookmark-start text:name="__RefHeading___Toc1900_2631689082"/>Databasspecifikation (MariaDB)<text:bookmark-end text:name="__RefHeading___Toc1900_2631689082"/></text:h>
      <text:p text:style-name="P20"><text:span text:style-name="T55">På nästa sida följer ett </text:span>exempel på hur en databasstruktur <text:span text:style-name="T55">kan skapas i databasmjukvaran MariaDB </text:span>för att hålla <text:span text:style-name="T3">Items</text:span><text:span text:style-name="T12">. </text:span><text:span text:style-name="T22">Exemplet använder en </text:span><text:span text:style-name="T10">ENUM</text:span><text:span text:style-name="T22"> som används för att förutbestämma en lista med olika giltiga värden.</text:span></text:p>
      <text:p text:style-name="P94"><text:span text:style-name="Source_20_Text"><text:span text:style-name="T113">CREATE</text:span></text:span><text:span text:style-name="Source_20_Text"><text:span text:style-name="T69"> </text:span></text:span><text:span text:style-name="Source_20_Text"><text:span text:style-name="T113">TABLE</text:span></text:span><text:span text:style-name="Source_20_Text"><text:span text:style-name="T69"> </text:span></text:span><text:span text:style-name="Source_20_Text"><text:span text:style-name="T83">husmusen_items</text:span></text:span><text:span text:style-name="Source_20_Text"><text:span text:style-name="T69"> </text:span></text:span><text:span text:style-name="Source_20_Text"><text:span text:style-name="T83">(</text:span></text:span></text:p>
      <text:p text:style-name="P37"><text:span text:style-name="Source_20_Text"><text:span text:style-name="T68"><text:s text:c="4"/></text:span></text:span><text:span text:style-name="Source_20_Text"><text:span text:style-name="T82">itemID</text:span></text:span><text:span text:style-name="Source_20_Text"><text:span text:style-name="T68"> <text:s text:c="7"/></text:span></text:span><text:span text:style-name="Source_20_Text"><text:span text:style-name="T114">INTEGER</text:span></text:span><text:span text:style-name="Source_20_Text"><text:span text:style-name="T68"> <text:s text:c="5"/></text:span></text:span><text:span text:style-name="Source_20_Text"><text:span text:style-name="T112">PRIMARY</text:span></text:span><text:span text:style-name="Source_20_Text"><text:span text:style-name="T68"> </text:span></text:span><text:span text:style-name="Source_20_Text"><text:span text:style-name="T112">KEY</text:span></text:span><text:span text:style-name="Source_20_Text"><text:span text:style-name="T82">,</text:span></text:span></text:p>
      <text:p text:style-name="P37"><text:span text:style-name="Source_20_Text"><text:span text:style-name="T68"><text:s text:c="4"/></text:span></text:span><text:span text:style-name="Source_20_Text"><text:span text:style-name="T82">name</text:span></text:span><text:span text:style-name="Source_20_Text"><text:span text:style-name="T68"> <text:s text:c="9"/></text:span></text:span><text:span text:style-name="Source_20_Text"><text:span text:style-name="T114">VARCHAR</text:span></text:span><text:span text:style-name="Source_20_Text"><text:span text:style-name="T82">(</text:span></text:span><text:span text:style-name="Source_20_Text"><text:span text:style-name="T117">128</text:span></text:span><text:span text:style-name="Source_20_Text"><text:span text:style-name="T82">)</text:span></text:span><text:span text:style-name="Source_20_Text"><text:span text:style-name="T68"> </text:span></text:span><text:span text:style-name="Source_20_Text"><text:span text:style-name="T112">NOT</text:span></text:span><text:span text:style-name="Source_20_Text"><text:span text:style-name="T68"> </text:span></text:span><text:span text:style-name="Source_20_Text"><text:span text:style-name="T112">NULL</text:span></text:span><text:span text:style-name="Source_20_Text"><text:span text:style-name="T82">,</text:span></text:span></text:p>
      <text:p text:style-name="P37"><text:span text:style-name="Source_20_Text"><text:span text:style-name="T68"><text:s text:c="4"/></text:span></text:span><text:span text:style-name="Source_20_Text"><text:span text:style-name="T82">keywords</text:span></text:span><text:span text:style-name="Source_20_Text"><text:span text:style-name="T68"> <text:s text:c="5"/></text:span></text:span><text:span text:style-name="Source_20_Text"><text:span text:style-name="T114">TEXT</text:span></text:span><text:span text:style-name="Source_20_Text"><text:span text:style-name="T68"> <text:s text:c="8"/></text:span></text:span><text:span text:style-name="Source_20_Text"><text:span text:style-name="T112">DEFAULT</text:span></text:span><text:span text:style-name="Source_20_Text"><text:span text:style-name="T68"> </text:span></text:span><text:span text:style-name="Source_20_Text"><text:span text:style-name="T56">''</text:span></text:span><text:span text:style-name="Source_20_Text"><text:span text:style-name="T82">,</text:span></text:span></text:p>
      <text:p text:style-name="P37"><text:span text:style-name="Source_20_Text"><text:span text:style-name="T68"><text:s text:c="4"/></text:span></text:span><text:span text:style-name="Source_20_Text"><text:span text:style-name="T82">description</text:span></text:span><text:span text:style-name="Source_20_Text"><text:span text:style-name="T68"> <text:s text:c="2"/></text:span></text:span><text:span text:style-name="Source_20_Text"><text:span text:style-name="T114">TEXT</text:span></text:span><text:span text:style-name="Source_20_Text"><text:span text:style-name="T68"> <text:s text:c="8"/></text:span></text:span><text:span text:style-name="Source_20_Text"><text:span text:style-name="T112">DEFAULT</text:span></text:span><text:span text:style-name="Source_20_Text"><text:span text:style-name="T68"> </text:span></text:span><text:span text:style-name="Source_20_Text"><text:span text:style-name="T56">''</text:span></text:span><text:span text:style-name="Source_20_Text"><text:span text:style-name="T82">,</text:span></text:span></text:p>
      <text:p text:style-name="P37"><text:span text:style-name="Source_20_Text"><text:span text:style-name="T68"><text:s text:c="4"/></text:span></text:span><text:span text:style-name="Source_20_Text"><text:span text:style-name="T112">type</text:span></text:span><text:span text:style-name="Source_20_Text"><text:span text:style-name="T68"> <text:s text:c="9"/></text:span></text:span><text:span text:style-name="Source_20_Text"><text:span text:style-name="T82">ENUM(</text:span></text:span></text:p>
      <text:p text:style-name="P37"><text:span text:style-name="Source_20_Text"><text:span text:style-name="T68"><text:s text:c="8"/></text:span></text:span><text:span text:style-name="Source_20_Text"><text:span text:style-name="T119">"ArtPiece"</text:span></text:span><text:span text:style-name="Source_20_Text"><text:span text:style-name="T82">,</text:span></text:span></text:p>
      <text:p text:style-name="P37"><text:span text:style-name="Source_20_Text"><text:span text:style-name="T68"><text:s text:c="8"/></text:span></text:span><text:span text:style-name="Source_20_Text"><text:span text:style-name="T119">"Blueprint"</text:span></text:span><text:span text:style-name="Source_20_Text"><text:span text:style-name="T82">,</text:span></text:span></text:p>
      <text:p text:style-name="P37"><text:span text:style-name="Source_20_Text"><text:span text:style-name="T68"><text:s text:c="8"/></text:span></text:span><text:span text:style-name="Source_20_Text"><text:span text:style-name="T119">"Book"</text:span></text:span><text:span text:style-name="Source_20_Text"><text:span text:style-name="T82">,</text:span></text:span></text:p>
      <text:p text:style-name="P37"><text:span text:style-name="Source_20_Text"><text:span text:style-name="T68"><text:s text:c="8"/></text:span></text:span><text:span text:style-name="Source_20_Text"><text:span text:style-name="T119">"Building"</text:span></text:span><text:span text:style-name="Source_20_Text"><text:span text:style-name="T82">,</text:span></text:span></text:p>
      <text:p text:style-name="P37"><text:span text:style-name="Source_20_Text"><text:span text:style-name="T68"><text:s text:c="8"/></text:span></text:span><text:span text:style-name="Source_20_Text"><text:span text:style-name="T119">"Collection"</text:span></text:span><text:span text:style-name="Source_20_Text"><text:span text:style-name="T82">,</text:span></text:span></text:p>
      <text:p text:style-name="P37"><text:span text:style-name="Source_20_Text"><text:span text:style-name="T68"><text:s text:c="8"/></text:span></text:span><text:span text:style-name="Source_20_Text"><text:span text:style-name="T119">"Concept"</text:span></text:span><text:span text:style-name="Source_20_Text"><text:span text:style-name="T82">,</text:span></text:span></text:p>
      <text:p text:style-name="P37"><text:span text:style-name="Source_20_Text"><text:span text:style-name="T68"><text:s text:c="8"/></text:span></text:span><text:span text:style-name="Source_20_Text"><text:span text:style-name="T119">"CulturalEnvironment"</text:span></text:span><text:span text:style-name="Source_20_Text"><text:span text:style-name="T82">,</text:span></text:span></text:p>
      <text:p text:style-name="P37"><text:span text:style-name="Source_20_Text"><text:span text:style-name="T68"><text:s text:c="8"/></text:span></text:span><text:span text:style-name="Source_20_Text"><text:span text:style-name="T119">"CulturalHeritage"</text:span></text:span><text:span text:style-name="Source_20_Text"><text:span text:style-name="T82">,</text:span></text:span></text:p>
      <text:p text:style-name="P37"><text:span text:style-name="Source_20_Text"><text:span text:style-name="T68"><text:s text:c="8"/></text:span></text:span><text:span text:style-name="Source_20_Text"><text:span text:style-name="T119">"Document"</text:span></text:span><text:span text:style-name="Source_20_Text"><text:span text:style-name="T82">,</text:span></text:span></text:p>
      <text:p text:style-name="P37"><text:span text:style-name="Source_20_Text"><text:span text:style-name="T68"><text:s text:c="8"/></text:span></text:span><text:span text:style-name="Source_20_Text"><text:span text:style-name="T119">"Exhibition"</text:span></text:span><text:span text:style-name="Source_20_Text"><text:span text:style-name="T82">,</text:span></text:span></text:p>
      <text:p text:style-name="P37"><text:span text:style-name="Source_20_Text"><text:span text:style-name="T68"><text:s text:c="8"/></text:span></text:span><text:span text:style-name="Source_20_Text"><text:span text:style-name="T119">"Film"</text:span></text:span><text:span text:style-name="Source_20_Text"><text:span text:style-name="T82">,</text:span></text:span></text:p>
      <text:p text:style-name="P37"><text:span text:style-name="Source_20_Text"><text:span text:style-name="T68"><text:s text:c="8"/></text:span></text:span><text:span text:style-name="Source_20_Text"><text:span text:style-name="T119">"Group"</text:span></text:span><text:span text:style-name="Source_20_Text"><text:span text:style-name="T82">,</text:span></text:span></text:p>
      <text:p text:style-name="P37"><text:span text:style-name="Source_20_Text"><text:span text:style-name="T68"><text:s text:c="8"/></text:span></text:span><text:span text:style-name="Source_20_Text"><text:span text:style-name="T119">"HistoricalEvent"</text:span></text:span><text:span text:style-name="Source_20_Text"><text:span text:style-name="T82">,</text:span></text:span></text:p>
      <text:p text:style-name="P37"><text:span text:style-name="Source_20_Text"><text:span text:style-name="T68"><text:s text:c="8"/></text:span></text:span><text:span text:style-name="Source_20_Text"><text:span text:style-name="T119">"InteractiveResource"</text:span></text:span><text:span text:style-name="Source_20_Text"><text:span text:style-name="T82">,</text:span></text:span></text:p>
      <text:p text:style-name="P37"><text:span text:style-name="Source_20_Text"><text:span text:style-name="T68"><text:s text:c="8"/></text:span></text:span><text:span text:style-name="Source_20_Text"><text:span text:style-name="T119">"PhysicalItem"</text:span></text:span><text:span text:style-name="Source_20_Text"><text:span text:style-name="T82">,</text:span></text:span></text:p>
      <text:p text:style-name="P37"><text:span text:style-name="Source_20_Text"><text:span text:style-name="T68"><text:s text:c="8"/></text:span></text:span><text:span text:style-name="Source_20_Text"><text:span text:style-name="T119">"Map"</text:span></text:span><text:span text:style-name="Source_20_Text"><text:span text:style-name="T82">,</text:span></text:span></text:p>
      <text:p text:style-name="P37"><text:span text:style-name="Source_20_Text"><text:span text:style-name="T68"><text:s text:c="8"/></text:span></text:span><text:span text:style-name="Source_20_Text"><text:span text:style-name="T119">"Organisation"</text:span></text:span><text:span text:style-name="Source_20_Text"><text:span text:style-name="T82">,</text:span></text:span></text:p>
      <text:p text:style-name="P37"><text:span text:style-name="Source_20_Text"><text:span text:style-name="T68"><text:s text:c="8"/></text:span></text:span><text:span text:style-name="Source_20_Text"><text:span text:style-name="T119">"Person"</text:span></text:span><text:span text:style-name="Source_20_Text"><text:span text:style-name="T82">,</text:span></text:span></text:p>
      <text:p text:style-name="P37"><text:span text:style-name="Source_20_Text"><text:span text:style-name="T68"><text:s text:c="8"/></text:span></text:span><text:span text:style-name="Source_20_Text"><text:span text:style-name="T119">"Photo"</text:span></text:span><text:span text:style-name="Source_20_Text"><text:span text:style-name="T82">,</text:span></text:span></text:p>
      <text:p text:style-name="P37"><text:span text:style-name="Source_20_Text"><text:span text:style-name="T68"><text:s text:c="8"/></text:span></text:span><text:span text:style-name="Source_20_Text"><text:span text:style-name="T119">"Sketch"</text:span></text:span><text:span text:style-name="Source_20_Text"><text:span text:style-name="T82">,</text:span></text:span></text:p>
      <text:p text:style-name="P37"><text:span text:style-name="Source_20_Text"><text:span text:style-name="T68"><text:s text:c="8"/></text:span></text:span><text:span text:style-name="Source_20_Text"><text:span text:style-name="T119">"Sound"</text:span></text:span></text:p>
      <text:p text:style-name="P37"><text:span text:style-name="Source_20_Text"><text:span text:style-name="T68"><text:s text:c="4"/></text:span></text:span><text:span text:style-name="Source_20_Text"><text:span text:style-name="T82">),</text:span></text:span></text:p>
      <text:p text:style-name="P37"><text:span text:style-name="Source_20_Text"><text:span text:style-name="T68"><text:s text:c="4"/></text:span></text:span><text:span text:style-name="Source_20_Text"><text:span text:style-name="T82">addedAt</text:span></text:span><text:span text:style-name="Source_20_Text"><text:span text:style-name="T68"> <text:s text:c="5"/></text:span></text:span><text:span text:style-name="Source_20_Text"><text:span text:style-name="T112">TIMESTAMP</text:span></text:span><text:span text:style-name="Source_20_Text"><text:span text:style-name="T68"> <text:s text:c="3"/></text:span></text:span><text:span text:style-name="Source_20_Text"><text:span text:style-name="T112">DEFAULT</text:span></text:span><text:span text:style-name="Source_20_Text"><text:span text:style-name="T68"> </text:span></text:span><text:span text:style-name="Source_20_Text"><text:span text:style-name="T112">current_timestamp</text:span></text:span><text:span text:style-name="Source_20_Text"><text:span text:style-name="T82">,</text:span></text:span></text:p>
      <text:p text:style-name="P37"><text:span text:style-name="Source_20_Text"><text:span text:style-name="T68"><text:s text:c="4"/></text:span></text:span><text:span text:style-name="Source_20_Text"><text:span text:style-name="T82">updatedAt</text:span></text:span><text:span text:style-name="Source_20_Text"><text:span text:style-name="T68"> <text:s text:c="3"/></text:span></text:span><text:span text:style-name="Source_20_Text"><text:span text:style-name="T112">TIMESTAMP</text:span></text:span><text:span text:style-name="Source_20_Text"><text:span text:style-name="T68"> <text:s text:c="3"/></text:span></text:span><text:span text:style-name="Source_20_Text"><text:span text:style-name="T112">DEFAULT</text:span></text:span><text:span text:style-name="Source_20_Text"><text:span text:style-name="T68"> </text:span></text:span><text:span text:style-name="Source_20_Text"><text:span text:style-name="T112">current_timestamp</text:span></text:span><text:span text:style-name="Source_20_Text"><text:span text:style-name="T82">,</text:span></text:span></text:p>
      <text:p text:style-name="P30"><text:span text:style-name="Source_20_Text"><text:span text:style-name="T68"><text:s text:c="4"/></text:span></text:span><text:span text:style-name="Source_20_Text"><text:span text:style-name="T82">itemData</text:span></text:span><text:span text:style-name="Source_20_Text"><text:span text:style-name="T68"> <text:s text:c="4"/></text:span></text:span><text:span text:style-name="Source_20_Text"><text:span text:style-name="T82">JSON</text:span></text:span><text:span text:style-name="Source_20_Text"><text:span text:style-name="T68"> <text:s text:c="8"/></text:span></text:span><text:span text:style-name="Source_20_Text"><text:span text:style-name="T112">DEFAULT</text:span></text:span><text:span text:style-name="Source_20_Text"><text:span text:style-name="T68"> </text:span></text:span><text:span text:style-name="Source_20_Text"><text:span text:style-name="T56">'{}'</text:span></text:span><text:span text:style-name="Source_20_Text"><text:span text:style-name="T68"> </text:span></text:span><text:span text:style-name="Source_20_Text"><text:span text:style-name="T112">CHECK</text:span></text:span></text:p>
      <text:p text:style-name="P30"><text:span text:style-name="Source_20_Text"><text:span text:style-name="T68"><text:s text:c="16"/></text:span></text:span><text:span text:style-name="Source_20_Text"><text:span text:style-name="T82">(JSON_VALID(itemData)),</text:span></text:span></text:p>
      <text:p text:style-name="P30"><text:span text:style-name="Source_20_Text"><text:span text:style-name="T68"><text:s text:c="4"/></text:span></text:span><text:span text:style-name="Source_20_Text"><text:span text:style-name="T82">customData</text:span></text:span><text:span text:style-name="Source_20_Text"><text:span text:style-name="T68"> <text:s text:c="2"/></text:span></text:span><text:span text:style-name="Source_20_Text"><text:span text:style-name="T82">JSON</text:span></text:span><text:span text:style-name="Source_20_Text"><text:span text:style-name="T68"> <text:s text:c="8"/></text:span></text:span><text:span text:style-name="Source_20_Text"><text:span text:style-name="T112">DEFAULT</text:span></text:span><text:span text:style-name="Source_20_Text"><text:span text:style-name="T68"> </text:span></text:span><text:span text:style-name="Source_20_Text"><text:span text:style-name="T56">'{}'</text:span></text:span><text:span text:style-name="Source_20_Text"><text:span text:style-name="T68"> </text:span></text:span><text:span text:style-name="Source_20_Text"><text:span text:style-name="T112">CHECK</text:span></text:span></text:p>
      <text:p text:style-name="P30"><text:span text:style-name="Source_20_Text"><text:span text:style-name="T68"><text:s text:c="16"/></text:span></text:span><text:span text:style-name="Source_20_Text"><text:span text:style-name="T82">(JSON_VALID(customData)),</text:span></text:span></text:p>
      <text:p text:style-name="P37"><text:span text:style-name="Source_20_Text"><text:span text:style-name="T68"><text:s text:c="4"/></text:span></text:span><text:span text:style-name="Source_20_Text"><text:span text:style-name="T82">isExpired</text:span></text:span><text:span text:style-name="Source_20_Text"><text:span text:style-name="T68"> <text:s text:c="3"/></text:span></text:span><text:span text:style-name="Source_20_Text"><text:span text:style-name="T114">BOOLEAN</text:span></text:span><text:span text:style-name="Source_20_Text"><text:span text:style-name="T68"> <text:s text:c="5"/></text:span></text:span><text:span text:style-name="Source_20_Text"><text:span text:style-name="T112">DEFAULT</text:span></text:span><text:span text:style-name="Source_20_Text"><text:span text:style-name="T68"> </text:span></text:span><text:span text:style-name="Source_20_Text"><text:span text:style-name="T117">0</text:span></text:span><text:span text:style-name="Source_20_Text"><text:span text:style-name="T82">,</text:span></text:span></text:p>
      <text:p text:style-name="P37"><text:span text:style-name="Source_20_Text"><text:span text:style-name="T68"><text:s text:c="4"/></text:span></text:span><text:span text:style-name="Source_20_Text"><text:span text:style-name="T82">expireReason</text:span></text:span><text:span text:style-name="Source_20_Text"><text:span text:style-name="T68"> </text:span></text:span><text:span text:style-name="Source_20_Text"><text:span text:style-name="T114">TEXT</text:span></text:span><text:span text:style-name="Source_20_Text"><text:span text:style-name="T68"> <text:s text:c="8"/></text:span></text:span><text:span text:style-name="Source_20_Text"><text:span text:style-name="T112">DEFAULT</text:span></text:span><text:span text:style-name="Source_20_Text"><text:span text:style-name="T68"> </text:span></text:span><text:span text:style-name="Source_20_Text"><text:span text:style-name="T56">''</text:span></text:span></text:p>
      <text:p text:style-name="P37"><text:span text:style-name="Source_20_Text"><text:span text:style-name="T82">);</text:span></text:span></text:p>
      <text:list xml:id="list162640163190466" text:continue-list="list162640006463816" text:style-name="Bullet_20__f7fb_">
        <text:list-item>
          <text:p text:style-name="P19"><text:span text:style-name="T15">Tips!</text:span></text:p>
        </text:list-item>
      </text:list>
      <text:p text:style-name="P20"><text:span text:style-name="T15">För att öka prestandan i databasen går det att använda </text:span><text:span text:style-name="T3">indexes</text:span><text:span text:style-name="T15">. </text:span><text:span text:style-name="T10">Indexes</text:span><text:span text:style-name="T22"> är datastrukturer som snabbar på läsning och upphittande av diverse data.</text:span></text:p>
      <text:list xml:id="list162640691578594" text:continue-numbering="true" text:style-name="Bullet_20__f7fb_">
        <text:list-item>
          <text:p text:style-name="P24">Tips!</text:p>
        </text:list-item>
      </text:list>
      <text:p text:style-name="P20"><text:span text:style-name="T15">Det finns databaser </text:span><text:span text:style-name="T12">som </text:span><text:span text:style-name="T15">likna</text:span><text:span text:style-name="T12">r</text:span><text:span text:style-name="T15"> </text:span><text:span text:style-name="T11">MariaDB</text:span><text:span text:style-name="T15">, t.ex. </text:span><text:span text:style-name="T11">PostgreSQL</text:span><text:span text:style-name="T15"> och </text:span><text:span text:style-name="T11">MySQL</text:span><text:span text:style-name="T15">. De borde ha liknande sätt att skapa tabellen, men det </text:span><text:span text:style-name="T22">finns</text:span><text:span text:style-name="T12"> små detaljer som skiljer dem åt.</text:span></text:p>
      <text:h text:style-name="P55" text:outline-level="1"><text:bookmark-start text:name="__RefHeading___Toc1902_2631689082"/>API-definition<text:bookmark-end text:name="__RefHeading___Toc1902_2631689082"/></text:h>
      <text:p text:style-name="P31">Alla <text:span text:style-name="T3">endpoints</text:span> som <text:span text:style-name="T125">är markerade med ett lås (  ) </text:span>ska vara skyddade med ett säkerhetssystem så att endast <text:span text:style-name="T125">personer som ska kunna modifiera databasen </text:span>kan nå dem. <text:span text:style-name="T6">Endpoints</text:span><text:span text:style-name="T18"> markerade med en flagga (  ) ska bara kunna nås av databasens administratörer. </text:span><text:span text:style-name="T16">Detta</text:span><text:span text:style-name="T120"> säkerhetssystem beskrivs senare.</text:span></text:p>
      <text:p text:style-name="P35">Det går att använda <text:span text:style-name="T3">Husmusen-Output-Format-headern</text:span><text:span text:style-name="T12"> </text:span>för att specificera vilken typ av <text:span text:style-name="T3">TransferFormat</text:span> som önskas. </text:p>
      <text:p text:style-name="P35"><text:span text:style-name="T48">OBS!</text:span> I <text:span text:style-name="T3">Husmusen-Output-Format-headern</text:span> står formaten enligt deras <text:span text:style-name="T3">mime types</text:span>, t.ex. <text:span text:style-name="T16">används</text:span> application/json <text:span text:style-name="T120">för att specificera JSON</text:span>. Om inget är <text:span text:style-name="T120">specificerat </text:span>så impliceras det <text:span text:style-name="T120">vara</text:span> JSON.</text:p>
      <text:p text:style-name="P35">För att specificera vilken <text:span text:style-name="T3">TransferFormat</text:span> som används när du skickar information till servern används <text:span text:style-name="T3">Content-Type-headern</text:span>.</text:p>
      <text:p text:style-name="P35"><text:span text:style-name="T48">OBS!</text:span> <text:span text:style-name="T120">Även i </text:span><text:span text:style-name="T3">Content-Type-headern</text:span> står formaten enligt deras <text:span text:style-name="T3">mime types</text:span>, t.ex. <text:span text:style-name="T16">används</text:span> application/json <text:span text:style-name="T120">för att specificera JSON</text:span>. Om inget är <text:span text:style-name="T120">specificerat </text:span>så impliceras det <text:span text:style-name="T120">vara</text:span> JSON.</text:p>
      <text:h text:style-name="Heading_20_2" text:outline-level="2"><text:bookmark-start text:name="__RefHeading___Toc6293_402659549"/>DBInfo<text:bookmark-end text:name="__RefHeading___Toc6293_402659549"/></text:h>
      <text:p text:style-name="P28">Här följer alla <text:span text:style-name="T3">endpoints</text:span><text:span text:style-name="T12"> som har att göra med </text:span><text:span text:style-name="T3">DBInfo</text:span><text:span text:style-name="T12">.</text:span></text:p>
      <text:h text:style-name="P26" text:outline-level="3"><text:bookmark-start text:name="__RefHeading___Toc6295_402659549"/>GET: /api/db_info<text:bookmark-end text:name="__RefHeading___Toc6295_402659549"/></text:h>
      <text:p text:style-name="Text_20_body">Skickar tillbaka <text:span text:style-name="T3">DBInfo</text:span>. <text:span text:style-name="T120">Exempel:</text:span></text:p>
      <text:p text:style-name="P39"><text:span text:style-name="Source_20_Text"><text:span text:style-name="T82">{</text:span></text:span></text:p>
      <text:p text:style-name="P39"><text:span text:style-name="Source_20_Text"><text:span text:style-name="T68"><text:s text:c="2"/></text:span></text:span><text:span text:style-name="Source_20_Text"><text:span text:style-name="T121">"protocolVersion"</text:span></text:span><text:span text:style-name="Source_20_Text"><text:span text:style-name="T82">:</text:span></text:span><text:span text:style-name="Source_20_Text"><text:span text:style-name="T68"> </text:span></text:span><text:span text:style-name="Source_20_Text"><text:span text:style-name="T56">"1.0.0"</text:span></text:span><text:span text:style-name="Source_20_Text"><text:span text:style-name="T82">,</text:span></text:span></text:p>
      <text:p text:style-name="P39"><text:span text:style-name="Source_20_Text"><text:span text:style-name="T68"><text:s text:c="2"/></text:span></text:span><text:span text:style-name="Source_20_Text"><text:span text:style-name="T121">"protocolVersions"</text:span></text:span><text:span text:style-name="Source_20_Text"><text:span text:style-name="T82">:</text:span></text:span><text:span text:style-name="Source_20_Text"><text:span text:style-name="T68"> </text:span></text:span><text:span text:style-name="Source_20_Text"><text:span text:style-name="T82">[</text:span></text:span><text:span text:style-name="Source_20_Text"><text:span text:style-name="T68"> </text:span></text:span><text:span text:style-name="Source_20_Text"><text:span text:style-name="T56">"1.0.0"</text:span></text:span><text:span text:style-name="Source_20_Text"><text:span text:style-name="T82">,</text:span></text:span><text:span text:style-name="Source_20_Text"><text:span text:style-name="T68"> </text:span></text:span><text:span text:style-name="Source_20_Text"><text:span text:style-name="T56">"0.8.0"</text:span></text:span><text:span text:style-name="Source_20_Text"><text:span text:style-name="T68"> </text:span></text:span><text:span text:style-name="Source_20_Text"><text:span text:style-name="T82">],</text:span></text:span></text:p>
      <text:p text:style-name="P39"><text:span text:style-name="Source_20_Text"><text:span text:style-name="T68"><text:s text:c="2"/></text:span></text:span><text:span text:style-name="Source_20_Text"><text:span text:style-name="T121">"supportedInputFormats"</text:span></text:span><text:span text:style-name="Source_20_Text"><text:span text:style-name="T82">:</text:span></text:span><text:span text:style-name="Source_20_Text"><text:span text:style-name="T68"> </text:span></text:span><text:span text:style-name="Source_20_Text"><text:span text:style-name="T82">[</text:span></text:span><text:span text:style-name="Source_20_Text"><text:span text:style-name="T68"> </text:span></text:span><text:span text:style-name="Source_20_Text"><text:span text:style-name="T56">"YAML"</text:span></text:span><text:span text:style-name="Source_20_Text"><text:span text:style-name="T82">,</text:span></text:span><text:span text:style-name="Source_20_Text"><text:span text:style-name="T68"> </text:span></text:span><text:span text:style-name="Source_20_Text"><text:span text:style-name="T56">"JSON"</text:span></text:span><text:span text:style-name="Source_20_Text"><text:span text:style-name="T68"> </text:span></text:span><text:span text:style-name="Source_20_Text"><text:span text:style-name="T82">],</text:span></text:span></text:p>
      <text:p text:style-name="P39"><text:span text:style-name="Source_20_Text"><text:span text:style-name="T68"><text:s text:c="2"/></text:span></text:span><text:span text:style-name="Source_20_Text"><text:span text:style-name="T121">"supportedOutputFormats"</text:span></text:span><text:span text:style-name="Source_20_Text"><text:span text:style-name="T82">:</text:span></text:span><text:span text:style-name="Source_20_Text"><text:span text:style-name="T68"> </text:span></text:span><text:span text:style-name="Source_20_Text"><text:span text:style-name="T82">[</text:span></text:span><text:span text:style-name="Source_20_Text"><text:span text:style-name="T68"> </text:span></text:span><text:span text:style-name="Source_20_Text"><text:span text:style-name="T56">"YAML"</text:span></text:span><text:span text:style-name="Source_20_Text"><text:span text:style-name="T82">,</text:span></text:span><text:span text:style-name="Source_20_Text"><text:span text:style-name="T68"> </text:span></text:span><text:span text:style-name="Source_20_Text"><text:span text:style-name="T56">"JSON"</text:span></text:span><text:span text:style-name="Source_20_Text"><text:span text:style-name="T68"> </text:span></text:span><text:span text:style-name="Source_20_Text"><text:span text:style-name="T82">],</text:span></text:span></text:p>
      <text:p text:style-name="P39"><text:span text:style-name="Source_20_Text"><text:span text:style-name="T68"><text:s text:c="2"/></text:span></text:span><text:span text:style-name="Source_20_Text"><text:span text:style-name="T121">"instanceName"</text:span></text:span><text:span text:style-name="Source_20_Text"><text:span text:style-name="T82">:</text:span></text:span><text:span text:style-name="Source_20_Text"><text:span text:style-name="T68"> </text:span></text:span><text:span text:style-name="Source_20_Text"><text:span text:style-name="T56">"Husmusen på Museum"</text:span></text:span><text:span text:style-name="Source_20_Text"><text:span text:style-name="T82">,</text:span></text:span></text:p>
      <text:p text:style-name="P39"><text:span text:style-name="Source_20_Text"><text:span text:style-name="T68"><text:s text:c="2"/></text:span></text:span><text:span text:style-name="Source_20_Text"><text:span text:style-name="T121">"museumDetails"</text:span></text:span><text:span text:style-name="Source_20_Text"><text:span text:style-name="T82">:</text:span></text:span><text:span text:style-name="Source_20_Text"><text:span text:style-name="T68"> </text:span></text:span><text:span text:style-name="Source_20_Text"><text:span text:style-name="T82">{</text:span></text:span></text:p>
      <text:p text:style-name="P39"><text:span text:style-name="Source_20_Text"><text:span text:style-name="T68"><text:s text:c="4"/></text:span></text:span><text:span text:style-name="Source_20_Text"><text:span text:style-name="T121">"name"</text:span></text:span><text:span text:style-name="Source_20_Text"><text:span text:style-name="T82">:</text:span></text:span><text:span text:style-name="Source_20_Text"><text:span text:style-name="T68"> </text:span></text:span><text:span text:style-name="Source_20_Text"><text:span text:style-name="T56">"Museum"</text:span></text:span><text:span text:style-name="Source_20_Text"><text:span text:style-name="T82">,</text:span></text:span></text:p>
      <text:p text:style-name="P39"><text:span text:style-name="Source_20_Text"><text:span text:style-name="T68"><text:s text:c="4"/></text:span></text:span><text:span text:style-name="Source_20_Text"><text:span text:style-name="T121">"description"</text:span></text:span><text:span text:style-name="Source_20_Text"><text:span text:style-name="T82">:</text:span></text:span><text:span text:style-name="Source_20_Text"><text:span text:style-name="T68"> </text:span></text:span><text:span text:style-name="Source_20_Text"><text:span text:style-name="T56">"Ett helt vanligt museum."</text:span></text:span><text:span text:style-name="Source_20_Text"><text:span text:style-name="T82">,</text:span></text:span></text:p>
      <text:p text:style-name="P39"><text:span text:style-name="Source_20_Text"><text:span text:style-name="T68"><text:s text:c="4"/></text:span></text:span><text:span text:style-name="Source_20_Text"><text:span text:style-name="T121">"address"</text:span></text:span><text:span text:style-name="Source_20_Text"><text:span text:style-name="T82">:</text:span></text:span><text:span text:style-name="Source_20_Text"><text:span text:style-name="T68"> </text:span></text:span><text:span text:style-name="Source_20_Text"><text:span text:style-name="T56">"Gatanvägen 4"</text:span></text:span><text:span text:style-name="Source_20_Text"><text:span text:style-name="T82">,</text:span></text:span></text:p>
      <text:p text:style-name="P39"><text:span text:style-name="Source_20_Text"><text:span text:style-name="T68"><text:s text:c="4"/></text:span></text:span><text:span text:style-name="Source_20_Text"><text:span text:style-name="T121">"location"</text:span></text:span><text:span text:style-name="Source_20_Text"><text:span text:style-name="T82">:</text:span></text:span><text:span text:style-name="Source_20_Text"><text:span text:style-name="T68"> </text:span></text:span><text:span text:style-name="Source_20_Text"><text:span text:style-name="T56">"Kungshamn"</text:span></text:span><text:span text:style-name="Source_20_Text"><text:span text:style-name="T82">,</text:span></text:span></text:p>
      <text:p text:style-name="P39"><text:span text:style-name="Source_20_Text"><text:span text:style-name="T68"><text:s text:c="4"/></text:span></text:span><text:span text:style-name="Source_20_Text"><text:span text:style-name="T121">"coordinates"</text:span></text:span><text:span text:style-name="Source_20_Text"><text:span text:style-name="T82">:</text:span></text:span><text:span text:style-name="Source_20_Text"><text:span text:style-name="T68"> </text:span></text:span><text:span text:style-name="Source_20_Text"><text:span text:style-name="T56">"0°0′0″ N, 25°0′0″ W"</text:span></text:span><text:span text:style-name="Source_20_Text"><text:span text:style-name="T82">,</text:span></text:span></text:p>
      <text:p text:style-name="P39"><text:span text:style-name="Source_20_Text"><text:span text:style-name="T68"><text:s text:c="4"/></text:span></text:span><text:span text:style-name="Source_20_Text"><text:span text:style-name="T121">"website"</text:span></text:span><text:span text:style-name="Source_20_Text"><text:span text:style-name="T82">:</text:span></text:span><text:span text:style-name="Source_20_Text"><text:span text:style-name="T68"> </text:span></text:span><text:span text:style-name="Source_20_Text"><text:span text:style-name="T56">"https://example.com"</text:span></text:span></text:p>
      <text:p text:style-name="P39"><text:span text:style-name="Source_20_Text"><text:span text:style-name="T68"><text:s text:c="2"/></text:span></text:span><text:span text:style-name="Source_20_Text"><text:span text:style-name="T82">}</text:span></text:span></text:p>
      <text:p text:style-name="P39"><text:span text:style-name="Source_20_Text"><text:span text:style-name="T82">}</text:span></text:span></text:p>
      <text:h text:style-name="Heading_20_3" text:outline-level="3"><text:bookmark-start text:name="__RefHeading___Toc6297_402659549"/><text:soft-page-break/>GET: /<text:span text:style-name="T120">api/db_info/version</text:span><text:bookmark-end text:name="__RefHeading___Toc6297_402659549"/></text:h>
      <text:p text:style-name="Text_20_body"><text:span text:style-name="T120">Skickar</text:span> tillbaka den <text:span text:style-name="T48">senaste</text:span> versionen som <text:span text:style-name="T120">implementeringen</text:span> har <text:span text:style-name="T120">stöd</text:span> för. <text:span text:style-name="T120">Exempel:</text:span> </text:p>
      <text:p text:style-name="P27">1.0.0</text:p>
      <text:list xml:id="list162641881326767" text:continue-list="list162640279292872" text:style-name="Bullet_20__f525_">
        <text:list-item>
          <text:p text:style-name="P143"><text:span text:style-name="T120">Observera!</text:span></text:p>
        </text:list-item>
      </text:list>
      <text:p text:style-name="Text_20_body">Den här information ska <text:span text:style-name="T48">alltid</text:span> skickas tillbaka som <text:span text:style-name="T3">text/plain</text:span>!</text:p>
      <text:h text:style-name="P33" text:outline-level="3"><text:bookmark-start text:name="__RefHeading___Toc6299_402659549"/>GET: /<text:span text:style-name="T120">api/db_info/versions</text:span><text:bookmark-end text:name="__RefHeading___Toc6299_402659549"/></text:h>
      <text:p text:style-name="P35"><text:span text:style-name="T120">Skickar</text:span> tillbaka de versionerna som <text:span text:style-name="T120">implementeringen</text:span> har <text:span text:style-name="T120">stöd </text:span>för. (Ska vara sorterad med senaste versionen först.) <text:span text:style-name="T120">Exempel:</text:span> </text:p>
      <text:p text:style-name="P27">1.0.0,0.8.0</text:p>
      <text:list xml:id="list162641778897804" text:continue-numbering="true" text:style-name="Bullet_20__f525_">
        <text:list-item>
          <text:p text:style-name="P144"><text:span text:style-name="T120">Observera!</text:span></text:p>
        </text:list-item>
      </text:list>
      <text:p text:style-name="P35">Den här information ska <text:span text:style-name="T48">alltid</text:span> skickas tillbaka som <text:span text:style-name="T3">text/plain</text:span>! <text:span text:style-name="T120">Varje version ska vara separerad med ett kommatecken.</text:span></text:p>
      <text:h text:style-name="P26" text:outline-level="3"><text:bookmark-start text:name="__RefHeading___Toc6301_402659549"/>POST: /api/db_info  <text:s/><text:bookmark-end text:name="__RefHeading___Toc6301_402659549"/></text:h>
      <text:p text:style-name="P28">Används för att ändra databasinformation. I förfrågan ska <text:span text:style-name="T48">hela</text:span><text:span text:style-name="T60"> (inte bara det som ändrats) den nya databasinformationen stå med. Exempel:</text:span></text:p>
      <text:p text:style-name="P34"><text:span text:style-name="Source_20_Text"><text:span text:style-name="T82">{</text:span></text:span></text:p>
      <text:p text:style-name="P34"><text:span text:style-name="Source_20_Text"><text:span text:style-name="T68"><text:s text:c="2"/></text:span></text:span><text:span text:style-name="Source_20_Text"><text:span text:style-name="T121">"instanceName"</text:span></text:span><text:span text:style-name="Source_20_Text"><text:span text:style-name="T82">:</text:span></text:span><text:span text:style-name="Source_20_Text"><text:span text:style-name="T68"> </text:span></text:span><text:span text:style-name="Source_20_Text"><text:span text:style-name="T56">"Husmusen på Museum"</text:span></text:span><text:span text:style-name="Source_20_Text"><text:span text:style-name="T82">,</text:span></text:span></text:p>
      <text:p text:style-name="P34"><text:span text:style-name="Source_20_Text"><text:span text:style-name="T68"><text:s text:c="2"/></text:span></text:span><text:span text:style-name="Source_20_Text"><text:span text:style-name="T121">"museumDetails"</text:span></text:span><text:span text:style-name="Source_20_Text"><text:span text:style-name="T82">:</text:span></text:span><text:span text:style-name="Source_20_Text"><text:span text:style-name="T68"> </text:span></text:span><text:span text:style-name="Source_20_Text"><text:span text:style-name="T82">{</text:span></text:span></text:p>
      <text:p text:style-name="P34"><text:span text:style-name="Source_20_Text"><text:span text:style-name="T68"><text:s text:c="4"/></text:span></text:span><text:span text:style-name="Source_20_Text"><text:span text:style-name="T121">"name"</text:span></text:span><text:span text:style-name="Source_20_Text"><text:span text:style-name="T82">:</text:span></text:span><text:span text:style-name="Source_20_Text"><text:span text:style-name="T68"> </text:span></text:span><text:span text:style-name="Source_20_Text"><text:span text:style-name="T56">"Museum"</text:span></text:span><text:span text:style-name="Source_20_Text"><text:span text:style-name="T82">,</text:span></text:span></text:p>
      <text:p text:style-name="P34"><text:span text:style-name="Source_20_Text"><text:span text:style-name="T68"><text:s text:c="4"/></text:span></text:span><text:span text:style-name="Source_20_Text"><text:span text:style-name="T121">"description"</text:span></text:span><text:span text:style-name="Source_20_Text"><text:span text:style-name="T82">:</text:span></text:span><text:span text:style-name="Source_20_Text"><text:span text:style-name="T68"> </text:span></text:span><text:span text:style-name="Source_20_Text"><text:span text:style-name="T56">"Ett helt vanligt museum."</text:span></text:span><text:span text:style-name="Source_20_Text"><text:span text:style-name="T82">,</text:span></text:span></text:p>
      <text:p text:style-name="P34"><text:span text:style-name="Source_20_Text"><text:span text:style-name="T68"><text:s text:c="4"/></text:span></text:span><text:span text:style-name="Source_20_Text"><text:span text:style-name="T121">"address"</text:span></text:span><text:span text:style-name="Source_20_Text"><text:span text:style-name="T82">:</text:span></text:span><text:span text:style-name="Source_20_Text"><text:span text:style-name="T68"> </text:span></text:span><text:span text:style-name="Source_20_Text"><text:span text:style-name="T56">"Gatanvägen 4"</text:span></text:span><text:span text:style-name="Source_20_Text"><text:span text:style-name="T82">,</text:span></text:span></text:p>
      <text:p text:style-name="P34"><text:span text:style-name="Source_20_Text"><text:span text:style-name="T68"><text:s text:c="4"/></text:span></text:span><text:span text:style-name="Source_20_Text"><text:span text:style-name="T121">"location"</text:span></text:span><text:span text:style-name="Source_20_Text"><text:span text:style-name="T82">:</text:span></text:span><text:span text:style-name="Source_20_Text"><text:span text:style-name="T68"> </text:span></text:span><text:span text:style-name="Source_20_Text"><text:span text:style-name="T56">"Kungshamn"</text:span></text:span><text:span text:style-name="Source_20_Text"><text:span text:style-name="T82">,</text:span></text:span></text:p>
      <text:p text:style-name="P34"><text:span text:style-name="Source_20_Text"><text:span text:style-name="T68"><text:s text:c="4"/></text:span></text:span><text:span text:style-name="Source_20_Text"><text:span text:style-name="T121">"coordinates"</text:span></text:span><text:span text:style-name="Source_20_Text"><text:span text:style-name="T82">:</text:span></text:span><text:span text:style-name="Source_20_Text"><text:span text:style-name="T68"> </text:span></text:span><text:span text:style-name="Source_20_Text"><text:span text:style-name="T56">"0°0′0″ N, 25°0′0″ W"</text:span></text:span><text:span text:style-name="Source_20_Text"><text:span text:style-name="T82">,</text:span></text:span></text:p>
      <text:p text:style-name="P34"><text:span text:style-name="Source_20_Text"><text:span text:style-name="T68"><text:s text:c="4"/></text:span></text:span><text:span text:style-name="Source_20_Text"><text:span text:style-name="T121">"website"</text:span></text:span><text:span text:style-name="Source_20_Text"><text:span text:style-name="T82">:</text:span></text:span><text:span text:style-name="Source_20_Text"><text:span text:style-name="T68"> </text:span></text:span><text:span text:style-name="Source_20_Text"><text:span text:style-name="T56">"https://example.com"</text:span></text:span></text:p>
      <text:p text:style-name="P34"><text:span text:style-name="Source_20_Text"><text:span text:style-name="T68"><text:s text:c="2"/></text:span></text:span><text:span text:style-name="Source_20_Text"><text:span text:style-name="T82">}</text:span></text:span></text:p>
      <text:p text:style-name="P34"><text:span text:style-name="Source_20_Text"><text:span text:style-name="T85">}</text:span></text:span></text:p>
      <text:list xml:id="list162642144591050" text:continue-list="list162640546759339" text:style-name="Bullet_20__f528_">
        <text:list-item>
          <text:p text:style-name="Danger"><text:span text:style-name="T120">Varning!</text:span></text:p>
        </text:list-item>
      </text:list>
      <text:p text:style-name="Text_20_body"><text:span text:style-name="T3">ProtocolVersion</text:span>, <text:span text:style-name="T3">ProtocolVersions</text:span>, <text:span text:style-name="T3">SupportedInputFormats</text:span>, och <text:span text:style-name="T3">SupportedOutputFormats</text:span> ska inte gå att ändra på detta vis! De ska specificeras av servern själv. Programmeraren/-arna kan t.ex. specificera dem i en fil i serverns kod och den filen läses för att veta vilka versioner och <text:span text:style-name="T3">TransferFormat</text:span> som <text:span text:style-name="T120">stöds.</text:span></text:p>
      <text:h text:style-name="P59" text:outline-level="2"><text:bookmark-start text:name="__RefHeading___Toc6303_402659549"/><text:soft-page-break/>Item<text:bookmark-end text:name="__RefHeading___Toc6303_402659549"/></text:h>
      <text:p text:style-name="P28">Här följer alla <text:span text:style-name="T3">endpoints</text:span><text:span text:style-name="T12"> som har med </text:span><text:span text:style-name="T3">Items</text:span><text:span text:style-name="T12"> att göra.</text:span></text:p>
      <text:h text:style-name="Heading_20_3" text:outline-level="3"><text:bookmark-start text:name="__RefHeading___Toc6305_402659549"/>GET: /<text:span text:style-name="T120">api/1.0.0/item/search</text:span><text:bookmark-end text:name="__RefHeading___Toc6305_402659549"/></text:h>
      <text:p text:style-name="P28">Används för att söka efter föremål i databasen. Svaret består av en <text:span text:style-name="T3">array</text:span> med alla <text:span text:style-name="T3">Items</text:span><text:span text:style-name="T12"> som matchar sökningen. Om inget föremål matchar sökningen så är </text:span><text:span text:style-name="T3">arrayen</text:span><text:span text:style-name="T12"> tom. Denna </text:span><text:span text:style-name="T3">enpoint</text:span><text:span text:style-name="T12"> tar en del </text:span><text:span text:style-name="T3">queries</text:span><text:span text:style-name="T12">/parametrar</text:span><text:span text:style-name="T12"><text:note text:id="ftn2" text:note-class="footnote"><text:note-citation>2</text:note-citation><text:note-body><text:p text:style-name="P25">Alltså de värden som följer ett frågetecken (?) i en URL. Det ser ut såhär i en URL: https://example.com?query1=value1&amp;query2=anothervalue.</text:p></text:note-body></text:note></text:span><text:span text:style-name="T12">. Nedan följer en beskrivning av alla parametrar.</text:span></text:p>
      <text:h text:style-name="P79" text:outline-level="4"><text:bookmark-start text:name="__RefHeading___Toc6307_402659549"/>?types<text:bookmark-end text:name="__RefHeading___Toc6307_402659549"/></text:h>
      <text:p text:style-name="P45">?<text:span text:style-name="T120">types</text:span><text:span text:style-name="T16">-parametern används för att beskriva vilka </text:span><text:span text:style-name="T120">ItemTypes</text:span><text:span text:style-name="T16"> som användaren vill söka efter. Den består av en kommaseparerad lista av just </text:span><text:span text:style-name="T120">ItemTypes</text:span><text:span text:style-name="T16">. Om det ska sökas efter böcker och dokument skulle det se ut såhär:</text:span></text:p>
      <text:p text:style-name="Preformatted_20_Text">/<text:span text:style-name="T120">api/1.0.0/item/search?types=Book,Document</text:span></text:p>
      <text:h text:style-name="P79" text:outline-level="4"><text:bookmark-start text:name="__RefHeading___Toc6309_402659549"/>?freetext<text:bookmark-end text:name="__RefHeading___Toc6309_402659549"/></text:h>
      <text:p text:style-name="P45">?<text:span text:style-name="T120">freetext</text:span><text:span text:style-name="T16">-parametern används för att söka i namn och beskrivning av föremål. Om en användare vill söka efter </text:span><text:span text:style-name="T120">glasvas</text:span><text:span text:style-name="T16"> skulle det se ut såhär:</text:span></text:p>
      <text:p text:style-name="P85">/api/1.0.0/item/search?freetext=glasvas</text:p>
      <text:p text:style-name="P28">Exakt implementering av fritextsökningen är dessvärre inte en del av detta protokoll ännu. Det eftersom fritextsökning kan skilja lite i olika databasmjukvaror och att det inte finns en standard skapad för <text:span text:style-name="T3">Husmusen</text:span><text:span text:style-name="T12"> ännu.</text:span></text:p>
      <text:h text:style-name="Heading_20_4" text:outline-level="4"><text:bookmark-start text:name="__RefHeading___Toc6311_402659549"/>?<text:span text:style-name="T120">keywords</text:span><text:bookmark-end text:name="__RefHeading___Toc6311_402659549"/></text:h>
      <text:p text:style-name="P114">?<text:span text:style-name="T124">keywords</text:span><text:span text:style-name="T17">-parametern används för att specificera vilka nyckelord som användaren önskar söka efter. Precis som </text:span><text:span text:style-name="T124">?types</text:span><text:span text:style-name="T17">-parametern så specificeras nyckelorden genom en kommaseparerad lista.</text:span></text:p>
      <text:list xml:id="list162640621218856" text:continue-list="list162640691578594" text:style-name="Bullet_20__f7fb_">
        <text:list-item>
          <text:p text:style-name="P83">Tips!</text:p>
        </text:list-item>
      </text:list>
      <text:p text:style-name="P113">Det går att rensa ogiltiga nyckelord bakom kulisserna, så slipper databasen söka efter nyckelord som inte finns.</text:p>
      <text:h text:style-name="Heading_20_4" text:outline-level="4"><text:bookmark-start text:name="__RefHeading___Toc6313_402659549"/><text:soft-page-break/>?<text:span text:style-name="T124">keyword-mode</text:span><text:bookmark-end text:name="__RefHeading___Toc6313_402659549"/></text:h>
      <text:p text:style-name="P114">?<text:span text:style-name="T124">keyword_mode</text:span><text:span text:style-name="T17">-parametern väljer vilket läge som nyckelordssökningnen ska använda. Det finns två lägen: </text:span><text:span text:style-name="T124">OR</text:span><text:span text:style-name="T17"> och </text:span><text:span text:style-name="T124">AND</text:span><text:span text:style-name="T17">. </text:span><text:span text:style-name="T124">OR</text:span><text:span text:style-name="T17">-läget fungerar på så sätt att resultaten måste innehålla </text:span><text:span text:style-name="T24">minst ett</text:span><text:span text:style-name="T26"> av de specificerade nyckelorden. </text:span><text:span text:style-name="T61">AND</text:span><text:span text:style-name="T26">-läget fungerar på så sätt att alla resultat måste innehålla </text:span><text:span text:style-name="T24">samtliga</text:span><text:span text:style-name="T26"> nyckelord. </text:span><text:span text:style-name="T27">Om denna parameter inte specificeras faller den tillbaka på </text:span><text:span text:style-name="T62">OR</text:span><text:span text:style-name="T27">.</text:span></text:p>
      <text:h text:style-name="Heading_20_4" text:outline-level="4"><text:bookmark-start text:name="__RefHeading___Toc6315_402659549"/>?<text:span text:style-name="T125">sort</text:span><text:bookmark-end text:name="__RefHeading___Toc6315_402659549"/></text:h>
      <text:p text:style-name="P114">?<text:span text:style-name="T125">sort</text:span><text:span text:style-name="T18">-parametern används för att välja vilket fält som resultaten ska sorteras efter. Giltiga värden är: </text:span><text:span text:style-name="T125">relevance</text:span><text:span text:style-name="T18">, </text:span><text:span text:style-name="T125">name</text:span><text:span text:style-name="T18">, </text:span><text:span text:style-name="T125">addedAt</text:span><text:span text:style-name="T18">, </text:span><text:span text:style-name="T125">updatedAt</text:span><text:span text:style-name="T18">, och </text:span><text:span text:style-name="T125">itemID</text:span><text:span text:style-name="T18">. Om denna parameter inte specificeras så faller den tillbaka på </text:span><text:span text:style-name="T125">name</text:span><text:span text:style-name="T18">.</text:span></text:p>
      <text:list xml:id="list162640502312905" text:continue-list="list162641778897804" text:style-name="Bullet_20__f525_">
        <text:list-item>
          <text:p text:style-name="Warning">O<text:span text:style-name="T125">bservera</text:span>!</text:p>
        </text:list-item>
      </text:list>
      <text:p text:style-name="P117">Relevans (<text:span text:style-name="T3">relevance</text:span>) sorterar sökresultaten från hög relevans till låg relevans, alltså sjunkande. Alla andra sorteringsfält är i stigande ordning.</text:p>
      <text:h text:style-name="Heading_20_4" text:outline-level="4"><text:bookmark-start text:name="__RefHeading___Toc6317_402659549"/>?<text:span text:style-name="T125">reverse</text:span><text:bookmark-end text:name="__RefHeading___Toc6317_402659549"/></text:h>
      <text:p text:style-name="P114">?<text:span text:style-name="T125">reverse</text:span><text:span text:style-name="T18">-parametern används för att välja om resultatens ordning ska vändas i bakvänd ordning. Giltiga värden är </text:span><text:span text:style-name="T125">1</text:span><text:span text:style-name="T18">, </text:span><text:span text:style-name="T125">0</text:span><text:span text:style-name="T18">, </text:span><text:span text:style-name="T125">on</text:span><text:span text:style-name="T18">, </text:span><text:span text:style-name="T125">off</text:span><text:span text:style-name="T18">, </text:span><text:span text:style-name="T125">true</text:span><text:span text:style-name="T18">, och </text:span><text:span text:style-name="T125">false</text:span><text:span text:style-name="T18">. </text:span><text:span text:style-name="T125">1</text:span><text:span text:style-name="T18">, </text:span><text:span text:style-name="T125">on</text:span><text:span text:style-name="T18">, och </text:span><text:span text:style-name="T125">true</text:span><text:span text:style-name="T18"> används för att vända ordningen. Om denna parameter inte specificeras så faller den tillbaka på </text:span><text:span text:style-name="T125">off</text:span><text:span text:style-name="T18">.</text:span></text:p>
      <text:h text:style-name="P81" text:outline-level="4"><text:bookmark-start text:name="__RefHeading___Toc6319_402659549"/>Exempel: böcker om jordbruk<text:bookmark-end text:name="__RefHeading___Toc6319_402659549"/></text:h>
      <text:p text:style-name="P120">Om <text:span text:style-name="T125">en användare</text:span> vill söka efter böcker om jordbruk och sortera dem i alfabetisk ordning, sk<text:span text:style-name="T125">ulle förfrågan behöva se ut såhär</text:span>:</text:p>
      <text:p text:style-name="Preformatted_20_Text"><text:span text:style-name="Source_20_Text">/api/1.0.0/item/search?freetext=jordbruk&amp;types=Book<text:line-break/>&amp;sort=alphabetical</text:span></text:p>
      <text:p text:style-name="P118">För att URL:en ska få plats har den en radbrytning, men såklart skulle den inte ha det i verkliga livet, eftersom en URL inte kan ha radbrytningar.</text:p>
      <text:h text:style-name="P70" text:outline-level="3"><text:bookmark-start text:name="__RefHeading___Toc6321_402659549"/>GET: /api/1.0.0/item/info/&lt;id&gt;<text:bookmark-end text:name="__RefHeading___Toc6321_402659549"/></text:h>
      <text:p text:style-name="P118">Används för att hämta information om ett <text:span text:style-name="T3">Item</text:span><text:span text:style-name="T12"> utefter dess </text:span><text:span text:style-name="T3">ItemID</text:span><text:span text:style-name="T12">. Låt säga att en användare önskar hämta föremål </text:span><text:span text:style-name="T3">5612</text:span><text:span text:style-name="T12">, då skulle URL:en se ut såhär:</text:span></text:p>
      <text:p text:style-name="Preformatted_20_Text"><text:span text:style-name="Source_20_Text">/api/1.0.0/item/info/</text:span><text:span text:style-name="Source_20_Text"><text:span text:style-name="T125">5612</text:span></text:span></text:p>
      <text:p text:style-name="P120"><text:span text:style-name="T125">Resultatet är ett </text:span><text:span text:style-name="T6">Item</text:span><text:span text:style-name="T18"> och skulle kunna se ut såhär:</text:span></text:p>
      <text:p text:style-name="P39"><text:span text:style-name="Source_20_Text"><text:span text:style-name="T82">{</text:span></text:span></text:p>
      <text:p text:style-name="P39"><text:span text:style-name="Source_20_Text"><text:span text:style-name="T68"><text:s text:c="2"/></text:span></text:span><text:span text:style-name="Source_20_Text"><text:span text:style-name="T121">"name"</text:span></text:span><text:span text:style-name="Source_20_Text"><text:span text:style-name="T82">:</text:span></text:span><text:span text:style-name="Source_20_Text"><text:span text:style-name="T68"> </text:span></text:span><text:span text:style-name="Source_20_Text"><text:span text:style-name="T56">"Utvandrarna"</text:span></text:span><text:span text:style-name="Source_20_Text"><text:span text:style-name="T82">,</text:span></text:span></text:p>
      <text:p text:style-name="P39"><text:span text:style-name="Source_20_Text"><text:span text:style-name="T68"><text:s text:c="2"/></text:span></text:span><text:span text:style-name="Source_20_Text"><text:span text:style-name="T121">"description"</text:span></text:span><text:span text:style-name="Source_20_Text"><text:span text:style-name="T82">:</text:span></text:span><text:span text:style-name="Source_20_Text"><text:span text:style-name="T68"> </text:span></text:span><text:span text:style-name="Source_20_Text"><text:span text:style-name="T56">"Bok av Vilhelm Moberg."</text:span></text:span><text:span text:style-name="Source_20_Text"><text:span text:style-name="T82">,</text:span></text:span></text:p>
      <text:p text:style-name="P39"><text:span text:style-name="Source_20_Text"><text:span text:style-name="T68"><text:s text:c="2"/></text:span></text:span><text:span text:style-name="Source_20_Text"><text:span text:style-name="T121">"keywords"</text:span></text:span><text:span text:style-name="Source_20_Text"><text:span text:style-name="T82">:</text:span></text:span><text:span text:style-name="Source_20_Text"><text:span text:style-name="T68"> </text:span></text:span><text:span text:style-name="Source_20_Text"><text:span text:style-name="T56">"Småland,Amerika,1800-talet"</text:span></text:span><text:span text:style-name="Source_20_Text"><text:span text:style-name="T82">,</text:span></text:span></text:p>
      <text:p text:style-name="P39"><text:span text:style-name="Source_20_Text"><text:span text:style-name="T68"><text:s text:c="2"/></text:span></text:span><text:span text:style-name="Source_20_Text"><text:span text:style-name="T121">"type"</text:span></text:span><text:span text:style-name="Source_20_Text"><text:span text:style-name="T82">:</text:span></text:span><text:span text:style-name="Source_20_Text"><text:span text:style-name="T68"> </text:span></text:span><text:span text:style-name="Source_20_Text"><text:span text:style-name="T56">"Book"</text:span></text:span><text:span text:style-name="Source_20_Text"><text:span text:style-name="T82">,</text:span></text:span></text:p>
      <text:p text:style-name="P39"><text:span text:style-name="Source_20_Text"><text:span text:style-name="T68"><text:s text:c="2"/></text:span></text:span><text:span text:style-name="Source_20_Text"><text:span text:style-name="T121">"itemID"</text:span></text:span><text:span text:style-name="Source_20_Text"><text:span text:style-name="T82">:</text:span></text:span><text:span text:style-name="Source_20_Text"><text:span text:style-name="T68"> </text:span></text:span><text:span text:style-name="Source_20_Text"><text:span text:style-name="T118">5612</text:span></text:span><text:span text:style-name="Source_20_Text"><text:span text:style-name="T82">,</text:span></text:span></text:p>
      <text:p text:style-name="P39"><text:span text:style-name="Source_20_Text"><text:span text:style-name="T68"><text:s text:c="2"/></text:span></text:span><text:span text:style-name="Source_20_Text"><text:span text:style-name="T121">"addedAt"</text:span></text:span><text:span text:style-name="Source_20_Text"><text:span text:style-name="T82">:</text:span></text:span><text:span text:style-name="Source_20_Text"><text:span text:style-name="T68"> </text:span></text:span><text:span text:style-name="Source_20_Text"><text:span text:style-name="T56">"1970-01-01T00:00:00.000Z"</text:span></text:span><text:span text:style-name="Source_20_Text"><text:span text:style-name="T82">,</text:span></text:span></text:p>
      <text:p text:style-name="P39"><text:span text:style-name="Source_20_Text"><text:span text:style-name="T68"><text:s text:c="2"/></text:span></text:span><text:span text:style-name="Source_20_Text"><text:span text:style-name="T121">"updatedAt"</text:span></text:span><text:span text:style-name="Source_20_Text"><text:span text:style-name="T82">:</text:span></text:span><text:span text:style-name="Source_20_Text"><text:span text:style-name="T68"> </text:span></text:span><text:span text:style-name="Source_20_Text"><text:span text:style-name="T56">"2001-09-09T01:46:40.000Z"</text:span></text:span><text:span text:style-name="Source_20_Text"><text:span text:style-name="T82">,</text:span></text:span></text:p>
      <text:p text:style-name="P39"><text:span text:style-name="Source_20_Text"><text:span text:style-name="T68"><text:s text:c="2"/></text:span></text:span><text:span text:style-name="Source_20_Text"><text:span text:style-name="T121">"itemData"</text:span></text:span><text:span text:style-name="Source_20_Text"><text:span text:style-name="T82">:</text:span></text:span><text:span text:style-name="Source_20_Text"><text:span text:style-name="T68"> </text:span></text:span><text:span text:style-name="Source_20_Text"><text:span text:style-name="T82">{</text:span></text:span></text:p>
      <text:p text:style-name="P39"><text:span text:style-name="Source_20_Text"><text:span text:style-name="T68"><text:s text:c="4"/></text:span></text:span><text:span text:style-name="Source_20_Text"><text:span text:style-name="T121">"..."</text:span></text:span><text:span text:style-name="Source_20_Text"><text:span text:style-name="T82">:</text:span></text:span><text:span text:style-name="Source_20_Text"><text:span text:style-name="T68"> </text:span></text:span><text:span text:style-name="Source_20_Text"><text:span text:style-name="T56">"..."</text:span></text:span></text:p>
      <text:p text:style-name="P39"><text:span text:style-name="Source_20_Text"><text:span text:style-name="T68"><text:s text:c="2"/></text:span></text:span><text:span text:style-name="Source_20_Text"><text:span text:style-name="T82">},</text:span></text:span></text:p>
      <text:p text:style-name="P39"><text:span text:style-name="Source_20_Text"><text:span text:style-name="T68"><text:s text:c="2"/></text:span></text:span><text:span text:style-name="Source_20_Text"><text:span text:style-name="T121">"customData"</text:span></text:span><text:span text:style-name="Source_20_Text"><text:span text:style-name="T82">:</text:span></text:span><text:span text:style-name="Source_20_Text"><text:span text:style-name="T68"> </text:span></text:span><text:span text:style-name="Source_20_Text"><text:span text:style-name="T112">null</text:span></text:span><text:span text:style-name="Source_20_Text"><text:span text:style-name="T82">,</text:span></text:span></text:p>
      <text:p text:style-name="P39"><text:span text:style-name="Source_20_Text"><text:span text:style-name="T68"><text:s text:c="2"/></text:span></text:span><text:span text:style-name="Source_20_Text"><text:span text:style-name="T121">"hasThumbnail"</text:span></text:span><text:span text:style-name="Source_20_Text"><text:span text:style-name="T82">:</text:span></text:span><text:span text:style-name="Source_20_Text"><text:span text:style-name="T68"> </text:span></text:span><text:span text:style-name="Source_20_Text"><text:span text:style-name="T112">true</text:span></text:span><text:span text:style-name="Source_20_Text"><text:span text:style-name="T82">,</text:span></text:span></text:p>
      <text:p text:style-name="P39"><text:span text:style-name="Source_20_Text"><text:span text:style-name="T68"><text:s text:c="2"/></text:span></text:span><text:span text:style-name="Source_20_Text"><text:span text:style-name="T121">"itemFiles"</text:span></text:span><text:span text:style-name="Source_20_Text"><text:span text:style-name="T82">:</text:span></text:span><text:span text:style-name="Source_20_Text"><text:span text:style-name="T68"> </text:span></text:span><text:span text:style-name="Source_20_Text"><text:span text:style-name="T82">[</text:span></text:span></text:p>
      <text:p text:style-name="P39"><text:span text:style-name="Source_20_Text"><text:span text:style-name="T68"><text:s text:c="4"/></text:span></text:span><text:span text:style-name="Source_20_Text"><text:span text:style-name="T56">"File1"</text:span></text:span><text:span text:style-name="Source_20_Text"><text:span text:style-name="T82">,</text:span></text:span></text:p>
      <text:p text:style-name="P39"><text:span text:style-name="Source_20_Text"><text:span text:style-name="T68"><text:s text:c="4"/></text:span></text:span><text:span text:style-name="Source_20_Text"><text:span text:style-name="T56">"File2"</text:span></text:span><text:span text:style-name="Source_20_Text"><text:span text:style-name="T82">,</text:span></text:span></text:p>
      <text:p text:style-name="P39"><text:span text:style-name="Source_20_Text"><text:span text:style-name="T68"><text:s text:c="4"/></text:span></text:span><text:span text:style-name="Source_20_Text"><text:span text:style-name="T56">"..."</text:span></text:span><text:span text:style-name="Source_20_Text"><text:span text:style-name="T82">,</text:span></text:span></text:p>
      <text:p text:style-name="P39"><text:span text:style-name="Source_20_Text"><text:span text:style-name="T68"><text:s text:c="2"/></text:span></text:span><text:span text:style-name="Source_20_Text"><text:span text:style-name="T82">]</text:span></text:span></text:p>
      <text:p text:style-name="P39"><text:span text:style-name="Source_20_Text"><text:span text:style-name="T82">}</text:span></text:span></text:p>
      <text:h text:style-name="Heading_20_3" text:outline-level="3"><text:bookmark-start text:name="__RefHeading___Toc6323_402659549"/>POST: /<text:span text:style-name="T125">api/1.0.0/item/new </text:span><text:bookmark-end text:name="__RefHeading___Toc6323_402659549"/></text:h>
      <text:p text:style-name="P118">Används för att stoppa in ett nytt <text:span text:style-name="T3">Item</text:span><text:span text:style-name="T12"> i databasen. Förfrågan består av metadata som beskriver föremålet. Exempel:</text:span></text:p>
      <text:p text:style-name="P39"><text:span text:style-name="Source_20_Text"><text:span text:style-name="T82">{</text:span></text:span></text:p>
      <text:p text:style-name="P39"><text:span text:style-name="Source_20_Text"><text:span text:style-name="T68"><text:s text:c="2"/></text:span></text:span><text:span text:style-name="Source_20_Text"><text:span text:style-name="T121">"name"</text:span></text:span><text:span text:style-name="Source_20_Text"><text:span text:style-name="T82">:</text:span></text:span><text:span text:style-name="Source_20_Text"><text:span text:style-name="T68"> </text:span></text:span><text:span text:style-name="Source_20_Text"><text:span text:style-name="T56">"Utvandrarna"</text:span></text:span><text:span text:style-name="Source_20_Text"><text:span text:style-name="T82">,</text:span></text:span></text:p>
      <text:p text:style-name="P39"><text:span text:style-name="Source_20_Text"><text:span text:style-name="T68"><text:s text:c="2"/></text:span></text:span><text:span text:style-name="Source_20_Text"><text:span text:style-name="T121">"description"</text:span></text:span><text:span text:style-name="Source_20_Text"><text:span text:style-name="T82">:</text:span></text:span><text:span text:style-name="Source_20_Text"><text:span text:style-name="T68"> </text:span></text:span><text:span text:style-name="Source_20_Text"><text:span text:style-name="T56">"Bok av Vilhelm Moberg."</text:span></text:span><text:span text:style-name="Source_20_Text"><text:span text:style-name="T82">,</text:span></text:span></text:p>
      <text:p text:style-name="P39"><text:span text:style-name="Source_20_Text"><text:span text:style-name="T68"><text:s text:c="2"/></text:span></text:span><text:span text:style-name="Source_20_Text"><text:span text:style-name="T121">"keywords"</text:span></text:span><text:span text:style-name="Source_20_Text"><text:span text:style-name="T82">:</text:span></text:span><text:span text:style-name="Source_20_Text"><text:span text:style-name="T68"> </text:span></text:span><text:span text:style-name="Source_20_Text"><text:span text:style-name="T56">"Småland,Amerika,1800-talet"</text:span></text:span><text:span text:style-name="Source_20_Text"><text:span text:style-name="T82">,</text:span></text:span></text:p>
      <text:p text:style-name="P39"><text:span text:style-name="Source_20_Text"><text:span text:style-name="T68"><text:s text:c="2"/></text:span></text:span><text:span text:style-name="Source_20_Text"><text:span text:style-name="T121">"type"</text:span></text:span><text:span text:style-name="Source_20_Text"><text:span text:style-name="T82">:</text:span></text:span><text:span text:style-name="Source_20_Text"><text:span text:style-name="T68"> </text:span></text:span><text:span text:style-name="Source_20_Text"><text:span text:style-name="T56">"Book"</text:span></text:span><text:span text:style-name="Source_20_Text"><text:span text:style-name="T82">,</text:span></text:span></text:p>
      <text:p text:style-name="P39"><text:span text:style-name="Source_20_Text"><text:span text:style-name="T68"><text:s text:c="2"/></text:span></text:span><text:span text:style-name="Source_20_Text"><text:span text:style-name="T121">"itemData"</text:span></text:span><text:span text:style-name="Source_20_Text"><text:span text:style-name="T82">:</text:span></text:span><text:span text:style-name="Source_20_Text"><text:span text:style-name="T68"> </text:span></text:span><text:span text:style-name="Source_20_Text"><text:span text:style-name="T82">{</text:span></text:span></text:p>
      <text:p text:style-name="P39"><text:span text:style-name="Source_20_Text"><text:span text:style-name="T68"><text:s text:c="4"/></text:span></text:span><text:span text:style-name="Source_20_Text"><text:span text:style-name="T121">"..."</text:span></text:span><text:span text:style-name="Source_20_Text"><text:span text:style-name="T82">:</text:span></text:span><text:span text:style-name="Source_20_Text"><text:span text:style-name="T68"> </text:span></text:span><text:span text:style-name="Source_20_Text"><text:span text:style-name="T56">"..."</text:span></text:span></text:p>
      <text:p text:style-name="P39"><text:span text:style-name="Source_20_Text"><text:span text:style-name="T68"><text:s text:c="2"/></text:span></text:span><text:span text:style-name="Source_20_Text"><text:span text:style-name="T82">},</text:span></text:span></text:p>
      <text:p text:style-name="P39"><text:span text:style-name="Source_20_Text"><text:span text:style-name="T68"><text:s text:c="2"/></text:span></text:span><text:span text:style-name="Source_20_Text"><text:span text:style-name="T121">"customData"</text:span></text:span><text:span text:style-name="Source_20_Text"><text:span text:style-name="T82">:</text:span></text:span><text:span text:style-name="Source_20_Text"><text:span text:style-name="T68"> </text:span></text:span><text:span text:style-name="Source_20_Text"><text:span text:style-name="T112">null</text:span></text:span><text:span text:style-name="Source_20_Text"><text:span text:style-name="T82">,</text:span></text:span></text:p>
      <text:p text:style-name="P39"><text:span text:style-name="Source_20_Text"><text:span text:style-name="T82">}</text:span></text:span></text:p>
      <text:list xml:id="list162640774748280" text:continue-numbering="true" text:style-name="Bullet_20__f525_">
        <text:list-item>
          <text:p text:style-name="P145">Observera!</text:p>
        </text:list-item>
      </text:list>
      <text:p text:style-name="P120"><text:span text:style-name="T39">Lägg märke till att det inte går att specifiera ett föremåls </text:span><text:span text:style-name="T128">i</text:span><text:span text:style-name="Source_20_Text"><text:span text:style-name="T40">temID</text:span></text:span><text:span text:style-name="T39">, </text:span><text:span text:style-name="T128">a</text:span><text:span text:style-name="Source_20_Text"><text:span text:style-name="T40">ddedAt</text:span></text:span><text:span text:style-name="T39">, </text:span><text:span text:style-name="T128">u</text:span><text:span text:style-name="Source_20_Text"><text:span text:style-name="T40">pdatedAt</text:span></text:span><text:span text:style-name="T39">, eller </text:span><text:span text:style-name="T128">f</text:span><text:span text:style-name="Source_20_Text"><text:span text:style-name="T40">iles</text:span></text:span><text:span text:style-name="T39">. De skall antingen fixas automatiskt av servern när föremålets </text:span><text:span text:style-name="T128">skapas</text:span><text:span text:style-name="T39"> eller genom att skapa en fil och länka </text:span><text:span text:style-name="T128">ihop </text:span><text:span text:style-name="T39">det </text:span><text:span text:style-name="T128">med </text:span><text:span text:style-name="T39">föremålet.</text:span></text:p>
      <text:h text:style-name="P71" text:outline-level="3"><text:bookmark-start text:name="__RefHeading___Toc6325_402659549"/><text:soft-page-break/>POST: /api/1.0.0/item/edit/&lt;id&gt; <text:bookmark-end text:name="__RefHeading___Toc6325_402659549"/></text:h>
      <text:p text:style-name="P119">Används för att ändra/uppdatera föremål<text:span text:style-name="T131">et</text:span><text:span text:style-name="T7"> id</text:span><text:span text:style-name="T3"> </text:span>i databasen. Du skickar helt enkelt en förfrågan med den nya metadata<text:span text:style-name="T131">n</text:span>.<text:span text:style-name="T12"> Exempel:</text:span></text:p>
      <text:p text:style-name="P91"><text:span text:style-name="Source_20_Text"><text:span text:style-name="T82">{</text:span></text:span></text:p>
      <text:p text:style-name="P91"><text:span text:style-name="Source_20_Text"><text:span text:style-name="T68"><text:s text:c="2"/></text:span></text:span><text:span text:style-name="Source_20_Text"><text:span text:style-name="T121">"name"</text:span></text:span><text:span text:style-name="Source_20_Text"><text:span text:style-name="T82">:</text:span></text:span><text:span text:style-name="Source_20_Text"><text:span text:style-name="T68"> </text:span></text:span><text:span text:style-name="Source_20_Text"><text:span text:style-name="T56">"Utvandrarna"</text:span></text:span><text:span text:style-name="Source_20_Text"><text:span text:style-name="T82">,</text:span></text:span></text:p>
      <text:p text:style-name="P91"><text:span text:style-name="Source_20_Text"><text:span text:style-name="T68"><text:s text:c="2"/></text:span></text:span><text:span text:style-name="Source_20_Text"><text:span text:style-name="T121">"description"</text:span></text:span><text:span text:style-name="Source_20_Text"><text:span text:style-name="T82">:</text:span></text:span><text:span text:style-name="Source_20_Text"><text:span text:style-name="T68"> </text:span></text:span><text:span text:style-name="Source_20_Text"><text:span text:style-name="T56">"Bok av Vilhelm Moberg."</text:span></text:span><text:span text:style-name="Source_20_Text"><text:span text:style-name="T82">,</text:span></text:span></text:p>
      <text:p text:style-name="P91"><text:span text:style-name="Source_20_Text"><text:span text:style-name="T68"><text:s text:c="2"/></text:span></text:span><text:span text:style-name="Source_20_Text"><text:span text:style-name="T121">"keywords"</text:span></text:span><text:span text:style-name="Source_20_Text"><text:span text:style-name="T82">:</text:span></text:span><text:span text:style-name="Source_20_Text"><text:span text:style-name="T68"> </text:span></text:span><text:span text:style-name="Source_20_Text"><text:span text:style-name="T56">"Småland,Amerika,1800-talet"</text:span></text:span><text:span text:style-name="Source_20_Text"><text:span text:style-name="T82">,</text:span></text:span></text:p>
      <text:p text:style-name="P91"><text:span text:style-name="Source_20_Text"><text:span text:style-name="T68"><text:s text:c="2"/></text:span></text:span><text:span text:style-name="Source_20_Text"><text:span text:style-name="T121">"type"</text:span></text:span><text:span text:style-name="Source_20_Text"><text:span text:style-name="T82">:</text:span></text:span><text:span text:style-name="Source_20_Text"><text:span text:style-name="T68"> </text:span></text:span><text:span text:style-name="Source_20_Text"><text:span text:style-name="T56">"Book"</text:span></text:span><text:span text:style-name="Source_20_Text"><text:span text:style-name="T82">,</text:span></text:span></text:p>
      <text:p text:style-name="P91"><text:span text:style-name="Source_20_Text"><text:span text:style-name="T68"><text:s text:c="2"/></text:span></text:span><text:span text:style-name="Source_20_Text"><text:span text:style-name="T121">"itemData"</text:span></text:span><text:span text:style-name="Source_20_Text"><text:span text:style-name="T82">:</text:span></text:span><text:span text:style-name="Source_20_Text"><text:span text:style-name="T68"> </text:span></text:span><text:span text:style-name="Source_20_Text"><text:span text:style-name="T82">{</text:span></text:span></text:p>
      <text:p text:style-name="P91"><text:span text:style-name="Source_20_Text"><text:span text:style-name="T68"><text:s text:c="4"/></text:span></text:span><text:span text:style-name="Source_20_Text"><text:span text:style-name="T121">"..."</text:span></text:span><text:span text:style-name="Source_20_Text"><text:span text:style-name="T82">:</text:span></text:span><text:span text:style-name="Source_20_Text"><text:span text:style-name="T68"> </text:span></text:span><text:span text:style-name="Source_20_Text"><text:span text:style-name="T56">"..."</text:span></text:span></text:p>
      <text:p text:style-name="P91"><text:span text:style-name="Source_20_Text"><text:span text:style-name="T68"><text:s text:c="2"/></text:span></text:span><text:span text:style-name="Source_20_Text"><text:span text:style-name="T82">},</text:span></text:span></text:p>
      <text:p text:style-name="P91"><text:span text:style-name="Source_20_Text"><text:span text:style-name="T68"><text:s text:c="2"/></text:span></text:span><text:span text:style-name="Source_20_Text"><text:span text:style-name="T121">"customData"</text:span></text:span><text:span text:style-name="Source_20_Text"><text:span text:style-name="T82">:</text:span></text:span><text:span text:style-name="Source_20_Text"><text:span text:style-name="T68"> </text:span></text:span><text:span text:style-name="Source_20_Text"><text:span text:style-name="T112">null</text:span></text:span><text:span text:style-name="Source_20_Text"><text:span text:style-name="T82">,</text:span></text:span></text:p>
      <text:p text:style-name="P91"><text:span text:style-name="Source_20_Text"><text:span text:style-name="T82">}</text:span></text:span></text:p>
      <text:list xml:id="list162642500167471" text:continue-numbering="true" text:style-name="Bullet_20__f525_">
        <text:list-item>
          <text:p text:style-name="P146">Observera!</text:p>
        </text:list-item>
      </text:list>
      <text:p text:style-name="P119"><text:span text:style-name="T39">Lägg märke till att det inte går att specifiera ett föremåls i</text:span><text:span text:style-name="Source_20_Text"><text:span text:style-name="T40">temID</text:span></text:span><text:span text:style-name="T39">, a</text:span><text:span text:style-name="Source_20_Text"><text:span text:style-name="T40">ddedAt</text:span></text:span><text:span text:style-name="T39">, u</text:span><text:span text:style-name="Source_20_Text"><text:span text:style-name="T40">pdatedAt</text:span></text:span><text:span text:style-name="T39">, eller f</text:span><text:span text:style-name="Source_20_Text"><text:span text:style-name="T40">iles</text:span></text:span><text:span text:style-name="T39">. De skall antingen fixas automatiskt av servern när föremålets skapas eller genom att skapa en fil och länka ihop det med föremålet.</text:span></text:p>
      <text:h text:style-name="P71" text:outline-level="3"><text:bookmark-start text:name="__RefHeading___Toc6327_402659549"/>POST: /api/1.0.0/item/<text:span text:style-name="T131">mark</text:span>/&lt;id&gt; <text:bookmark-end text:name="__RefHeading___Toc6327_402659549"/></text:h>
      <text:p text:style-name="P119">Används för att markera <text:span text:style-name="T131">föremålet </text:span><text:span text:style-name="T7">id</text:span><text:span text:style-name="T19"> </text:span><text:span text:style-name="T12">som</text:span> utgånget, t.ex. om ett <text:span text:style-name="T131">föremål har</text:span> försv<text:span text:style-name="T131">unnit</text:span> eller gå<text:span text:style-name="T131">tt</text:span> sönder. I förfrågan behöver en anledning finnas med som fö<text:span text:style-name="T131">r</text:span>klarar varför objektet blir markerat som “borttaget”, ex:</text:p>
      <text:p text:style-name="P39"><text:span text:style-name="Source_20_Text"><text:span text:style-name="T82">{</text:span></text:span></text:p>
      <text:p text:style-name="P39"><text:span text:style-name="Source_20_Text"><text:span text:style-name="T68"><text:s text:c="2"/></text:span></text:span><text:span text:style-name="Source_20_Text"><text:span text:style-name="T121">"reason"</text:span></text:span><text:span text:style-name="Source_20_Text"><text:span text:style-name="T82">:</text:span></text:span><text:span text:style-name="Source_20_Text"><text:span text:style-name="T68"> </text:span></text:span><text:span text:style-name="Source_20_Text"><text:span text:style-name="T56">"Den här vasen har gått sönder."</text:span></text:span></text:p>
      <text:p text:style-name="P39"><text:span text:style-name="Source_20_Text"><text:span text:style-name="T82">}</text:span></text:span></text:p>
      <text:list xml:id="list162641083440913" text:continue-numbering="true" text:style-name="Bullet_20__f525_">
        <text:list-item>
          <text:p text:style-name="P147">Kom ihåg!</text:p>
        </text:list-item>
      </text:list>
      <text:p text:style-name="P122">Objektet ska inte faktiskt plockas bort från databasen eftersom metadatan <text:span text:style-name="T131">fortfarande </text:span>kan vara viktig/intressant för allmänheten, <text:span text:style-name="T131">även om det fysiska föremålet har gått sönder</text:span>.</text:p>
      <text:h text:style-name="P71" text:outline-level="3"><text:bookmark-start text:name="__RefHeading___Toc6329_402659549"/>POST: /api/1.0.0/item/<text:span text:style-name="T131">delete</text:span>/&lt;id&gt;  <text:s/><text:bookmark-end text:name="__RefHeading___Toc6329_402659549"/></text:h>
      <text:p text:style-name="P119">Används för att <text:span text:style-name="T131">permanent</text:span> ta bort <text:span text:style-name="T131">föremålet</text:span><text:span text:style-name="T7"> id </text:span>ur databasen. I första hand bör saker ma<text:span text:style-name="T131">r</text:span>keras som utgångna, men om ett för<text:span text:style-name="T131">e</text:span>mål faktiskt behöver tas bort <text:span text:style-name="T131">av någon anledning, </text:span>så <text:span text:style-name="T131">behöver det ändå kunna </text:span>göra<text:span text:style-name="T131">s</text:span>. Detta <text:span text:style-name="T131">bör också ta bort </text:span>alla relaterade filer.</text:p>
      <text:h text:style-name="P60" text:outline-level="2"><text:bookmark-start text:name="__RefHeading___Toc6331_402659549"/><text:soft-page-break/>Files<text:bookmark-end text:name="__RefHeading___Toc6331_402659549"/></text:h>
      <text:p text:style-name="P123">Här följer alla <text:span text:style-name="T3">endpoints</text:span><text:span text:style-name="T12"> som har med </text:span><text:span text:style-name="T7">Files</text:span><text:span text:style-name="T12"> att göra.</text:span></text:p>
      <text:h text:style-name="P72" text:outline-level="3"><text:bookmark-start text:name="__RefHeading___Toc6333_402659549"/>GET: /api/1.0.0/file/get/&lt;id&gt;<text:bookmark-end text:name="__RefHeading___Toc6333_402659549"/></text:h>
      <text:p text:style-name="P121">Används för att hämta själva filen. Om en fil med ID:t <text:span text:style-name="T3">345</text:span> ska hämtas så använder du helt enkelt:</text:p>
      <text:p text:style-name="Preformatted_20_Text">/api/1.0.0/file/get/345</text:p>
      <text:h text:style-name="P72" text:outline-level="3"><text:bookmark-start text:name="__RefHeading___Toc6335_402659549"/>GET: /api/1.0.0/file/file/&lt;id&gt;<text:bookmark-end text:name="__RefHeading___Toc6335_402659549"/></text:h>
      <text:p text:style-name="P121">Används för att hämta filens metadata. Om en fil med ID:t <text:span text:style-name="T3">345</text:span> ska hämtas så använder du helt enkelt: </text:p>
      <text:p text:style-name="Preformatted_20_Text">/api/1.0.0/file/info/345</text:p>
      <text:p text:style-name="P121">Resultatet skulle ser ut såhär:</text:p>
      <text:p text:style-name="P92"><text:span text:style-name="Source_20_Text"><text:span text:style-name="T82">{</text:span></text:span></text:p>
      <text:p text:style-name="P39"><text:span text:style-name="Source_20_Text"><text:span text:style-name="T68"><text:s text:c="2"/></text:span></text:span><text:span text:style-name="Source_20_Text"><text:span text:style-name="T121">"name"</text:span></text:span><text:span text:style-name="Source_20_Text"><text:span text:style-name="T82">:</text:span></text:span><text:span text:style-name="Source_20_Text"><text:span text:style-name="T68"> </text:span></text:span><text:span text:style-name="Source_20_Text"><text:span text:style-name="T56">"Fågelsång - Blåmes"</text:span></text:span><text:span text:style-name="Source_20_Text"><text:span text:style-name="T82">,</text:span></text:span></text:p>
      <text:p text:style-name="P39"><text:span text:style-name="Source_20_Text"><text:span text:style-name="T68"><text:s text:c="2"/></text:span></text:span><text:span text:style-name="Source_20_Text"><text:span text:style-name="T121">"type"</text:span></text:span><text:span text:style-name="Source_20_Text"><text:span text:style-name="T82">:</text:span></text:span><text:span text:style-name="Source_20_Text"><text:span text:style-name="T68"> </text:span></text:span><text:span text:style-name="Source_20_Text"><text:span text:style-name="T56">"audio/mp3"</text:span></text:span><text:span text:style-name="Source_20_Text"><text:span text:style-name="T82">,</text:span></text:span></text:p>
      <text:p text:style-name="P39"><text:span text:style-name="Source_20_Text"><text:span text:style-name="T68"><text:s text:c="2"/></text:span></text:span><text:span text:style-name="Source_20_Text"><text:span text:style-name="T121">"license"</text:span></text:span><text:span text:style-name="Source_20_Text"><text:span text:style-name="T82">:</text:span></text:span><text:span text:style-name="Source_20_Text"><text:span text:style-name="T68"> </text:span></text:span><text:span text:style-name="Source_20_Text"><text:span text:style-name="T56">"CC BY-SA 3.0"</text:span></text:span><text:span text:style-name="Source_20_Text"><text:span text:style-name="T82">,</text:span></text:span></text:p>
      <text:p text:style-name="P39"><text:span text:style-name="Source_20_Text"><text:span text:style-name="T68"><text:s text:c="2"/></text:span></text:span><text:span text:style-name="Source_20_Text"><text:span text:style-name="T121">"itemID"</text:span></text:span><text:span text:style-name="Source_20_Text"><text:span text:style-name="T82">:</text:span></text:span><text:span text:style-name="Source_20_Text"><text:span text:style-name="T68"> </text:span></text:span><text:span text:style-name="Source_20_Text"><text:span text:style-name="T117">345</text:span></text:span><text:span text:style-name="Source_20_Text"><text:span text:style-name="T82">,</text:span></text:span></text:p>
      <text:p text:style-name="P39"><text:span text:style-name="Source_20_Text"><text:span text:style-name="T68"><text:s text:c="2"/></text:span></text:span><text:span text:style-name="Source_20_Text"><text:span text:style-name="T121">"addedAt"</text:span></text:span><text:span text:style-name="Source_20_Text"><text:span text:style-name="T82">:</text:span></text:span><text:span text:style-name="Source_20_Text"><text:span text:style-name="T68"> </text:span></text:span><text:span text:style-name="Source_20_Text"><text:span text:style-name="T56">"..."</text:span></text:span><text:span text:style-name="Source_20_Text"><text:span text:style-name="T82">,</text:span></text:span></text:p>
      <text:p text:style-name="P39"><text:span text:style-name="Source_20_Text"><text:span text:style-name="T68"><text:s text:c="2"/></text:span></text:span><text:span text:style-name="Source_20_Text"><text:span text:style-name="T121">"relatedItem"</text:span></text:span><text:span text:style-name="Source_20_Text"><text:span text:style-name="T82">:</text:span></text:span><text:span text:style-name="Source_20_Text"><text:span text:style-name="T68"> </text:span></text:span><text:span text:style-name="Source_20_Text"><text:span text:style-name="T117">4791</text:span></text:span></text:p>
      <text:p text:style-name="P39"><text:span text:style-name="Source_20_Text"><text:span text:style-name="T82">}</text:span></text:span></text:p>
      <text:p text:style-name="Text_20_body">Den här filen är länkad till föremålet med ID:t <text:span text:style-name="T3">4791</text:span>. Det <text:span text:style-name="T131">går att se </text:span>genom <text:span text:style-name="T3">RelatedItem</text:span>-fältet <text:span text:style-name="T131">som har värdet </text:span><text:span text:style-name="T7">4791</text:span><text:span text:style-name="T19">.</text:span></text:p>
      <text:h text:style-name="P74" text:outline-level="3"><text:bookmark-start text:name="__RefHeading___Toc6337_402659549"/><text:span text:style-name="T19">POST: /</text:span><text:span text:style-name="T18">api/1.0.0/</text:span><text:span text:style-name="T19">file</text:span><text:span text:style-name="T18">/new </text:span><text:bookmark-end text:name="__RefHeading___Toc6337_402659549"/></text:h>
      <text:p text:style-name="P122"><text:span text:style-name="T18">Används för att skapa en ny fil. Om </text:span><text:span text:style-name="T19">en </text:span><text:span text:style-name="T18">ny fil </text:span><text:span text:style-name="T19">ska skapas ska användaren </text:span><text:span text:style-name="T18">skicka en </text:span><text:span text:style-name="T6">POST-request</text:span><text:span text:style-name="T18"> till:</text:span></text:p>
      <text:p text:style-name="Preformatted_20_Text"><text:span text:style-name="T18">/api/1.0.0/file/</text:span><text:span text:style-name="T19">new</text:span></text:p>
      <text:p text:style-name="P121"><text:span text:style-name="T18">I </text:span><text:span text:style-name="T12">förfrågan behöver all metadata beskrivas:</text:span></text:p>
      <text:p text:style-name="P39"><text:span text:style-name="Source_20_Text"><text:span text:style-name="T82">{</text:span></text:span></text:p>
      <text:p text:style-name="P39"><text:span text:style-name="Source_20_Text"><text:span text:style-name="T68"><text:s text:c="2"/></text:span></text:span><text:span text:style-name="Source_20_Text"><text:span text:style-name="T121">"name"</text:span></text:span><text:span text:style-name="Source_20_Text"><text:span text:style-name="T82">:</text:span></text:span><text:span text:style-name="Source_20_Text"><text:span text:style-name="T68"> </text:span></text:span><text:span text:style-name="Source_20_Text"><text:span text:style-name="T56">"Fågelsång - Blåmes"</text:span></text:span><text:span text:style-name="Source_20_Text"><text:span text:style-name="T82">,</text:span></text:span></text:p>
      <text:p text:style-name="P39"><text:span text:style-name="Source_20_Text"><text:span text:style-name="T68"><text:s text:c="2"/></text:span></text:span><text:span text:style-name="Source_20_Text"><text:span text:style-name="T121">"license"</text:span></text:span><text:span text:style-name="Source_20_Text"><text:span text:style-name="T82">:</text:span></text:span><text:span text:style-name="Source_20_Text"><text:span text:style-name="T68"> </text:span></text:span><text:span text:style-name="Source_20_Text"><text:span text:style-name="T56">"CC BY-SA 3.0"</text:span></text:span><text:span text:style-name="Source_20_Text"><text:span text:style-name="T82">,</text:span></text:span></text:p>
      <text:p text:style-name="P39"><text:span text:style-name="Source_20_Text"><text:span text:style-name="T68"><text:s text:c="2"/></text:span></text:span><text:span text:style-name="Source_20_Text"><text:span text:style-name="T121">"relatedItem"</text:span></text:span><text:span text:style-name="Source_20_Text"><text:span text:style-name="T82">:</text:span></text:span><text:span text:style-name="Source_20_Text"><text:span text:style-name="T68"> </text:span></text:span><text:span text:style-name="Source_20_Text"><text:span text:style-name="T117">4791</text:span></text:span><text:span text:style-name="Source_20_Text"><text:span text:style-name="T82">,</text:span></text:span></text:p>
      <text:p text:style-name="P39"><text:span text:style-name="Source_20_Text"><text:span text:style-name="T68"><text:s text:c="2"/></text:span></text:span><text:span text:style-name="Source_20_Text"><text:span text:style-name="T121">"dataBuffer"</text:span></text:span><text:span text:style-name="Source_20_Text"><text:span text:style-name="T82">:</text:span></text:span><text:span text:style-name="Source_20_Text"><text:span text:style-name="T68"> </text:span></text:span><text:span text:style-name="Source_20_Text"><text:span text:style-name="T56">"..."</text:span></text:span></text:p>
      <text:p text:style-name="P39"><text:span text:style-name="Source_20_Text"><text:span text:style-name="T82">}</text:span></text:span></text:p>
      <text:list xml:id="list162641544002049" text:continue-numbering="true" text:style-name="Bullet_20__f525_">
        <text:list-item>
          <text:p text:style-name="P147">Observera!</text:p>
        </text:list-item>
      </text:list>
      <text:p text:style-name="P122">Lägg märke till att det inte går att specifi<text:span text:style-name="T131">c</text:span>era en fils <text:span text:style-name="T7">file</text:span><text:span text:style-name="T3">ID</text:span>, <text:span text:style-name="T7">t</text:span><text:span text:style-name="T3">ype</text:span>, eller <text:span text:style-name="T7">a</text:span><text:span text:style-name="T3">ddedAt</text:span>. De ska fixas automatiskt av servern när filen läggs till i databasen.</text:p>
      <text:h text:style-name="Heading_20_3" text:outline-level="3"><text:bookmark-start text:name="__RefHeading___Toc6339_402659549"/><text:span text:style-name="T19">POST: /</text:span><text:span text:style-name="T18">api/1.0.0/</text:span><text:span text:style-name="T19">file</text:span><text:span text:style-name="T18">/</text:span><text:span text:style-name="T19">edit/&lt;id&gt;</text:span><text:span text:style-name="T18"> </text:span><text:bookmark-end text:name="__RefHeading___Toc6339_402659549"/></text:h>
      <text:p text:style-name="P122"><text:span text:style-name="T18">Används för att </text:span><text:span text:style-name="T19">ändra/uppdatera metadatan på</text:span><text:span text:style-name="T18"> fil</text:span><text:span text:style-name="T19">en </text:span><text:span text:style-name="T7">id</text:span><text:span text:style-name="T18">. I </text:span><text:span text:style-name="T19">förfrågan behöver all ny metadata beskrivas:</text:span></text:p>
      <text:p text:style-name="P91"><text:span text:style-name="Source_20_Text"><text:span text:style-name="T82">{</text:span></text:span></text:p>
      <text:p text:style-name="P91"><text:span text:style-name="Source_20_Text"><text:span text:style-name="T68"><text:s text:c="2"/></text:span></text:span><text:span text:style-name="Source_20_Text"><text:span text:style-name="T121">"name"</text:span></text:span><text:span text:style-name="Source_20_Text"><text:span text:style-name="T82">:</text:span></text:span><text:span text:style-name="Source_20_Text"><text:span text:style-name="T68"> </text:span></text:span><text:span text:style-name="Source_20_Text"><text:span text:style-name="T56">"Fågelsång - Blåmes"</text:span></text:span><text:span text:style-name="Source_20_Text"><text:span text:style-name="T82">,</text:span></text:span></text:p>
      <text:p text:style-name="P91"><text:span text:style-name="Source_20_Text"><text:span text:style-name="T68"><text:s text:c="2"/></text:span></text:span><text:span text:style-name="Source_20_Text"><text:span text:style-name="T121">"license"</text:span></text:span><text:span text:style-name="Source_20_Text"><text:span text:style-name="T82">:</text:span></text:span><text:span text:style-name="Source_20_Text"><text:span text:style-name="T68"> </text:span></text:span><text:span text:style-name="Source_20_Text"><text:span text:style-name="T56">"CC BY-SA 3.0"</text:span></text:span><text:span text:style-name="Source_20_Text"><text:span text:style-name="T82">,</text:span></text:span></text:p>
      <text:p text:style-name="P91"><text:span text:style-name="Source_20_Text"><text:span text:style-name="T68"><text:s text:c="2"/></text:span></text:span><text:span text:style-name="Source_20_Text"><text:span text:style-name="T121">"relatedItem"</text:span></text:span><text:span text:style-name="Source_20_Text"><text:span text:style-name="T82">:</text:span></text:span><text:span text:style-name="Source_20_Text"><text:span text:style-name="T68"> </text:span></text:span><text:span text:style-name="Source_20_Text"><text:span text:style-name="T117">4791</text:span></text:span></text:p>
      <text:p text:style-name="P91"><text:span text:style-name="Source_20_Text"><text:span text:style-name="T82">}</text:span></text:span></text:p>
      <text:list xml:id="list162642824999780" text:continue-numbering="true" text:style-name="Bullet_20__f525_">
        <text:list-item>
          <text:p text:style-name="P147">Observera!</text:p>
        </text:list-item>
      </text:list>
      <text:p text:style-name="P122">Lägg märke till att det inte går att specifi<text:span text:style-name="T131">c</text:span>era en fils <text:span text:style-name="T7">file</text:span><text:span text:style-name="T3">ID</text:span>, <text:span text:style-name="T7">t</text:span><text:span text:style-name="T3">ype</text:span>, eller <text:span text:style-name="T7">a</text:span><text:span text:style-name="T3">ddedAt</text:span>. De ska fixas automatiskt av servern när filen läggs till <text:span text:style-name="T131">eller uppdateras</text:span>.</text:p>
      <text:h text:style-name="P73" text:outline-level="3"><text:bookmark-start text:name="__RefHeading___Toc6341_402659549"/><text:span text:style-name="T19">POST: /</text:span><text:span text:style-name="T18">api/1.0.0/</text:span><text:span text:style-name="T19">file</text:span><text:span text:style-name="T18">/</text:span><text:span text:style-name="T19">delete/&lt;id&gt;</text:span><text:span text:style-name="T18"> </text:span><text:bookmark-end text:name="__RefHeading___Toc6341_402659549"/></text:h>
      <text:p text:style-name="P121"><text:span text:style-name="T18">A</text:span><text:span text:style-name="T12">nvänds för att ta bort filen </text:span><text:span text:style-name="T3">id</text:span><text:span text:style-name="T12">.</text:span></text:p>
      <text:h text:style-name="P61" text:outline-level="2"><text:bookmark-start text:name="__RefHeading___Toc6343_402659549"/>Keywords<text:bookmark-end text:name="__RefHeading___Toc6343_402659549"/></text:h>
      <text:p text:style-name="P123">Här följer alla <text:span text:style-name="T3">endpoints</text:span><text:span text:style-name="T12"> som har med </text:span><text:span text:style-name="T7">Keywords</text:span><text:span text:style-name="T12"> att göra.</text:span></text:p>
      <text:h text:style-name="P72" text:outline-level="3"><text:bookmark-start text:name="__RefHeading___Toc6345_402659549"/>GET: /api/1.0.0/keyword<text:bookmark-end text:name="__RefHeading___Toc6345_402659549"/></text:h>
      <text:p text:style-name="P121">Skickar tillbaka en <text:span text:style-name="T3">array</text:span> med alla <text:span text:style-name="T3">Keywords</text:span><text:span text:style-name="T12"> som finns definierade i databasen. Resultatet ser ut såhär:</text:span></text:p>
      <text:p text:style-name="P95">[</text:p>
      <text:p text:style-name="P89"><text:span text:style-name="T63"><text:s text:c="2"/></text:span><text:span text:style-name="T89">{</text:span></text:p>
      <text:p text:style-name="P89"><text:span text:style-name="T63"><text:s text:c="4"/></text:span><text:span text:style-name="T122">"type"</text:span><text:span text:style-name="T89">:</text:span><text:span text:style-name="T63"> </text:span><text:span text:style-name="T58">"Book"</text:span><text:span text:style-name="T89">,</text:span></text:p>
      <text:p text:style-name="P89"><text:span text:style-name="T63"><text:s text:c="4"/></text:span><text:span text:style-name="T122">"word"</text:span><text:span text:style-name="T89">:</text:span><text:span text:style-name="T63"> </text:span><text:span text:style-name="T58">"Artikel"</text:span><text:span text:style-name="T89">,</text:span></text:p>
      <text:p text:style-name="P89"><text:span text:style-name="T63"><text:s text:c="4"/></text:span><text:span text:style-name="T122">"description"</text:span><text:span text:style-name="T89">:</text:span><text:span text:style-name="T63"> </text:span><text:span text:style-name="T58">"Vetenskaplig artikel, populärvetenskaplig artikel eller artikel i dagstidning eller magasin."</text:span></text:p>
      <text:p text:style-name="P89"><text:span text:style-name="T63"><text:s text:c="2"/></text:span><text:span text:style-name="T89">},</text:span></text:p>
      <text:p text:style-name="P89"><text:span text:style-name="T63"><text:s text:c="2"/></text:span><text:span text:style-name="T89">{</text:span></text:p>
      <text:p text:style-name="P89"><text:span text:style-name="T63"><text:s text:c="4"/></text:span><text:span text:style-name="T122">"type"</text:span><text:span text:style-name="T89">:</text:span><text:span text:style-name="T63"> </text:span><text:span text:style-name="T58">"Book"</text:span><text:span text:style-name="T89">,</text:span></text:p>
      <text:p text:style-name="P89"><text:span text:style-name="T63"><text:s text:c="4"/></text:span><text:span text:style-name="T122">"word"</text:span><text:span text:style-name="T89">:</text:span><text:span text:style-name="T63"> </text:span><text:span text:style-name="T58">"Avhandling-Doktor"</text:span><text:span text:style-name="T89">,</text:span></text:p>
      <text:p text:style-name="P89"><text:span text:style-name="T63"><text:s text:c="4"/></text:span><text:span text:style-name="T122">"description"</text:span><text:span text:style-name="T89">:</text:span><text:span text:style-name="T63"> </text:span><text:span text:style-name="T58">"Akademisk avhandling för doktorsexamen."</text:span></text:p>
      <text:p text:style-name="P89"><text:span text:style-name="T63"><text:s text:c="2"/></text:span><text:span text:style-name="T89">},</text:span></text:p>
      <text:p text:style-name="P89"><text:span text:style-name="T63"><text:s text:c="2"/></text:span><text:span text:style-name="T89">{</text:span></text:p>
      <text:p text:style-name="P89"><text:span text:style-name="T63"><text:s text:c="4"/></text:span><text:span text:style-name="T122">"type"</text:span><text:span text:style-name="T89">:</text:span><text:span text:style-name="T63"> </text:span><text:span text:style-name="T58">"Book"</text:span><text:span text:style-name="T89">,</text:span></text:p>
      <text:p text:style-name="P89"><text:span text:style-name="T63"><text:s text:c="4"/></text:span><text:span text:style-name="T122">"word"</text:span><text:span text:style-name="T89">:</text:span><text:span text:style-name="T63"> </text:span><text:span text:style-name="T58">"Avhandling-Licentiat"</text:span><text:span text:style-name="T89">,</text:span></text:p>
      <text:p text:style-name="P89"><text:span text:style-name="T63"><text:s text:c="4"/></text:span><text:span text:style-name="T122">"description"</text:span><text:span text:style-name="T89">:</text:span><text:span text:style-name="T63"> </text:span><text:span text:style-name="T58">"Akademisk avhandling för licentiatsexamen."</text:span></text:p>
      <text:p text:style-name="P89"><text:span text:style-name="T63"><text:s text:c="2"/></text:span><text:span text:style-name="T89">},</text:span></text:p>
      <text:p text:style-name="P89"><text:span text:style-name="T63"><text:s text:c="2"/></text:span><text:span text:style-name="T90">{</text:span></text:p>
      <text:p text:style-name="P89"><text:span text:style-name="T65"><text:s text:c="4"/></text:span><text:span text:style-name="T90">...</text:span></text:p>
      <text:p text:style-name="P89"><text:span text:style-name="T65"><text:s text:c="2"/></text:span><text:span text:style-name="T90">},</text:span></text:p>
      <text:p text:style-name="P89"><text:span text:style-name="T65"><text:s text:c="2"/></text:span><text:span text:style-name="T90">...</text:span></text:p>
      <text:p text:style-name="P96">]</text:p>
      <text:h text:style-name="P72" text:outline-level="3"><text:bookmark-start text:name="__RefHeading___Toc6347_402659549"/>GET: /api/1.0.0/keyword/&lt;types&gt;<text:bookmark-end text:name="__RefHeading___Toc6347_402659549"/></text:h>
      <text:p text:style-name="P121">Skickar en <text:span text:style-name="T3">array</text:span> med alla nyckelord för <text:span text:style-name="T3">types</text:span><text:span text:style-name="T12">. t</text:span><text:span text:style-name="T3">ypes</text:span><text:span text:style-name="T12"> är en kommaseparerad lista med alla types som användaren vill ha nyckelord från. Om alla nyckelord för böcker och dokument efterfrågas skulle URL:en se ut såhär:</text:span></text:p>
      <text:p text:style-name="Preformatted_20_Text">/api/1.0.0/keyword/<text:span text:style-name="T131">Book,Document</text:span></text:p>
      <text:h text:style-name="P69" text:outline-level="3"><text:bookmark-start text:name="__RefHeading___Toc6349_402659549"/><text:span text:style-name="T131">POST: /api/1.0.0/keyword </text:span><text:span text:style-name="T125"> <text:s/></text:span><text:bookmark-end text:name="__RefHeading___Toc6349_402659549"/></text:h>
      <text:p text:style-name="P121">Används för att låta en administratör konfigurera vilka nyckelord som finns och kan användas i databasen. <text:span text:style-name="T132">Förfrågan består av en </text:span><text:span text:style-name="T8">array</text:span><text:span text:style-name="T132"> av alla nyckelord som ska finnas med, även de som fanns innan. Den nya listan med nyckelord skriver alltså över den föregående. Exempel på förfrågan:</text:span></text:p>
      <text:p text:style-name="P98">[</text:p>
      <text:p text:style-name="P90"><text:span text:style-name="T63"><text:s text:c="2"/></text:span><text:span text:style-name="T89">{</text:span></text:p>
      <text:p text:style-name="P90"><text:span text:style-name="T63"><text:s text:c="4"/></text:span><text:span text:style-name="T122">"type"</text:span><text:span text:style-name="T89">:</text:span><text:span text:style-name="T63"> </text:span><text:span text:style-name="T58">"Book"</text:span><text:span text:style-name="T89">,</text:span></text:p>
      <text:p text:style-name="P90"><text:span text:style-name="T63"><text:s text:c="4"/></text:span><text:span text:style-name="T122">"word"</text:span><text:span text:style-name="T89">:</text:span><text:span text:style-name="T63"> </text:span><text:span text:style-name="T58">"Artikel"</text:span><text:span text:style-name="T89">,</text:span></text:p>
      <text:p text:style-name="P90"><text:span text:style-name="T63"><text:s text:c="4"/></text:span><text:span text:style-name="T122">"description"</text:span><text:span text:style-name="T89">:</text:span><text:span text:style-name="T63"> </text:span><text:span text:style-name="T58">"Vetenskaplig artikel, populärvetenskaplig artikel eller artikel i dagstidning eller magasin."</text:span></text:p>
      <text:p text:style-name="P90"><text:span text:style-name="T63"><text:s text:c="2"/></text:span><text:span text:style-name="T89">},</text:span></text:p>
      <text:p text:style-name="P90"><text:span text:style-name="T63"><text:s text:c="2"/></text:span><text:span text:style-name="T89">{</text:span></text:p>
      <text:p text:style-name="P90"><text:span text:style-name="T63"><text:s text:c="4"/></text:span><text:span text:style-name="T122">"type"</text:span><text:span text:style-name="T89">:</text:span><text:span text:style-name="T63"> </text:span><text:span text:style-name="T58">"Book"</text:span><text:span text:style-name="T89">,</text:span></text:p>
      <text:p text:style-name="P90"><text:span text:style-name="T63"><text:s text:c="4"/></text:span><text:span text:style-name="T122">"word"</text:span><text:span text:style-name="T89">:</text:span><text:span text:style-name="T63"> </text:span><text:span text:style-name="T58">"Avhandling-Doktor"</text:span><text:span text:style-name="T89">,</text:span></text:p>
      <text:p text:style-name="P90"><text:span text:style-name="T63"><text:s text:c="4"/></text:span><text:span text:style-name="T122">"description"</text:span><text:span text:style-name="T89">:</text:span><text:span text:style-name="T63"> </text:span><text:span text:style-name="T58">"Akademisk avhandling för doktorsexamen."</text:span></text:p>
      <text:p text:style-name="P90"><text:span text:style-name="T63"><text:s text:c="2"/></text:span><text:span text:style-name="T89">},</text:span></text:p>
      <text:p text:style-name="P90"><text:span text:style-name="T63"><text:s text:c="2"/></text:span><text:span text:style-name="T89">{</text:span></text:p>
      <text:p text:style-name="P90"><text:span text:style-name="T63"><text:s text:c="4"/></text:span><text:span text:style-name="T122">"type"</text:span><text:span text:style-name="T89">:</text:span><text:span text:style-name="T63"> </text:span><text:span text:style-name="T58">"Book"</text:span><text:span text:style-name="T89">,</text:span></text:p>
      <text:p text:style-name="P90"><text:span text:style-name="T63"><text:s text:c="4"/></text:span><text:span text:style-name="T122">"word"</text:span><text:span text:style-name="T89">:</text:span><text:span text:style-name="T63"> </text:span><text:span text:style-name="T58">"Avhandling-Licentiat"</text:span><text:span text:style-name="T89">,</text:span></text:p>
      <text:p text:style-name="P90"><text:span text:style-name="T63"><text:s text:c="4"/></text:span><text:span text:style-name="T122">"description"</text:span><text:span text:style-name="T89">:</text:span><text:span text:style-name="T63"> </text:span><text:span text:style-name="T58">"Akademisk avhandling för licentiatsexamen."</text:span></text:p>
      <text:p text:style-name="P90"><text:span text:style-name="T63"><text:s text:c="2"/></text:span><text:span text:style-name="T89">},</text:span></text:p>
      <text:p text:style-name="P90"><text:span text:style-name="T63"><text:s text:c="2"/></text:span><text:span text:style-name="T90">{</text:span></text:p>
      <text:p text:style-name="P90"><text:span text:style-name="T65"><text:s text:c="4"/></text:span><text:span text:style-name="T90">...</text:span></text:p>
      <text:p text:style-name="P90"><text:span text:style-name="T65"><text:s text:c="2"/></text:span><text:span text:style-name="T90">},</text:span></text:p>
      <text:p text:style-name="P90"><text:span text:style-name="T65"><text:s text:c="2"/></text:span><text:span text:style-name="T90">...</text:span></text:p>
      <text:p text:style-name="P97">]</text:p>
      <text:h text:style-name="P64" text:outline-level="2"><text:bookmark-start text:name="__RefHeading___Toc6351_402659549"/>Log<text:bookmark-end text:name="__RefHeading___Toc6351_402659549"/></text:h>
      <text:p text:style-name="P127">Här följer funktionen som låter en administratör se serverloggen. Exakt vilka meddelanden som ska finnas med i loggen är upp till implementeringen, men ett meddelande i loggen ska se ut såhär:</text:p>
      <text:p text:style-name="P99"><text:span text:style-name="Source_20_Text"><text:span text:style-name="T84">p</text:span></text:span><text:span text:style-name="Source_20_Text"><text:span text:style-name="T74">refix</text:span></text:span><text:span text:style-name="Source_20_Text"><text:span text:style-name="T83">:</text:span></text:span><text:span text:style-name="Source_20_Text"><text:span text:style-name="T69"> <text:s text:c="3"/></text:span></text:span><text:span text:style-name="Source_20_Text"><text:span text:style-name="T83">ItemType</text:span></text:span><text:span text:style-name="Source_20_Text"><text:span text:style-name="T69"> </text:span></text:span><text:span text:style-name="Source_20_Text"><text:span text:style-name="T96">// </text:span></text:span><text:span text:style-name="Source_20_Text"><text:span text:style-name="T98">Vilken del av servern som meddelandet</text:span></text:span></text:p>
      <text:p text:style-name="P99"><text:span text:style-name="Source_20_Text"><text:span text:style-name="T69"><text:s text:c="20"/></text:span></text:span><text:span text:style-name="Source_20_Text"><text:span text:style-name="T96">// </text:span></text:span><text:span text:style-name="Source_20_Text"><text:span text:style-name="T98">kommer ifrån. T.ex. "auth", "database"</text:span></text:span></text:p>
      <text:p text:style-name="P101"><text:span text:style-name="Source_20_Text"><text:span text:style-name="T87">t</text:span></text:span><text:span text:style-name="Source_20_Text"><text:span text:style-name="T78">imestamp</text:span></text:span><text:span text:style-name="Source_20_Text"><text:span text:style-name="T82">:</text:span></text:span><text:span text:style-name="Source_20_Text"><text:span text:style-name="T68"> </text:span></text:span><text:span text:style-name="Source_20_Text"><text:span text:style-name="T82">String</text:span></text:span><text:span text:style-name="Source_20_Text"><text:span text:style-name="T68"> <text:s text:c="2"/></text:span></text:span><text:span text:style-name="Source_20_Text"><text:span text:style-name="T94">// </text:span></text:span><text:span text:style-name="Source_20_Text"><text:span text:style-name="T103">Tidpunkten då meddelandet skickades.</text:span></text:span></text:p>
      <text:p text:style-name="P101"><text:span text:style-name="Source_20_Text"><text:span text:style-name="T94"><text:s/></text:span></text:span><text:span text:style-name="Source_20_Text"><text:span text:style-name="T103"><text:s text:c="19"/>//</text:span></text:span><text:span text:style-name="Source_20_Text"><text:span text:style-name="T94"> </text:span></text:span><text:span text:style-name="Source_20_Text"><text:span text:style-name="T103">I formatet DD/MM/ÅÅÅÅ TT:MM:SS</text:span></text:span></text:p>
      <text:p text:style-name="P101"><text:span text:style-name="Source_20_Text"><text:span text:style-name="T87">m</text:span></text:span><text:span text:style-name="Source_20_Text"><text:span text:style-name="T78">essage</text:span></text:span><text:span text:style-name="Source_20_Text"><text:span text:style-name="T82">:</text:span></text:span><text:span text:style-name="Source_20_Text"><text:span text:style-name="T68"> <text:s text:c="2"/></text:span></text:span><text:span text:style-name="Source_20_Text"><text:span text:style-name="T82">String</text:span></text:span><text:span text:style-name="Source_20_Text"><text:span text:style-name="T68"> <text:s text:c="2"/></text:span></text:span><text:span text:style-name="Source_20_Text"><text:span text:style-name="T94">// </text:span></text:span><text:span text:style-name="Source_20_Text"><text:span text:style-name="T103">Meddelandet som skickas i loggen.</text:span></text:span></text:p>
      <text:h text:style-name="P75" text:outline-level="3"><text:bookmark-start text:name="__RefHeading___Toc6353_402659549"/><text:span text:style-name="T132">GET: /api/1.0.0/log/get</text:span><text:span text:style-name="T131"> </text:span><text:span text:style-name="T125"> <text:s/></text:span><text:bookmark-end text:name="__RefHeading___Toc6353_402659549"/></text:h>
      <text:p text:style-name="P127">Skickar tillbaka en <text:span text:style-name="T3">array</text:span> av loggmeddelanden i enlighet med strukturen som beskrevs ovan. Här följer ett exempel på hur resultatet skulle kunna se ut:</text:p>
      <text:p text:style-name="P95">[</text:p>
      <text:p text:style-name="P89"><text:span text:style-name="T63"><text:s text:c="2"/></text:span><text:span text:style-name="T89">{</text:span></text:p>
      <text:p text:style-name="P89"><text:span text:style-name="T63"><text:s text:c="4"/></text:span><text:span text:style-name="T122">"prefix"</text:span><text:span text:style-name="T89">:</text:span><text:span text:style-name="T63"> </text:span><text:span text:style-name="T58">"Log"</text:span><text:span text:style-name="T89">,</text:span></text:p>
      <text:p text:style-name="P89"><text:span text:style-name="T63"><text:s text:c="4"/></text:span><text:span text:style-name="T122">"timestamp"</text:span><text:span text:style-name="T89">:</text:span><text:span text:style-name="T63"> </text:span><text:span text:style-name="T58">"29/9/2022 21:22:11"</text:span><text:span text:style-name="T89">,</text:span></text:p>
      <text:p text:style-name="P89"><text:span text:style-name="T63"><text:s text:c="4"/></text:span><text:span text:style-name="T122">"message"</text:span><text:span text:style-name="T89">:</text:span><text:span text:style-name="T63"> </text:span><text:span text:style-name="T58">"Admin 'admin' accessed the log!"</text:span></text:p>
      <text:p text:style-name="P89"><text:span text:style-name="T63"><text:s text:c="2"/></text:span><text:span text:style-name="T89">},</text:span></text:p>
      <text:p text:style-name="P89"><text:span text:style-name="T63"><text:s text:c="2"/></text:span><text:span text:style-name="T89">{</text:span></text:p>
      <text:p text:style-name="P89"><text:span text:style-name="T63"><text:s text:c="4"/></text:span><text:span text:style-name="T122">"prefix"</text:span><text:span text:style-name="T89">:</text:span><text:span text:style-name="T63"> </text:span><text:span text:style-name="T58">"Auth"</text:span><text:span text:style-name="T89">,</text:span></text:p>
      <text:p text:style-name="P89"><text:span text:style-name="T63"><text:s text:c="4"/></text:span><text:span text:style-name="T122">"timestamp"</text:span><text:span text:style-name="T89">:</text:span><text:span text:style-name="T63"> </text:span><text:span text:style-name="T58">"29/9/2022 21:23:43"</text:span><text:span text:style-name="T89">,</text:span></text:p>
      <text:p text:style-name="P89"><text:span text:style-name="T63"><text:s text:c="4"/></text:span><text:span text:style-name="T122">"message"</text:span><text:span text:style-name="T89">:</text:span><text:span text:style-name="T63"> </text:span><text:span text:style-name="T58">"Admin accessed path '/api/1.0.0/log/get'!"</text:span></text:p>
      <text:p text:style-name="P89"><text:span text:style-name="T63"><text:s text:c="2"/></text:span><text:span text:style-name="T89">},</text:span></text:p>
      <text:p text:style-name="P89"><text:span text:style-name="T63"><text:s text:c="2"/></text:span><text:span text:style-name="T89">{</text:span></text:p>
      <text:p text:style-name="P89"><text:span text:style-name="T63"><text:s text:c="4"/></text:span><text:span text:style-name="T122">"prefix"</text:span><text:span text:style-name="T89">:</text:span><text:span text:style-name="T63"> </text:span><text:span text:style-name="T58">"Log"</text:span><text:span text:style-name="T89">,</text:span></text:p>
      <text:p text:style-name="P89"><text:span text:style-name="T63"><text:s text:c="4"/></text:span><text:span text:style-name="T122">"timestamp"</text:span><text:span text:style-name="T89">:</text:span><text:span text:style-name="T63"> </text:span><text:span text:style-name="T58">"29/9/2022 21:23:43"</text:span><text:span text:style-name="T89">,</text:span></text:p>
      <text:p text:style-name="P89"><text:span text:style-name="T63"><text:s text:c="4"/></text:span><text:span text:style-name="T122">"message"</text:span><text:span text:style-name="T89">:</text:span><text:span text:style-name="T63"> </text:span><text:span text:style-name="T58">"Admin 'admin' accessed the log!"</text:span></text:p>
      <text:p text:style-name="P89"><text:span text:style-name="T63"><text:s text:c="2"/></text:span><text:span text:style-name="T89">}</text:span></text:p>
      <text:p text:style-name="P102"><text:span text:style-name="T82">]</text:span></text:p>
      <text:h text:style-name="Heading_20_4" text:outline-level="4"><text:bookmark-start text:name="__RefHeading___Toc6461_402659549"/>?<text:span text:style-name="T134">reverse</text:span><text:bookmark-end text:name="__RefHeading___Toc6461_402659549"/></text:h>
      <text:p text:style-name="P114">?<text:span text:style-name="T134">reverse</text:span><text:span text:style-name="T20">-parametern kan användas för att vända loggen på andra hållet. Det kan vara användbart om en vill ha de senaste loggmeddelandena först istället för längst bak i resultatet.</text:span></text:p>
      <text:h text:style-name="P63" text:outline-level="2" text:is-list-header="true"><text:bookmark-start text:name="__RefHeading___Toc6355_402659549"/><text:soft-page-break/>Säkerhetssystem<text:bookmark-end text:name="__RefHeading___Toc6355_402659549"/></text:h>
      <text:p text:style-name="P128">Vissa <text:span text:style-name="T3">enpoints</text:span><text:span text:style-name="T12"> hanterar antingen potentiellt känslig information (server loggen) eller funktioner som inte vem som helst ska kunna använda, såsom att skapa eller redigera föremål. Dessa </text:span><text:span text:style-name="T3">enpoints</text:span><text:span text:style-name="T12"> behöver därför vara skyddade. Det görs med hjälp av </text:span><text:span text:style-name="T3">Husmusen-Access-Token-headern</text:span><text:span text:style-name="T12">. Den behöver innehålla någon form av identifierare som beskriver en användare som kan behandla databasen. Det finns två typer av dessa användare: </text:span><text:span text:style-name="T3">vanliga </text:span><text:span text:style-name="T12">användare och administratörer. Administratörer har vissa privilegier som </text:span><text:span text:style-name="T3">vanliga</text:span><text:span text:style-name="T12"> användare inte har. </text:span><text:span text:style-name="T22">Denna </text:span><text:span text:style-name="T10">header</text:span><text:span text:style-name="T22"> behöver vara med i alla förfrågningar till skyddade </text:span><text:span text:style-name="T10">enpoints</text:span><text:span text:style-name="T22"> och behöver alltid valideras.</text:span></text:p>
      <text:p text:style-name="P128"><text:span text:style-name="T12">Ett sätt att implementera dessa identifierare är med hjälp av så kallade </text:span><text:span text:style-name="T3">JSON Web Tokens</text:span><text:span text:style-name="T12">. Dock är det helt upp till implementeringen. Härefter följer information om hur användare skapas eller tas bort, ändrar sitt lösenord, loggar in, och så vidare.</text:span></text:p>
      <text:h text:style-name="Heading_20_3" text:outline-level="3"><text:bookmark-start text:name="__RefHeading___Toc6357_402659549"/>POST: /api/auth/login<text:bookmark-end text:name="__RefHeading___Toc6357_402659549"/></text:h>
      <text:p text:style-name="P127">Används för att logga in och skaffa en identifierare/<text:span text:style-name="T3">token</text:span><text:span text:style-name="T12">. Förfrågan behöver bestå av ett användarnamn och ett lösenord:</text:span></text:p>
      <text:p text:style-name="P99"><text:span text:style-name="Source_20_Text"><text:span text:style-name="T76">us</text:span></text:span><text:span text:style-name="Source_20_Text"><text:span text:style-name="T74">ername</text:span></text:span><text:span text:style-name="Source_20_Text"><text:span text:style-name="T83">:</text:span></text:span><text:span text:style-name="Source_20_Text"><text:span text:style-name="T69"> </text:span></text:span><text:span text:style-name="Source_20_Text"><text:span text:style-name="T83">String</text:span></text:span><text:span text:style-name="Source_20_Text"><text:span text:style-name="T71"> </text:span></text:span><text:span text:style-name="Source_20_Text"><text:span text:style-name="T96">// </text:span></text:span><text:span text:style-name="Source_20_Text"><text:span text:style-name="T98">Användarnamnet</text:span></text:span></text:p>
      <text:p text:style-name="P101"><text:span text:style-name="Source_20_Text"><text:span text:style-name="T80">pa</text:span></text:span><text:span text:style-name="Source_20_Text"><text:span text:style-name="T78">ssword</text:span></text:span><text:span text:style-name="Source_20_Text"><text:span text:style-name="T82">:</text:span></text:span><text:span text:style-name="Source_20_Text"><text:span text:style-name="T68"> </text:span></text:span><text:span text:style-name="Source_20_Text"><text:span text:style-name="T82">String</text:span></text:span><text:span text:style-name="Source_20_Text"><text:span text:style-name="T68"> </text:span></text:span><text:span text:style-name="Source_20_Text"><text:span text:style-name="T94">// </text:span></text:span><text:span text:style-name="Source_20_Text"><text:span text:style-name="T103">Lösenordet</text:span></text:span></text:p>
      <text:p text:style-name="P129"><text:span text:style-name="T132">Här är ett exempel på hur förfrågan kan se ut:</text:span></text:p>
      <text:p text:style-name="P95">{</text:p>
      <text:p text:style-name="P89"><text:span text:style-name="T63"><text:s text:c="2"/></text:span><text:span text:style-name="T122">"username"</text:span><text:span text:style-name="T89">:</text:span><text:span text:style-name="T63"> </text:span><text:span text:style-name="T58">"Användarnamn"</text:span><text:span text:style-name="T89">,</text:span></text:p>
      <text:p text:style-name="P89"><text:span text:style-name="T63"><text:s text:c="2"/></text:span><text:span text:style-name="T122">"password"</text:span><text:span text:style-name="T89">:</text:span><text:span text:style-name="T63"> </text:span><text:span text:style-name="T58">"SuperbraLösenord"</text:span></text:p>
      <text:p text:style-name="P95">}</text:p>
      <text:p text:style-name="P127">Svaret skulle se ut såhär, förutsatt att användarnamn och lösenord är rätt:</text:p>
      <text:p text:style-name="P95">{</text:p>
      <text:p text:style-name="P89"><text:span text:style-name="T63"><text:s text:c="2"/></text:span><text:span text:style-name="T122">"token"</text:span><text:span text:style-name="T89">:</text:span><text:span text:style-name="T63"> </text:span><text:span text:style-name="T58">"xxxx"</text:span><text:span text:style-name="T89">,</text:span></text:p>
      <text:p text:style-name="P89"><text:span text:style-name="T63"><text:s text:c="2"/></text:span><text:span text:style-name="T122">"validUntil"</text:span><text:span text:style-name="T89">:</text:span><text:span text:style-name="T63"> </text:span><text:span text:style-name="T58">"2022-11-09T22:18:26.625Z"</text:span></text:p>
      <text:p text:style-name="P95">}</text:p>
      <text:p text:style-name="P127">Om identifierarna är tidsbegränsade — vilket de borde av säkerhetsskäl — så kan <text:span text:style-name="T3">validUntil</text:span><text:span text:style-name="T12">-fältet användas för att beskriva hur länge identifieraren kommer att vara giltig. Detta ska vara beskrivet enligt </text:span><text:span text:style-name="T3">ISO 8601.</text:span></text:p>
      <text:list xml:id="list162641373470588" text:continue-list="list162642144591050" text:style-name="Bullet_20__f528_">
        <text:list-item>
          <text:p text:style-name="P50"><text:soft-page-break/><text:span text:style-name="T132">Viktigt!</text:span></text:p>
        </text:list-item>
      </text:list>
      <text:p text:style-name="P127">Denna information bör inte skickas över det vanliga <text:span text:style-name="T3">HTTP-protokollet</text:span><text:span text:style-name="T12"> utan borde skickas över det säkra (krypterade) </text:span><text:span text:style-name="T3">HTTPS-protokollet</text:span><text:span text:style-name="T12">. Detta eftersom informationen innehåller känslig information, användarnamn och lösenord.</text:span></text:p>
      <text:h text:style-name="P75" text:outline-level="3"><text:bookmark-start text:name="__RefHeading___Toc6359_402659549"/>POST: /api/auth/<text:span text:style-name="T132">who</text:span> <text:span text:style-name="T125"></text:span><text:bookmark-end text:name="__RefHeading___Toc6359_402659549"/></text:h>
      <text:p text:style-name="P127">Denna <text:span text:style-name="T3">enpoint</text:span><text:span text:style-name="T12"> kan användas för att ta reda på om en identifierare fortfarande är giltig. Denna </text:span><text:span text:style-name="T3">enpoint</text:span><text:span text:style-name="T12"> skickar tillbaka användarens namn och om den är admin, förutsatt att den har en giltig identifierare.</text:span></text:p>
      <text:p text:style-name="P127"><text:span text:style-name="T12">Svaret ser ut såhär:</text:span></text:p>
      <text:p text:style-name="P95">{</text:p>
      <text:p text:style-name="P89"><text:span text:style-name="T63"><text:s text:c="2"/></text:span><text:span text:style-name="T122">"username"</text:span><text:span text:style-name="T89">:</text:span><text:span text:style-name="T63"> </text:span><text:span text:style-name="T58">"admin"</text:span><text:span text:style-name="T89">,</text:span></text:p>
      <text:p text:style-name="P89"><text:span text:style-name="T63"><text:s text:c="2"/></text:span><text:span text:style-name="T122">"isAdmin"</text:span><text:span text:style-name="T89">:</text:span><text:span text:style-name="T63"> </text:span><text:span text:style-name="T116">true</text:span></text:p>
      <text:p text:style-name="P95">}</text:p>
      <text:list xml:id="list162641440291442" text:continue-list="list162642824999780" text:style-name="Bullet_20__f525_">
        <text:list-item>
          <text:p text:style-name="P148">Observera!</text:p>
        </text:list-item>
      </text:list>
      <text:p text:style-name="P127">Beroende på hur <text:span text:style-name="T3">true</text:span><text:span text:style-name="T12"> lagras i databasen kan detta antigen komma tillbaka som </text:span><text:span text:style-name="T3">true</text:span><text:span text:style-name="T12"> eller som </text:span><text:span text:style-name="T3">1</text:span><text:span text:style-name="T12"> (en etta). Båda är giltiga.</text:span></text:p>
      <text:h text:style-name="P77" text:outline-level="3"><text:bookmark-start text:name="__RefHeading___Toc6361_402659549"/>POST: /api/auth/new <text:span text:style-name="T125"> <text:s/></text:span><text:bookmark-end text:name="__RefHeading___Toc6361_402659549"/></text:h>
      <text:p text:style-name="P127">Denna <text:span text:style-name="T3">enpoint </text:span><text:span text:style-name="T12">används för att skapa en ny användare. Förfrågan behöver se ut såhär:</text:span></text:p>
      <text:p text:style-name="P99"><text:span text:style-name="Source_20_Text"><text:span text:style-name="T74">username</text:span></text:span><text:span text:style-name="Source_20_Text"><text:span text:style-name="T83">:</text:span></text:span><text:span text:style-name="Source_20_Text"><text:span text:style-name="T69"> </text:span></text:span><text:span text:style-name="Source_20_Text"><text:span text:style-name="T84">String</text:span></text:span><text:span text:style-name="Source_20_Text"><text:span text:style-name="T69"> <text:s/></text:span></text:span><text:span text:style-name="Source_20_Text"><text:span text:style-name="T96">// </text:span></text:span><text:span text:style-name="Source_20_Text"><text:span text:style-name="T98">Användarens användarnamn.</text:span></text:span></text:p>
      <text:p text:style-name="P101"><text:span text:style-name="Source_20_Text"><text:span text:style-name="T78">password</text:span></text:span><text:span text:style-name="Source_20_Text"><text:span text:style-name="T82">:</text:span></text:span><text:span text:style-name="Source_20_Text"><text:span text:style-name="T68"> </text:span></text:span><text:span text:style-name="Source_20_Text"><text:span text:style-name="T82">String</text:span></text:span><text:span text:style-name="Source_20_Text"><text:span text:style-name="T68"> <text:s/></text:span></text:span><text:span text:style-name="Source_20_Text"><text:span text:style-name="T94">// </text:span></text:span><text:span text:style-name="Source_20_Text"><text:span text:style-name="T103">Användarens lösenord.</text:span></text:span></text:p>
      <text:p text:style-name="P101"><text:span text:style-name="Source_20_Text"><text:span text:style-name="T78">isAdmin</text:span></text:span><text:span text:style-name="Source_20_Text"><text:span text:style-name="T82">:</text:span></text:span><text:span text:style-name="Source_20_Text"><text:span text:style-name="T68"> <text:s/></text:span></text:span><text:span text:style-name="Source_20_Text"><text:span text:style-name="T87">Boolean</text:span></text:span><text:span text:style-name="Source_20_Text"><text:span text:style-name="T68"> </text:span></text:span><text:span text:style-name="Source_20_Text"><text:span text:style-name="T94">// </text:span></text:span><text:span text:style-name="Source_20_Text"><text:span text:style-name="T103">Beskriver om användaren ska vara admin.</text:span></text:span></text:p>
      <text:p text:style-name="P125"><text:span text:style-name="T92">Om</text:span><text:span text:style-name="T67"> </text:span><text:span text:style-name="T92">en</text:span><text:span text:style-name="T67"> </text:span><text:span text:style-name="T92">användare</text:span><text:span text:style-name="T67"> </text:span><text:span text:style-name="T93">Bob</text:span><text:span text:style-name="T66"> </text:span><text:span text:style-name="T91">ska</text:span><text:span text:style-name="T66"> </text:span><text:span text:style-name="T91">skapas</text:span><text:span text:style-name="T66"> </text:span><text:span text:style-name="T91">med</text:span><text:span text:style-name="T66"> </text:span><text:span text:style-name="T91">lösenord</text:span><text:span text:style-name="T66"> </text:span><text:span text:style-name="T93">Makaron78</text:span><text:span text:style-name="T91">,</text:span><text:span text:style-name="T66"> </text:span><text:span text:style-name="T91">samt</text:span><text:span text:style-name="T66"> </text:span><text:span text:style-name="T91">ska</text:span><text:span text:style-name="T66"> </text:span><text:span text:style-name="T91">vara</text:span><text:span text:style-name="T66"> </text:span><text:span text:style-name="T91">en</text:span><text:span text:style-name="T66"> </text:span><text:span text:style-name="T91">administratör,</text:span><text:span text:style-name="T66"> </text:span><text:span text:style-name="T91">skulle</text:span><text:span text:style-name="T66"> </text:span><text:span text:style-name="T91">förfrågan</text:span><text:span text:style-name="T66"> </text:span><text:span text:style-name="T91">se</text:span><text:span text:style-name="T66"> </text:span><text:span text:style-name="T91">ut</text:span><text:span text:style-name="T66"> </text:span><text:span text:style-name="T91">såhär</text:span><text:span text:style-name="T111">:</text:span></text:p>
      <text:p text:style-name="P95">{</text:p>
      <text:p text:style-name="P89"><text:span text:style-name="T63"><text:s text:c="2"/></text:span><text:span text:style-name="T122">"username"</text:span><text:span text:style-name="T89">:</text:span><text:span text:style-name="T63"> </text:span><text:span text:style-name="T58">"Bob"</text:span><text:span text:style-name="T89">,</text:span></text:p>
      <text:p text:style-name="P89"><text:span text:style-name="T63"><text:s text:c="2"/></text:span><text:span text:style-name="T122">"password"</text:span><text:span text:style-name="T89">:</text:span><text:span text:style-name="T63"> </text:span><text:span text:style-name="T58">"Makaron"</text:span><text:span text:style-name="T89">,</text:span></text:p>
      <text:p text:style-name="P89"><text:span text:style-name="T63"><text:s text:c="2"/></text:span><text:span text:style-name="T122">"isAdmin"</text:span><text:span text:style-name="T89">:</text:span><text:span text:style-name="T63"> </text:span><text:span text:style-name="T115">true</text:span></text:p>
      <text:p text:style-name="P95">}</text:p>
      <text:h text:style-name="P76" text:outline-level="3"><text:bookmark-start text:name="__RefHeading___Toc6363_402659549"/><text:span text:style-name="T132">POST: /api/auth/change_password </text:span><text:span text:style-name="T125"></text:span><text:bookmark-end text:name="__RefHeading___Toc6363_402659549"/></text:h>
      <text:p text:style-name="P127">Denna <text:span text:style-name="T3">endpoint</text:span><text:span text:style-name="T12"> låter en användare ändra sitt lösenord. Förfrågan behöver innehålla det gamla och det nya lösenordet:</text:span></text:p>
      <text:p text:style-name="P99"><text:span text:style-name="Source_20_Text"><text:span text:style-name="T74">currentPassoword</text:span></text:span><text:span text:style-name="Source_20_Text"><text:span text:style-name="T83">:</text:span></text:span><text:span text:style-name="Source_20_Text"><text:span text:style-name="T69"> </text:span></text:span><text:span text:style-name="Source_20_Text"><text:span text:style-name="T84">String</text:span></text:span><text:span text:style-name="Source_20_Text"><text:span text:style-name="T69"> <text:s/></text:span></text:span><text:span text:style-name="Source_20_Text"><text:span text:style-name="T96">// </text:span></text:span><text:span text:style-name="Source_20_Text"><text:span text:style-name="T98">Det nuvarande lösenordet.</text:span></text:span></text:p>
      <text:p text:style-name="P101"><text:span text:style-name="Source_20_Text"><text:span text:style-name="T74">newP</text:span></text:span><text:span text:style-name="Source_20_Text"><text:span text:style-name="T73">assword</text:span></text:span><text:span text:style-name="Source_20_Text"><text:span text:style-name="T83">:</text:span></text:span><text:span text:style-name="Source_20_Text"><text:span text:style-name="T69"> <text:s text:c="5"/></text:span></text:span><text:span text:style-name="Source_20_Text"><text:span text:style-name="T83">String</text:span></text:span><text:span text:style-name="Source_20_Text"><text:span text:style-name="T69"> <text:s/></text:span></text:span><text:span text:style-name="Source_20_Text"><text:span text:style-name="T97">// </text:span></text:span><text:span text:style-name="Source_20_Text"><text:span text:style-name="T98">Det nya lösenordet.</text:span></text:span></text:p>
      <text:p text:style-name="P129"><text:span text:style-name="T52">Om Bob nu vill ändra sitt lösenord från </text:span><text:span text:style-name="T53">Makaron78</text:span><text:span text:style-name="T54"> till </text:span><text:span text:style-name="T53">Spaghetti87</text:span><text:span text:style-name="T54">, skulle förfrågan se ut såhär:</text:span></text:p>
      <text:p text:style-name="P98">{</text:p>
      <text:p text:style-name="P90"><text:span text:style-name="T63"><text:s text:c="2"/></text:span><text:span text:style-name="T122">"</text:span><text:span text:style-name="T123">currentPassword</text:span><text:span text:style-name="T122">"</text:span><text:span text:style-name="T89">:</text:span><text:span text:style-name="T63"> </text:span><text:span text:style-name="T58">"</text:span><text:span text:style-name="T59">Makaron78</text:span><text:span text:style-name="T58">"</text:span><text:span text:style-name="T89">,</text:span></text:p>
      <text:p text:style-name="P90"><text:span text:style-name="T63"><text:s text:c="2"/></text:span><text:span text:style-name="T122">"</text:span><text:span text:style-name="T123">newP</text:span><text:span text:style-name="T122">assword"</text:span><text:span text:style-name="T89">:</text:span><text:span text:style-name="T63"> </text:span><text:span text:style-name="T58">"</text:span><text:span text:style-name="T59">Spaghetti87</text:span><text:span text:style-name="T58">"</text:span></text:p>
      <text:p text:style-name="P98"><text:span text:style-name="T133">}</text:span></text:p>
      <text:h text:style-name="P77" text:outline-level="3"><text:bookmark-start text:name="__RefHeading___Toc6365_402659549"/>POST: /api/auth/debug_admin_creation<text:bookmark-end text:name="__RefHeading___Toc6365_402659549"/></text:h>
      <text:p text:style-name="P127">Denna <text:span text:style-name="T3">enpoint</text:span><text:span text:style-name="T12"> ska bara vara tillgänglig i </text:span><text:span text:style-name="T3">debug mode</text:span><text:span text:style-name="T12"> — ett läge då servern kan ha mer verbosa loggar och extra funktioner. Just denna funktion låter </text:span><text:span text:style-name="T23">vem som helst</text:span><text:span text:style-name="T25"> skapa en initial administratör till databasen. Förfrågan behöver bestå av ett användarnamn och ett lösenord:</text:span></text:p>
      <text:p text:style-name="P99"><text:span text:style-name="Source_20_Text"><text:span text:style-name="T76">us</text:span></text:span><text:span text:style-name="Source_20_Text"><text:span text:style-name="T74">ername</text:span></text:span><text:span text:style-name="Source_20_Text"><text:span text:style-name="T83">:</text:span></text:span><text:span text:style-name="Source_20_Text"><text:span text:style-name="T69"> </text:span></text:span><text:span text:style-name="Source_20_Text"><text:span text:style-name="T83">String</text:span></text:span><text:span text:style-name="Source_20_Text"><text:span text:style-name="T71"> </text:span></text:span><text:span text:style-name="Source_20_Text"><text:span text:style-name="T96">// </text:span></text:span><text:span text:style-name="Source_20_Text"><text:span text:style-name="T98">Användarnamnet</text:span></text:span></text:p>
      <text:p text:style-name="P101"><text:span text:style-name="Source_20_Text"><text:span text:style-name="T80">pa</text:span></text:span><text:span text:style-name="Source_20_Text"><text:span text:style-name="T78">ssword</text:span></text:span><text:span text:style-name="Source_20_Text"><text:span text:style-name="T82">:</text:span></text:span><text:span text:style-name="Source_20_Text"><text:span text:style-name="T68"> </text:span></text:span><text:span text:style-name="Source_20_Text"><text:span text:style-name="T82">String</text:span></text:span><text:span text:style-name="Source_20_Text"><text:span text:style-name="T68"> </text:span></text:span><text:span text:style-name="Source_20_Text"><text:span text:style-name="T94">// </text:span></text:span><text:span text:style-name="Source_20_Text"><text:span text:style-name="T103">Lösenordet</text:span></text:span></text:p>
      <text:p text:style-name="P129"><text:span text:style-name="T132">Här är ett exempel på hur förfrågan kan se ut:</text:span></text:p>
      <text:p text:style-name="P98">{</text:p>
      <text:p text:style-name="P90"><text:span text:style-name="T63"><text:s text:c="2"/></text:span><text:span text:style-name="T122">"username"</text:span><text:span text:style-name="T89">:</text:span><text:span text:style-name="T63"> </text:span><text:span text:style-name="T58">"Användarnamn"</text:span><text:span text:style-name="T89">,</text:span></text:p>
      <text:p text:style-name="P90"><text:span text:style-name="T63"><text:s text:c="2"/></text:span><text:span text:style-name="T122">"password"</text:span><text:span text:style-name="T89">:</text:span><text:span text:style-name="T63"> </text:span><text:span text:style-name="T58">"SuperbraLösenord"</text:span></text:p>
      <text:p text:style-name="Preformatted_20_Text">}</text:p>
      <text:list xml:id="list162643043403790" text:continue-list="list162641373470588" text:style-name="Bullet_20__f528_">
        <text:list-item>
          <text:p text:style-name="P51">Varning!</text:p>
        </text:list-item>
      </text:list>
      <text:p text:style-name="P130">Denna funktion ska <text:span text:style-name="T48">aldrig</text:span><text:span text:style-name="T60"> vara påslagen mer än i testscenarion eller för att skapa en initial administratör. Denna funktion kan vara destruktiv om någon som inte ska ha tillgång till den använder den!</text:span></text:p>
      <text:h text:style-name="P65" text:outline-level="2"><text:bookmark-start text:name="__RefHeading___Toc6463_402659549"/>Framåt- och bakåtkompatibilitet<text:bookmark-end text:name="__RefHeading___Toc6463_402659549"/></text:h>
      <text:p text:style-name="P131"><text:span text:style-name="T39">För att protokollet ska kunna hållas framåt- och bakåtkompatibelt behöver </text:span><text:span text:style-name="T40">API-versionen </text:span><text:span text:style-name="T130">läggas till</text:span><text:span text:style-name="T39"> i URL:en på följande vis:</text:span></text:p>
      <text:p text:style-name="Preformatted_20_Text">/api/&lt;VERSION&gt;/...</text:p>
      <text:p text:style-name="P132"><text:span text:style-name="T39">Detta gör att nya funktioner kan läggas till, men ändå behålla de gamla funktionerna. Detta kan vara viktigt av historiska skäl. Dock finns det vissa funktioner i protokollet som inte ligger bakom en version i URL:en. Det eftersom de förväntas att </text:span><text:span text:style-name="T40">alltid</text:span><text:span text:style-name="T129"> fungera. T.ex. måste en klient/användare alltid kunna nå </text:span><text:span text:style-name="T40">/api/db_info </text:span><text:span text:style-name="T129">för att ta reda på vilka versioner som stöds.</text:span></text:p>
      <text:p text:style-name="P132"><text:span text:style-name="T129">Om versionen benämns </text:span><text:span text:style-name="T40">X.Y.Z</text:span><text:span text:style-name="T129"> så ändras siffrorna utefter:</text:span></text:p>
      <table:table table:name="Table1" table:style-name="Table1">
        <table:table-column table:style-name="Table1.A"/>
        <table:table-column table:style-name="Table1.B"/>
        <table:table-row>
          <table:table-cell table:style-name="Table1.A1" office:value-type="string">
            <text:p text:style-name="P108">Z</text:p>
          </table:table-cell>
          <table:table-cell table:style-name="Table1.B1" office:value-type="string">
            <text:p text:style-name="P106">Om en liten sak ändras som egentligen inte påverkar protokollet så mycket. T.ex. kan det handla om att en ny icke-obligatorisk parameter läggs till till sökfunktionen.</text:p>
          </table:table-cell>
        </table:table-row>
        <table:table-row>
          <table:table-cell table:style-name="Table1.A2" office:value-type="string">
            <text:p text:style-name="P108">Y</text:p>
          </table:table-cell>
          <table:table-cell table:style-name="Table1.B2" office:value-type="string">
            <text:p text:style-name="P106">Om något substantiellt läggs till i protokollet, men inget gammalt ändras. T.ex. kanske det läggs till en ny sökfunktion, men den gamla sökfunktionen finns kvar och påverkas inte.</text:p>
          </table:table-cell>
        </table:table-row>
        <table:table-row>
          <table:table-cell table:style-name="Table1.A2" office:value-type="string">
            <text:p text:style-name="P108">X</text:p>
          </table:table-cell>
          <table:table-cell table:style-name="Table1.B2" office:value-type="string">
            <text:p text:style-name="P106">Om gamla funktioner omdefinieras så att de ser annorlunda ut. T.ex. kanske den nuvarande sökfunktionen byts ut mot en ny, och datatyperna omdefinieras så att de ser annorlunda ut.</text:p>
          </table:table-cell>
        </table:table-row>
      </table:table>
      <text:p text:style-name="Text_20_body"/>
      <text:h text:style-name="P67" text:outline-level="2"><text:bookmark-start text:name="__RefHeading___Toc6465_402659549"/><text:span text:style-name="T135">Errorhantering</text:span><text:bookmark-end text:name="__RefHeading___Toc6465_402659549"/></text:h>
      <text:p text:style-name="P132">För det mesta använder protokollet <text:span text:style-name="T3">HTTP-statuskoder</text:span><text:span text:style-name="T12"> för att berätta om det skett ett error och i så fall vilken typ av error som skett, men det finns också vissa errorkoder specifika till </text:span><text:span text:style-name="T3">Husmusen</text:span><text:span text:style-name="T12">.</text:span></text:p>
      <text:h text:style-name="P78" text:outline-level="3"><text:bookmark-start text:name="__RefHeading___Toc6467_402659549"/>HTTP-statuskoder<text:bookmark-end text:name="__RefHeading___Toc6467_402659549"/></text:h>
      <text:p text:style-name="P132">Här är några <text:span text:style-name="T3">HTTP-statuskoder</text:span><text:span text:style-name="T12">, men inte alla. Dessa är bara exempel på några vanliga som kan vara användbara. Information om andra statuskoder kan hittas här: </text:span><text:a xlink:type="simple" xlink:href="https://developer.mozilla.org/en-US/docs/Web/HTTP/Status" text:style-name="Internet_20_link" text:visited-style-name="Visited_20_Internet_20_Link"><text:span text:style-name="T12">https://developer.mozilla.org/en-US/docs/Web/HTTP/Status</text:span></text:a><text:span text:style-name="T12"> </text:span></text:p>
      <table:table table:name="Table2" table:style-name="Table2">
        <table:table-column table:style-name="Table2.A"/>
        <table:table-column table:style-name="Table2.B"/>
        <table:table-row>
          <table:table-cell table:style-name="Table2.A1" office:value-type="string">
            <text:p text:style-name="P110">Kod</text:p>
          </table:table-cell>
          <table:table-cell table:style-name="Table2.B1" office:value-type="string">
            <text:p text:style-name="P109">Beskrivning</text:p>
          </table:table-cell>
        </table:table-row>
        <table:table-row>
          <table:table-cell table:style-name="Table2.A2" office:value-type="string">
            <text:p text:style-name="P107">200</text:p>
          </table:table-cell>
          <table:table-cell table:style-name="Table2.B2" office:value-type="string">
            <text:p text:style-name="P106">OK; inga error.</text:p>
          </table:table-cell>
        </table:table-row>
        <table:table-row>
          <table:table-cell table:style-name="Table2.A2" office:value-type="string">
            <text:p text:style-name="P107">400</text:p>
          </table:table-cell>
          <table:table-cell table:style-name="Table2.B2" office:value-type="string">
            <text:p text:style-name="P106">Dålig förfrågan. T.ex. kanske en parameter saknas.</text:p>
          </table:table-cell>
        </table:table-row>
        <table:table-row>
          <table:table-cell table:style-name="Table2.A2" office:value-type="string">
            <text:p text:style-name="P107">404</text:p>
          </table:table-cell>
          <table:table-cell table:style-name="Table2.B2" office:value-type="string">
            <text:p text:style-name="P106">Resursen hittades inte. Resursen finns inte.</text:p>
          </table:table-cell>
        </table:table-row>
        <table:table-row>
          <table:table-cell table:style-name="Table2.A2" office:value-type="string">
            <text:p text:style-name="P107">500</text:p>
          </table:table-cell>
          <table:table-cell table:style-name="Table2.B2" office:value-type="string">
            <text:p text:style-name="P106">Internt serverfel. Något gick fel i servern.</text:p>
          </table:table-cell>
        </table:table-row>
      </table:table>
      <text:h text:style-name="P78" text:outline-level="3"><text:bookmark-start text:name="__RefHeading___Toc6469_402659549"/>Husmusen-errorkoder<text:bookmark-end text:name="__RefHeading___Toc6469_402659549"/></text:h>
      <text:p text:style-name="P132">Dessa koder kan användas i ett svar för att mer precist visa vad som gick fel.</text:p>
      <table:table table:name="Table3" table:style-name="Table3">
        <table:table-column table:style-name="Table3.A"/>
        <table:table-column table:style-name="Table3.B"/>
        <table:table-row>
          <table:table-cell table:style-name="Table3.A1" office:value-type="string">
            <text:p text:style-name="P110">Kod</text:p>
          </table:table-cell>
          <table:table-cell table:style-name="Table3.B1" office:value-type="string">
            <text:p text:style-name="P109">Beskrivning</text:p>
          </table:table-cell>
        </table:table-row>
        <table:table-row>
          <table:table-cell table:style-name="Table3.A2" office:value-type="string">
            <text:p text:style-name="P111">ERR_UNKNOWN_ERROR</text:p>
          </table:table-cell>
          <table:table-cell table:style-name="Table3.B2" office:value-type="string">
            <text:p text:style-name="P106">Okänt eller ospecificerat error.</text:p>
          </table:table-cell>
        </table:table-row>
        <table:table-row>
          <table:table-cell table:style-name="Table3.A2" office:value-type="string">
            <text:p text:style-name="P111">ERR_OBJECT_NOT_FOUND</text:p>
          </table:table-cell>
          <table:table-cell table:style-name="Table3.B2" office:value-type="string">
            <text:p text:style-name="P106">Ett föremål hittades inte.</text:p>
          </table:table-cell>
        </table:table-row>
        <table:table-row>
          <table:table-cell table:style-name="Table3.A2" office:value-type="string">
            <text:p text:style-name="P111">ERR_<text:span text:style-name="T135">FILE</text:span>_NOT_FOUND</text:p>
          </table:table-cell>
          <table:table-cell table:style-name="Table3.B2" office:value-type="string">
            <text:p text:style-name="P106">En fil hittades inte.</text:p>
          </table:table-cell>
        </table:table-row>
        <table:table-row>
          <table:table-cell table:style-name="Table3.A2" office:value-type="string">
            <text:p text:style-name="P111">ERR_<text:span text:style-name="T135">USER</text:span>_NOT_FOUND</text:p>
          </table:table-cell>
          <table:table-cell table:style-name="Table3.B2" office:value-type="string">
            <text:p text:style-name="P106">En användare hittades inte.</text:p>
          </table:table-cell>
        </table:table-row>
        <table:table-row>
          <table:table-cell table:style-name="Table3.A2" office:value-type="string">
            <text:p text:style-name="P111">ERR_MISSING_PARAMETER</text:p>
          </table:table-cell>
          <table:table-cell table:style-name="Table3.B2" office:value-type="string">
            <text:p text:style-name="P106">En parameter saknas.</text:p>
          </table:table-cell>
        </table:table-row>
        <table:table-row>
          <table:table-cell table:style-name="Table3.A2" office:value-type="string">
            <text:p text:style-name="P111">ERR_<text:span text:style-name="T135">INVALID</text:span>_PARAMETER</text:p>
          </table:table-cell>
          <table:table-cell table:style-name="Table3.B2" office:value-type="string">
            <text:p text:style-name="P106">En parameter är ogiltig.</text:p>
          </table:table-cell>
        </table:table-row>
        <table:table-row>
          <table:table-cell table:style-name="Table3.A2" office:value-type="string">
            <text:p text:style-name="P111">ERR_ALREADY_EXISTS</text:p>
          </table:table-cell>
          <table:table-cell table:style-name="Table3.B2" office:value-type="string">
            <text:p text:style-name="P106">Det som försöker skapas finns redan.</text:p>
          </table:table-cell>
        </table:table-row>
        <table:table-row>
          <table:table-cell table:style-name="Table3.A2" office:value-type="string">
            <text:p text:style-name="P111">ERR_DATABASE_ERROR</text:p>
          </table:table-cell>
          <table:table-cell table:style-name="Table3.B2" office:value-type="string">
            <text:p text:style-name="P106">Något gick fel med databasmjukvaran.</text:p>
          </table:table-cell>
        </table:table-row>
        <table:table-row>
          <table:table-cell table:style-name="Table3.A2" office:value-type="string">
            <text:p text:style-name="P111">ERR_<text:span text:style-name="T135">FILESYSTEM</text:span>_ERROR</text:p>
          </table:table-cell>
          <table:table-cell table:style-name="Table3.B2" office:value-type="string">
            <text:p text:style-name="P106">Något gick fel med databasens filsystem.</text:p>
          </table:table-cell>
        </table:table-row>
        <table:table-row>
          <table:table-cell table:style-name="Table3.A2" office:value-type="string">
            <text:p text:style-name="P111">ERR_INVALID_PASSWORD</text:p>
          </table:table-cell>
          <table:table-cell table:style-name="Table3.B2" office:value-type="string">
            <text:p text:style-name="P106">Felaktigt lösenord.</text:p>
          </table:table-cell>
        </table:table-row>
        <table:table-row>
          <table:table-cell table:style-name="Table3.A2" office:value-type="string">
            <text:p text:style-name="P111">ERR_FORBIDDEN_ACTION</text:p>
          </table:table-cell>
          <table:table-cell table:style-name="Table3.B2" office:value-type="string">
            <text:p text:style-name="P106">Det som försökte göras är otillåtet.</text:p>
          </table:table-cell>
        </table:table-row>
      </table:table>
      <text:p text:style-name="P132"><text:soft-page-break/>Ett error är strukturerat såhär:</text:p>
      <text:p text:style-name="P100"><text:span text:style-name="Source_20_Text"><text:span text:style-name="T75">errorCode</text:span></text:span><text:span text:style-name="Source_20_Text"><text:span text:style-name="T83">:</text:span></text:span><text:span text:style-name="Source_20_Text"><text:span text:style-name="T69"> <text:s text:c="7"/></text:span></text:span><text:span text:style-name="Source_20_Text"><text:span text:style-name="T84">String</text:span></text:span><text:span text:style-name="Source_20_Text"><text:span text:style-name="T69"> <text:s/></text:span></text:span><text:span text:style-name="Source_20_Text"><text:span text:style-name="T96">// </text:span></text:span><text:span text:style-name="Source_20_Text"><text:span text:style-name="T99">Errorkoden</text:span></text:span><text:span text:style-name="Source_20_Text"><text:span text:style-name="T98">. </text:span></text:span><text:span text:style-name="Source_20_Text"><text:span text:style-name="T99">(Finns beskrivna på</text:span></text:span></text:p>
      <text:p text:style-name="P100"><text:span text:style-name="Source_20_Text"><text:span text:style-name="T99"><text:s text:c="26"/>// föregående sida.)</text:span></text:span></text:p>
      <text:p text:style-name="P103"><text:span text:style-name="Source_20_Text"><text:span text:style-name="T79">errorDescription</text:span></text:span><text:span text:style-name="Source_20_Text"><text:span text:style-name="T82">:</text:span></text:span><text:span text:style-name="Source_20_Text"><text:span text:style-name="T68"> </text:span></text:span><text:span text:style-name="Source_20_Text"><text:span text:style-name="T82">String</text:span></text:span><text:span text:style-name="Source_20_Text"><text:span text:style-name="T68"> <text:s/></text:span></text:span><text:span text:style-name="Source_20_Text"><text:span text:style-name="T94">// </text:span></text:span><text:span text:style-name="Source_20_Text"><text:span text:style-name="T104">En mer djupgående förklaring av vad</text:span></text:span></text:p>
      <text:p text:style-name="P103"><text:span text:style-name="Source_20_Text"><text:span text:style-name="T104"><text:s text:c="26"/>// som har hänt.</text:span></text:span></text:p>
      <text:p text:style-name="P132">Om föremålet <text:span text:style-name="T3">345</text:span><text:span text:style-name="T12"> ska skapas, men redan finns, så kan ett error se ut såhär:</text:span></text:p>
      <text:p text:style-name="P95">{</text:p>
      <text:p text:style-name="P89"><text:span text:style-name="T63"><text:s text:c="2"/></text:span><text:span text:style-name="T122">"errorCode"</text:span><text:span text:style-name="T89">:</text:span><text:span text:style-name="T63"> </text:span><text:span text:style-name="T58">"ERR_ALREADY_EXISTS"</text:span><text:span text:style-name="T89">,</text:span></text:p>
      <text:p text:style-name="P89"><text:span text:style-name="T63"><text:s text:c="2"/></text:span><text:span text:style-name="T122">"errorDescription"</text:span><text:span text:style-name="T89">:</text:span><text:span text:style-name="T63"> </text:span><text:span text:style-name="T58">"The item with ID '345' already exists!"</text:span></text:p>
      <text:p text:style-name="P95">}</text:p>
      <text:h text:style-name="P56" text:outline-level="1"><text:bookmark-start text:name="__RefHeading___Toc6471_402659549"/>Avslutande ord<text:bookmark-end text:name="__RefHeading___Toc6471_402659549"/></text:h>
      <text:p text:style-name="P132">Antagligen finns det saker som saknas i denna protokolldefinition. Om det finns några frågor eller förslag går det att skicka in dem som <text:span text:style-name="T3">issues</text:span><text:span text:style-name="T12"> via koddelningsplattformen </text:span><text:span text:style-name="T3">GitHub</text:span><text:span text:style-name="T12"> här: </text:span><text:a xlink:type="simple" xlink:href="https://github.com/mushuset/docs" text:style-name="Internet_20_link" text:visited-style-name="Visited_20_Internet_20_Link"><text:span text:style-name="T12">https://github.com/mushuset/docs</text:span></text:a></text:p>
      <text:p text:style-name="P132"><text:span text:style-name="T12">Den här protokolldefinitionen har behandlat version 1.0.0 av protokollet </text:span><text:span text:style-name="T3">Husmusen</text:span><text:span text:style-name="T12"> vars syfte är att skapa ett digitalt inventariesystem för museum och liknande institutioner. Det här är första upplagan.</text:span></text:p>
      <text:h text:style-name="P66" text:outline-level="2"><text:bookmark-start text:name="__RefHeading___Toc6473_402659549"/>Exempelimplementering<text:bookmark-end text:name="__RefHeading___Toc6473_402659549"/></text:h>
      <text:p text:style-name="P132">Det finns en exempelimplementering av <text:span text:style-name="T3">Husmusen</text:span><text:span text:style-name="T12"> skriven i </text:span><text:span text:style-name="T3">Javascript</text:span><text:span text:style-name="T12"> och </text:span><text:span text:style-name="T3">Node JS</text:span><text:span text:style-name="T12">. Den finns tillgänglig här: </text:span><text:a xlink:type="simple" xlink:href="https://github.com/mushuset/husmusen" text:style-name="Internet_20_link" text:visited-style-name="Visited_20_Internet_20_Link"><text:span text:style-name="T12">https://github.com/mushuset/husmusen</text:span></text:a></text:p>
      <text:h text:style-name="P66" text:outline-level="2"><text:bookmark-start text:name="__RefHeading___Toc6475_402659549"/>Uppdrag åt framtiden<text:bookmark-end text:name="__RefHeading___Toc6475_402659549"/></text:h>
      <text:h text:style-name="P78" text:outline-level="3"><text:bookmark-start text:name="__RefHeading___Toc6477_402659549"/>Kompatibilitet med K-Samsök<text:bookmark-end text:name="__RefHeading___Toc6477_402659549"/></text:h>
      <text:p text:style-name="P116">Husmusen<text:span text:style-name="T12"> är förhoppningsvis redan </text:span>kompatibelt nog<text:span text:style-name="T12"> med Riksantikvarieämbetets </text:span>K-Samsök<text:span text:style-name="T12"> — ett system som samlar metadata från museum och liknande institutioner och gör dem sökbara — och om </text:span>Husmusen-protokollet<text:span text:style-name="T12"> inte är det behöver det göras kompatibelt. I vilket fall bör en guide skrivas som beskriver processen att integrera </text:span>Husmusen<text:span text:style-name="T12"> med </text:span>K-Samsök<text:span text:style-name="T12">.</text:span></text:p>
      <text:h text:style-name="P78" text:outline-level="3"><text:bookmark-start text:name="__RefHeading___Toc6479_402659549"/>Fler exempelimplementeringar<text:bookmark-end text:name="__RefHeading___Toc6479_402659549"/></text:h>
      <text:p text:style-name="P132">Det bör finnas fler exempelimplementeringar av <text:span text:style-name="T3">Husmusen</text:span><text:span text:style-name="T12"> i andra språk som är vanliga inom mjukvaro- och webbvärlden, främst PHP.</text:span></text:p>
      <text:h text:style-name="P78" text:outline-level="3"><text:bookmark-start text:name="__RefHeading___Toc6481_402659549"/>Bättre/fler exempel och errorkoder<text:bookmark-end text:name="__RefHeading___Toc6481_402659549"/></text:h>
      <text:p text:style-name="P132">Detta dokument <text:span text:style-name="T136">skulle gynnas av fler och bättre </text:span>exempel. Protokollet i sig skulle också gynnas av fler och bättre errorko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vg:font-family="Alegreya" style:font-pitch="variable"/>
    <style:font-face style:name="Alegreya1" svg:font-family="Alegreya" style:font-adornments="Bold" style:font-pitch="variable"/>
    <style:font-face style:name="Alegreya2" svg:font-family="Alegreya" style:font-adornments="Regular" style:font-pitch="variable"/>
    <style:font-face style:name="Fira Code Light" svg:font-family="'Fira Code Light'"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rope" svg:font-family="Manrope" style:font-adornments="Bold" style:font-pitch="variable"/>
    <style:font-face style:name="Manrope ExtraLight" svg:font-family="'Manrope ExtraLight'" style:font-adornments="Bold" style:font-pitch="variable"/>
    <style:font-face style:name="Manrope ExtraLight1" svg:font-family="'Manrope ExtraLight'" style:font-adornments="ExtraLight" style:font-pitch="variable"/>
    <style:font-face style:name="Manrope ExtraLight2" svg:font-family="'Manrope ExtraLight'" style:font-adornments="Regular" style:font-pitch="variable"/>
    <style:font-face style:name="Manrope Light" svg:font-family="'Manrope Light'" style:font-adornments="Light" style:font-pitch="variable"/>
    <style:font-face style:name="Material Icons" svg:font-family="'Material Icons'" style:font-adornments="Regular"/>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egreya2" fo:font-family="Alegreya" style:font-style-name="Regular" style:font-pitch="variable" fo:font-size="10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Manrope ExtraLight1" fo:font-family="'Manrope ExtraLight'" style:font-style-name="ExtraLight" style:font-pitch="variable" fo:font-size="14pt" fo:font-weight="normal"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keep-together="always" fo:orphans="0" fo:widows="0" fo:hyphenation-ladder-count="no-limit" style:page-number="auto"/>
      <style:text-properties style:font-name="Alegreya2" fo:font-family="Alegreya" style:font-style-name="Regular" style:font-pitch="variable" fo:font-size="10pt" fo:hyphenate="true" fo:hyphenation-remain-char-count="3" fo:hyphenation-push-char-count="3" loext:hyphenation-no-caps="true" loext:hyphenation-no-last-word="false" loext:hyphenation-word-char-count="no-limit"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master-page-name="">
      <style:paragraph-properties fo:margin-top="3.38cm" fo:margin-bottom="0cm" style:contextual-spacing="false" fo:text-align="center" style:justify-single-word="false" style:page-number="auto"/>
      <style:text-properties style:font-name="Manrope ExtraLight2" fo:font-family="'Manrope ExtraLight'" style:font-style-name="Regular" style:font-pitch="variable" fo:font-size="48pt" fo:font-style="normal" fo:font-weight="150"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5cm" style:type="center"/>
          <style:tab-stop style:position="11cm" style:type="right"/>
        </style:tab-stops>
      </style:paragraph-properties>
    </style:style>
    <style:style style:name="Header" style:family="paragraph" style:parent-style-name="Header_20_and_20_Footer" style:class="extra" style:master-page-name="">
      <style:paragraph-properties fo:margin-top="0cm" fo:margin-bottom="0cm" style:contextual-spacing="false" fo:line-height="100%" style:page-number="auto" fo:padding-left="0.25cm" fo:padding-right="0.25cm" fo:padding-top="0.15cm" fo:padding-bottom="0.15cm" fo:border-left="none" fo:border-right="none" fo:border-top="none" fo:border-bottom="0.06pt solid #dddddd" text:number-lines="false" text:line-number="0">
        <style:tab-stops>
          <style:tab-stop style:position="5.5cm" style:type="center"/>
          <style:tab-stop style:position="11cm" style:type="right"/>
        </style:tab-stops>
      </style:paragraph-properties>
      <style:text-properties style:font-name="Manrope ExtraLight1" fo:font-family="'Manrope ExtraLight'" style:font-style-name="ExtraLight" style:font-pitch="variable" fo:font-size="10pt" fo:font-weight="15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Manrope Light" fo:font-family="'Manrope Light'" style:font-style-name="Light" style:font-pitch="variable" fo:font-size="14pt" fo:font-weight="250"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ab-stops/>
      </style:paragraph-properties>
      <style:text-properties style:font-name="Manrope ExtraLight1" fo:font-family="'Manrope ExtraLight'" style:font-style-name="ExtraLight" style:font-pitch="variable" fo:font-size="18pt" fo:font-weight="150"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 style:family="paragraph" style:parent-style-name="Header" style:class="extra">
      <style:paragraph-properties fo:padding-left="0.25cm" fo:padding-right="0.25cm" fo:padding-top="0.15cm" fo:padding-bottom="0.15cm" fo:border-left="none" fo:border-right="none" fo:border-top="0.06pt solid #dddddd" fo:border-bottom="none" text:number-lines="false" text:line-number="0">
        <style:tab-stops>
          <style:tab-stop style:position="5.5cm" style:type="center"/>
          <style:tab-stop style:position="1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5cm" style:type="center"/>
          <style:tab-stop style:position="1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150"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5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25cm" style:contextual-spacing="true"/>
      <style:text-properties style:font-name="Fira Code Light" fo:font-family="'Fira Code Light'" style:font-style-name="Regular" style:font-pitch="fixed" fo:font-size="8pt" style:font-name-asian="Liberation Mono" style:font-family-asian="'Liberation Mono'" style:font-family-generic-asian="modern" style:font-pitch-asian="fixed" style:font-size-asian="8pt" style:font-name-complex="Liberation Mono" style:font-family-complex="'Liberation Mono'" style:font-family-generic-complex="modern" style:font-pitch-complex="fixed" style:font-size-complex="8pt"/>
    </style:style>
    <style:style style:name="List_20_Indent" style:display-name="List Indent" style:family="paragraph" style:parent-style-name="Text_20_body" style:class="text">
      <style:paragraph-properties fo:margin-left="5.001cm" fo:margin-right="0cm" fo:text-indent="-4.5cm"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 ExtraLight" fo:font-family="'Manrope ExtraLight'" style:font-style-name="Bold" style:font-pitch="variable" fo:font-size="13pt" fo:font-weight="150" officeooo:rsid="002b875d" style:font-name-asian="Noto Serif CJK SC" style:font-family-asian="'Noto Serif CJK SC'" style:font-family-generic-asian="system" style:font-pitch-asian="variable" style:font-size-asian="13pt" style:font-weight-asian="normal" style:font-name-complex="Noto Sans" style:font-family-complex="'Noto Sans'" style:font-family-generic-complex="system" style:font-pitch-complex="variable" style:font-size-complex="13pt" style:font-weight-complex="normal"/>
    </style:style>
    <style:style style:name="Danger" style:family="paragraph" style:parent-style-name="Text_20_body" style:next-style-name="Text_20_body" style:list-style-name="Bullet_20__f528_" style:master-page-name="">
      <style:paragraph-properties fo:margin-top="0.25cm" fo:margin-bottom="0cm" style:contextual-spacing="false" fo:hyphenation-ladder-count="no-limit" style:page-number="auto" fo:keep-with-next="always" style:vertical-align="middle"/>
      <style:text-properties fo:color="#bf3638" loext:opacity="100%" style:font-name="Manrope" fo:font-family="Manrope" style:font-style-name="Bold" style:font-pitch="variable" fo:font-weight="bold" style:font-weight-asian="normal" style:font-weight-complex="normal" fo:hyphenate="true" fo:hyphenation-remain-char-count="3" fo:hyphenation-push-char-count="3" loext:hyphenation-no-caps="true" loext:hyphenation-no-last-word="false" loext:hyphenation-word-char-count="4" loext:hyphenation-zone="no-limit"/>
    </style:style>
    <style:style style:name="Success" style:family="paragraph" style:parent-style-name="Danger" style:next-style-name="Text_20_body" style:list-style-name="Bullet_20__f631_">
      <style:text-properties fo:color="#53a545" loext:opacity="100%" fo:font-weight="bold" officeooo:rsid="002b875d"/>
    </style:style>
    <style:style style:name="Warning" style:family="paragraph" style:parent-style-name="Danger" style:next-style-name="Text_20_body" style:list-style-name="Bullet_20__f525_">
      <style:text-properties fo:color="#bd920f" loext:opacity="100%"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normal" fo:font-weight="150"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9.5cm" style:type="right" style:leader-style="dotted" style:leader-text="."/>
        </style:tab-stops>
      </style:paragraph-properties>
    </style:style>
    <style:style style:name="Info" style:family="paragraph" style:parent-style-name="Danger" style:next-style-name="Text_20_body" style:list-style-name="Bullet_20__f7fb_">
      <style:text-properties fo:color="#2143ca" loext:opacity="100%" fo:font-weight="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style:font-family-complex="'Noto Sans'" style:font-family-generic-complex="system" style:font-pitch-complex="variable" style:font-size-complex="10pt" style:font-weight-complex="bold"/>
    </style:style>
    <style:style style:name="Index_20_Level_20_1" style:display-name="Index Level 1" style:family="paragraph" style:parent-style-name="Text_20_body">
      <style:paragraph-properties fo:margin-top="0cm" fo:margin-bottom="0cm" style:contextual-spacing="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2_5f_friendly" style:display-name="ch2_friendly" style:family="text"/>
    <style:style style:name="ch2_5f_friendly.Comment" style:display-name="ch2_friendly.Comment" style:family="text" style:parent-style-name="ch2_5f_friendly">
      <style:text-properties fo:color="#60a0b0" loext:opacity="100%" fo:font-style="italic"/>
    </style:style>
    <style:style style:name="ch2_5f_friendly.Comment.Single" style:display-name="ch2_friendly.Comment.Single" style:family="text" style:parent-style-name="ch2_5f_friendly.Comment"/>
    <style:style style:name="ch2_5f_friendly.Name" style:display-name="ch2_friendly.Name" style:family="text" style:parent-style-name="ch2_5f_friendly"/>
    <style:style style:name="ch2_5f_friendly.Operator" style:display-name="ch2_friendly.Operator" style:family="text" style:parent-style-name="ch2_5f_friendly">
      <style:text-properties fo:color="#666666" loext:opacity="100%"/>
    </style:style>
    <style:style style:name="ch2_5f_friendly.Text" style:display-name="ch2_friendly.Text" style:family="text" style:parent-style-name="ch2_5f_friendly"/>
    <style:style style:name="ch2_5f_friendly.Text.Whitespace" style:display-name="ch2_friendly.Text.Whitespace" style:family="text" style:parent-style-name="ch2_5f_friendly.Text">
      <style:text-properties fo:color="#bbbbbb" loext:opacity="100%"/>
    </style:style>
    <style:style style:name="ch2_5f_friendly.Name.Label" style:display-name="ch2_friendly.Name.Label" style:family="text" style:parent-style-name="ch2_5f_friendly.Name">
      <style:text-properties fo:color="#002070" loext:opacity="100%" fo:font-weight="bold"/>
    </style:style>
    <style:style style:name="ch2_5f_friendly.Punctuation" style:display-name="ch2_friendly.Punctuation" style:family="text" style:parent-style-name="ch2_5f_friendly"/>
    <style:style style:name="Bullets_20_Large" style:display-name="Bullets Large" style:family="text" style:parent-style-name="Bullet_20_Symbols">
      <style:text-properties fo:font-size="14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_20__f525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cm" fo:text-indent="0.67cm" fo:margin-left="0.6cm"/>
        </style:list-level-properties>
        <style:text-properties style:font-name="Material Ico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cm" fo:text-indent="1.305cm" fo:margin-left="0.6cm"/>
        </style:list-level-properties>
        <style:text-properties style:font-name="Material Ico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cm" fo:text-indent="1.94cm" fo:margin-left="0.6cm"/>
        </style:list-level-properties>
        <style:text-properties style:font-name="Material Ico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6cm" fo:text-indent="2.575cm" fo:margin-left="0.6cm"/>
        </style:list-level-properties>
        <style:text-properties style:font-name="Material Ico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6cm" fo:text-indent="3.21cm" fo:margin-left="0.6cm"/>
        </style:list-level-properties>
        <style:text-properties style:font-name="Material Ico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6cm" fo:text-indent="3.845cm" fo:margin-left="0.6cm"/>
        </style:list-level-properties>
        <style:text-properties style:font-name="Material Ico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6cm" fo:text-indent="4.48cm" fo:margin-left="0.6cm"/>
        </style:list-level-properties>
        <style:text-properties style:font-name="Material Ico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6cm" fo:text-indent="5.115cm" fo:margin-left="0.6cm"/>
        </style:list-level-properties>
        <style:text-properties style:font-name="Material Ico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6cm" fo:text-indent="5.75cm" fo:margin-left="0.6cm"/>
        </style:list-level-properties>
        <style:text-properties style:font-name="Material Icons"/>
      </text:list-level-style-bullet>
    </text:list-style>
    <text:list-style style:name="Bullet_20__f631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Bullet_20__f7fb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style:list-level-properties>
        <style:text-properties style:font-name="Material Icon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f528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1919f"/>
    </style:style>
    <style:style style:name="MP2" style:family="paragraph" style:parent-style-name="Header">
      <style:paragraph-properties fo:text-align="start" style:justify-single-word="false">
        <style:tab-stops>
          <style:tab-stop style:position="11cm" style:type="right"/>
        </style:tab-stops>
      </style:paragraph-properties>
      <style:text-properties officeooo:rsid="000fbbe7" officeooo:paragraph-rsid="0021919f"/>
    </style:style>
    <style:style style:name="MP3"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b875d"/>
    </style:style>
    <style:style style:name="MP4" style:family="paragraph" style:parent-style-name="Footer">
      <style:text-properties officeooo:paragraph-rsid="000fbbe7"/>
    </style:style>
    <style:style style:name="MP5" style:family="paragraph" style:parent-style-name="Footer">
      <style:paragraph-properties fo:text-align="end" style:justify-single-word="false"/>
    </style:style>
    <style:style style:name="MT1" style:family="text">
      <style:text-properties officeooo:rsid="0021919f"/>
    </style:style>
    <style:style style:name="MT2" style:family="text">
      <style:text-properties officeooo:rsid="002b875d"/>
    </style:style>
    <style:page-layout style:name="Mpm1" style:page-usage="mirrored">
      <style:page-layout-properties fo:page-width="21.001cm" fo:page-height="29.7cm" style:num-format="1" style:print-orientation="portrait" fo:margin-top="4.001cm" fo:margin-bottom="3cm" fo:margin-left="5.001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5.001cm" fo:margin-bottom="5.001cm" fo:margin-left="5.001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Avslutande ord</text:chapter><text:tab/><text:span text:style-name="MT1">Husmusen — </text:span><text:span text:style-name="MT2">Protokolldefinition</text:span></text:p>
      </style:header>
      <style:header-left>
        <text:p text:style-name="MP3"><text:span text:style-name="MT1">Husmusen — </text:span><text:span text:style-name="MT2">Protokolldefinition</text:span><text:span text:style-name="MT1"><text:tab/></text:span><text:chapter text:display="name" text:outline-level="1">API-definition</text:chapter></text:p>
      </style:header-left>
      <style:header-first>
        <text:p text:style-name="MP2"><text:chapter text:display="name" text:outline-level="1">Inledning</text:chapter><text:tab/>Husmusen</text:p>
      </style:header-first>
      <style:footer>
        <text:p text:style-name="MP4"><text:page-number text:select-page="current">37</text:page-number></text:p>
      </style:footer>
      <style:footer-left>
        <text:p text:style-name="MP5"><text:page-number text:select-page="current">36</text:page-number></text:p>
      </style:footer-left>
      <style:footer-first>
        <text:p text:style-name="Footer"><text:page-number text:select-page="current">1</text:page-number></text:p>
      </style:footer-first>
    </style:master-page>
    <style:master-page style:name="First_20_Page" style:display-name="First Page" style:page-layout-name="Mpm2" draw:style-name="Mdp1"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20:21:01.664970120</meta:creation-date>
    <meta:editing-duration>P1DT18H27M22S</meta:editing-duration>
    <meta:editing-cycles>27</meta:editing-cycles>
    <meta:generator>LibreOffice/7.4.2.3$Linux_X86_64 LibreOffice_project/40$Build-3</meta:generator>
    <dc:title>Documentation</dc:title>
    <dc:date>2022-10-30T16:26:37.705967631</dc:date>
    <meta:document-statistic meta:table-count="3" meta:image-count="0" meta:object-count="0" meta:page-count="39" meta:paragraph-count="861" meta:word-count="5431" meta:character-count="39797" meta:non-whitespace-character-count="32914"/>
    <meta:template xlink:type="simple" xlink:actuate="onRequest" xlink:title="Documentation" xlink:href="../../../../.config/libreoffice/4/user/template/Documentation.ott" meta:date="2022-10-28T20:20:59.225865685"/>
  </office:meta>
</office:document-meta>
</file>